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bg" fo:country="BG" officeooo:paragraph-rsid="000ba2f2"/>
    </style:style>
    <style:style style:name="P2" style:family="paragraph" style:parent-style-name="Standard">
      <style:text-properties fo:language="bg" fo:country="BG" officeooo:paragraph-rsid="000ba2f2"/>
    </style:style>
    <style:style style:name="P3" style:family="paragraph" style:parent-style-name="Text_20_body">
      <style:text-properties fo:language="bg" fo:country="BG" officeooo:paragraph-rsid="000ba2f2"/>
    </style:style>
    <style:style style:name="P4" style:family="paragraph" style:parent-style-name="Preformatted_20_Text">
      <style:text-properties fo:language="bg" fo:country="BG" officeooo:paragraph-rsid="000e6048"/>
    </style:style>
    <style:style style:name="P5" style:family="paragraph" style:parent-style-name="Standard">
      <style:text-properties fo:language="bg" fo:country="BG" officeooo:paragraph-rsid="000e6048"/>
    </style:style>
    <style:style style:name="P6" style:family="paragraph" style:parent-style-name="Standard">
      <style:text-properties fo:language="bg" fo:country="BG" officeooo:rsid="000e6335" officeooo:paragraph-rsid="000ed342"/>
    </style:style>
    <style:style style:name="P7" style:family="paragraph" style:parent-style-name="Standard">
      <style:text-properties fo:language="bg" fo:country="BG" officeooo:rsid="000e6335" officeooo:paragraph-rsid="001382fb"/>
    </style:style>
    <style:style style:name="P8" style:family="paragraph" style:parent-style-name="Standard">
      <style:text-properties fo:language="bg" fo:country="BG" officeooo:rsid="000e6335" officeooo:paragraph-rsid="000e6335"/>
    </style:style>
    <style:style style:name="P9" style:family="paragraph" style:parent-style-name="Standard">
      <style:text-properties fo:language="bg" fo:country="BG" officeooo:rsid="001382fb" officeooo:paragraph-rsid="001382fb"/>
    </style:style>
    <style:style style:name="P10" style:family="paragraph" style:parent-style-name="Text_20_body">
      <style:text-properties fo:language="bg" fo:country="BG" officeooo:rsid="001382fb" officeooo:paragraph-rsid="001382fb"/>
    </style:style>
    <style:style style:name="P11" style:family="paragraph" style:parent-style-name="Text_20_body">
      <style:text-properties fo:language="bg" fo:country="BG"/>
    </style:style>
    <style:style style:name="P12" style:family="paragraph" style:parent-style-name="Heading_20_2">
      <style:text-properties fo:language="bg" fo:country="BG" officeooo:rsid="0022bc5e" officeooo:paragraph-rsid="0022bc5e"/>
    </style:style>
    <style:style style:name="P13" style:family="paragraph" style:parent-style-name="Preformatted_20_Text">
      <style:text-properties fo:language="bg" fo:country="BG" officeooo:rsid="0022bc5e" officeooo:paragraph-rsid="0022bc5e"/>
    </style:style>
    <style:style style:name="P14" style:family="paragraph" style:parent-style-name="Standard">
      <style:text-properties fo:language="bg" fo:country="BG" officeooo:rsid="0022bc5e" officeooo:paragraph-rsid="0022bc5e"/>
    </style:style>
    <style:style style:name="P15" style:family="paragraph" style:parent-style-name="Preformatted_20_Text">
      <style:text-properties fo:language="bg" fo:country="BG" officeooo:rsid="001bf0aa" officeooo:paragraph-rsid="001bf0aa"/>
    </style:style>
    <style:style style:name="P16" style:family="paragraph" style:parent-style-name="Standard">
      <style:text-properties fo:language="bg" fo:country="BG" officeooo:rsid="001bf0aa" officeooo:paragraph-rsid="001bf0aa"/>
    </style:style>
    <style:style style:name="P17" style:family="paragraph" style:parent-style-name="Preformatted_20_Text">
      <style:text-properties fo:language="bg" fo:country="BG" officeooo:rsid="001e8f7f" officeooo:paragraph-rsid="001e8f7f"/>
    </style:style>
    <style:style style:name="P18" style:family="paragraph" style:parent-style-name="Standard">
      <style:text-properties fo:language="bg" fo:country="BG" officeooo:rsid="001e8f7f" officeooo:paragraph-rsid="001e8f7f"/>
    </style:style>
    <style:style style:name="P19" style:family="paragraph" style:parent-style-name="Preformatted_20_Text">
      <style:text-properties fo:language="bg" fo:country="BG" officeooo:rsid="001fc447" officeooo:paragraph-rsid="0022bc5e"/>
    </style:style>
    <style:style style:name="P20" style:family="paragraph" style:parent-style-name="Preformatted_20_Text">
      <style:text-properties fo:language="bg" fo:country="BG" officeooo:rsid="00264f45" officeooo:paragraph-rsid="00264f45"/>
    </style:style>
    <style:style style:name="P21" style:family="paragraph" style:parent-style-name="Text_20_body">
      <style:text-properties fo:language="bg" fo:country="BG" officeooo:rsid="00264f45" officeooo:paragraph-rsid="00264f45"/>
    </style:style>
    <style:style style:name="P22" style:family="paragraph" style:parent-style-name="Preformatted_20_Text">
      <style:text-properties fo:language="bg" fo:country="BG" officeooo:rsid="00290fd4" officeooo:paragraph-rsid="00290fd4"/>
    </style:style>
    <style:style style:name="P23" style:family="paragraph" style:parent-style-name="Text_20_body">
      <style:text-properties fo:language="bg" fo:country="BG" officeooo:rsid="00290fd4" officeooo:paragraph-rsid="00290fd4"/>
    </style:style>
    <style:style style:name="P24" style:family="paragraph" style:parent-style-name="Preformatted_20_Text">
      <style:paragraph-properties fo:margin-top="0in" fo:margin-bottom="0.1965in" style:contextual-spacing="false"/>
      <style:text-properties fo:language="bg" fo:country="BG" officeooo:rsid="002b46db" officeooo:paragraph-rsid="002b46db"/>
    </style:style>
    <style:style style:name="P25" style:family="paragraph" style:parent-style-name="Standard">
      <style:text-properties fo:language="bg" fo:country="BG" officeooo:paragraph-rsid="001eb614"/>
    </style:style>
    <style:style style:name="P26" style:family="paragraph" style:parent-style-name="Standard">
      <style:text-properties fo:language="bg" fo:country="BG" officeooo:paragraph-rsid="001fc447"/>
    </style:style>
    <style:style style:name="P27" style:family="paragraph" style:parent-style-name="Standard">
      <style:text-properties fo:language="bg" fo:country="BG" officeooo:paragraph-rsid="0022bc5e"/>
    </style:style>
    <style:style style:name="P28" style:family="paragraph" style:parent-style-name="Text_20_body">
      <style:text-properties fo:language="bg" fo:country="BG" officeooo:paragraph-rsid="0022bc5e"/>
    </style:style>
    <style:style style:name="P29" style:family="paragraph" style:parent-style-name="Text_20_body">
      <style:text-properties fo:language="bg" fo:country="BG" officeooo:paragraph-rsid="001bf0aa"/>
    </style:style>
    <style:style style:name="P30" style:family="paragraph" style:parent-style-name="Text_20_body">
      <style:text-properties fo:language="bg" fo:country="BG" officeooo:paragraph-rsid="001e8f7f"/>
    </style:style>
    <style:style style:name="P31" style:family="paragraph" style:parent-style-name="Text_20_body">
      <style:paragraph-properties fo:margin-top="0in" fo:margin-bottom="0.1965in" style:contextual-spacing="false"/>
      <style:text-properties fo:language="bg" fo:country="BG" officeooo:paragraph-rsid="00290fd4"/>
    </style:style>
    <style:style style:name="P32" style:family="paragraph" style:parent-style-name="Standard">
      <style:text-properties fo:language="bg" fo:country="BG" officeooo:paragraph-rsid="001eb614" fo:background-color="#ffffa6"/>
    </style:style>
    <style:style style:name="P33" style:family="paragraph" style:parent-style-name="Text_20_body">
      <style:text-properties fo:language="bg" fo:country="BG" officeooo:rsid="00313325" officeooo:paragraph-rsid="00313325"/>
    </style:style>
    <style:style style:name="P34" style:family="paragraph" style:parent-style-name="Text_20_body">
      <style:text-properties fo:language="bg" fo:country="BG" officeooo:rsid="004794bf" officeooo:paragraph-rsid="004794bf"/>
    </style:style>
    <style:style style:name="P35" style:family="paragraph" style:parent-style-name="Heading_20_2">
      <style:text-properties officeooo:paragraph-rsid="000cadfc"/>
    </style:style>
    <style:style style:name="P36" style:family="paragraph" style:parent-style-name="Standard">
      <style:text-properties officeooo:paragraph-rsid="000cadfc"/>
    </style:style>
    <style:style style:name="P37" style:family="paragraph" style:parent-style-name="Heading_20_3">
      <style:text-properties fo:font-size="18pt" fo:language="bg" fo:country="BG" fo:font-style="italic" officeooo:paragraph-rsid="000e6048" style:font-size-asian="18pt" style:font-style-asian="italic" style:font-size-complex="18pt" style:font-style-complex="italic"/>
    </style:style>
    <style:style style:name="P38" style:family="paragraph" style:parent-style-name="Text_20_body">
      <style:text-properties fo:font-size="18pt" fo:language="bg" fo:country="BG" fo:font-style="italic" fo:font-weight="bold" officeooo:rsid="000e6335" officeooo:paragraph-rsid="000ed342" style:font-size-asian="18pt" style:font-style-asian="italic" style:font-weight-asian="bold" style:font-size-complex="18pt" style:font-style-complex="italic" style:font-weight-complex="bold"/>
    </style:style>
    <style:style style:name="P39" style:family="paragraph" style:parent-style-name="Preformatted_20_Text">
      <style:paragraph-properties fo:margin-top="0in" fo:margin-bottom="0.1965in" style:contextual-spacing="false"/>
    </style:style>
    <style:style style:name="P40" style:family="paragraph" style:parent-style-name="Preformatted_20_Text">
      <style:text-properties fo:background-color="#dee7e5"/>
    </style:style>
    <style:style style:name="P41" style:family="paragraph" style:parent-style-name="Preformatted_20_Text">
      <style:text-properties officeooo:paragraph-rsid="001382fb"/>
    </style:style>
    <style:style style:name="P42" style:family="paragraph" style:parent-style-name="Preformatted_20_Text">
      <style:paragraph-properties fo:margin-top="0in" fo:margin-bottom="0.1965in" style:contextual-spacing="false"/>
      <style:text-properties officeooo:paragraph-rsid="001382fb"/>
    </style:style>
    <style:style style:name="P43" style:family="paragraph" style:parent-style-name="Standard">
      <style:text-properties officeooo:paragraph-rsid="000ba2f2"/>
    </style:style>
    <style:style style:name="P44" style:family="paragraph" style:parent-style-name="Standard">
      <style:text-properties officeooo:paragraph-rsid="000e6335"/>
    </style:style>
    <style:style style:name="P45" style:family="paragraph" style:parent-style-name="Text_20_body">
      <style:text-properties officeooo:paragraph-rsid="000e6335"/>
    </style:style>
    <style:style style:name="P46" style:family="paragraph" style:parent-style-name="Standard">
      <style:text-properties officeooo:paragraph-rsid="0013563a"/>
    </style:style>
    <style:style style:name="P47" style:family="paragraph" style:parent-style-name="Text_20_body">
      <style:text-properties officeooo:rsid="000e6335" officeooo:paragraph-rsid="000e6335"/>
    </style:style>
    <style:style style:name="P48" style:family="paragraph" style:parent-style-name="Heading_20_2">
      <style:paragraph-properties fo:margin-top="0in" fo:margin-bottom="0.1965in" style:contextual-spacing="false"/>
      <style:text-properties officeooo:paragraph-rsid="00313325"/>
    </style:style>
    <style:style style:name="P49" style:family="paragraph" style:parent-style-name="Text_20_body">
      <style:text-properties officeooo:paragraph-rsid="00313325"/>
    </style:style>
    <style:style style:name="P50" style:family="paragraph" style:parent-style-name="Heading_20_3">
      <style:paragraph-properties fo:margin-top="0in" fo:margin-bottom="0.1965in" style:contextual-spacing="false"/>
      <style:text-properties fo:font-size="14pt" officeooo:paragraph-rsid="002d29b7" style:font-size-asian="14pt" style:font-size-complex="14pt"/>
    </style:style>
    <style:style style:name="P51" style:family="paragraph" style:parent-style-name="Heading_20_3">
      <style:text-properties style:font-name="Liberation Serif" fo:font-size="14pt" officeooo:rsid="00399fb7" officeooo:paragraph-rsid="00399fb7" style:font-size-asian="14pt" style:font-size-complex="14pt"/>
    </style:style>
    <style:style style:name="P52" style:family="paragraph" style:parent-style-name="Heading_20_3">
      <style:paragraph-properties fo:margin-top="0in" fo:margin-bottom="0.1965in" style:contextual-spacing="false"/>
      <style:text-properties style:font-name="Liberation Serif" fo:font-size="14pt" fo:language="bg" fo:country="BG" officeooo:rsid="00313325" officeooo:paragraph-rsid="00313325" fo:background-color="transparent" style:font-size-asian="14pt" style:font-size-complex="14pt"/>
    </style:style>
    <style:style style:name="P53" style:family="paragraph" style:parent-style-name="Preformatted_20_Text">
      <style:text-properties style:font-name="Liberation Serif" fo:font-size="12pt" officeooo:rsid="00399fb7" officeooo:paragraph-rsid="00399fb7" style:font-size-asian="12pt" style:font-size-complex="12pt"/>
    </style:style>
    <style:style style:name="P54" style:family="paragraph" style:parent-style-name="Preformatted_20_Text">
      <style:text-properties style:font-name="Liberation Serif" fo:font-size="12pt" officeooo:rsid="003ec1a7" officeooo:paragraph-rsid="003ec1a7" style:font-size-asian="12pt" style:font-size-complex="12pt"/>
    </style:style>
    <style:style style:name="P55" style:family="paragraph" style:parent-style-name="Preformatted_20_Text">
      <style:text-properties style:font-name="Liberation Serif" fo:font-size="12pt" officeooo:rsid="003f1db9" officeooo:paragraph-rsid="003f1db9" style:font-size-asian="12pt" style:font-size-complex="12pt"/>
    </style:style>
    <style:style style:name="P56" style:family="paragraph" style:parent-style-name="Preformatted_20_Text">
      <style:paragraph-properties fo:margin-top="0in" fo:margin-bottom="0.1965in" style:contextual-spacing="false"/>
      <style:text-properties style:font-name="Liberation Serif" fo:font-size="12pt" fo:language="bg" fo:country="BG" officeooo:rsid="002d29b7" officeooo:paragraph-rsid="002d29b7" fo:background-color="transparent" style:font-size-asian="12pt" style:font-size-complex="12pt"/>
    </style:style>
    <style:style style:name="P57" style:family="paragraph" style:parent-style-name="Preformatted_20_Text">
      <style:paragraph-properties fo:margin-top="0in" fo:margin-bottom="0.1965in" style:contextual-spacing="false"/>
      <style:text-properties style:font-name="Liberation Serif" fo:font-size="12pt" fo:language="bg" fo:country="BG" officeooo:rsid="002facd7" officeooo:paragraph-rsid="002facd7" fo:background-color="transparent" style:font-size-asian="12pt" style:font-size-complex="12pt"/>
    </style:style>
    <style:style style:name="P58" style:family="paragraph" style:parent-style-name="Preformatted_20_Text">
      <style:paragraph-properties fo:margin-top="0in" fo:margin-bottom="0.1965in" style:contextual-spacing="false"/>
      <style:text-properties style:font-name="Liberation Serif" fo:font-size="12pt" fo:language="bg" fo:country="BG" officeooo:rsid="00313325" officeooo:paragraph-rsid="00313325" fo:background-color="transparent" style:font-size-asian="12pt" style:font-size-complex="12pt"/>
    </style:style>
    <style:style style:name="P59" style:family="paragraph" style:parent-style-name="Preformatted_20_Text">
      <style:paragraph-properties fo:margin-top="0in" fo:margin-bottom="0.1965in" style:contextual-spacing="false"/>
      <style:text-properties style:font-name="Liberation Serif" fo:font-size="12pt" fo:language="bg" fo:country="BG" officeooo:rsid="00388717" officeooo:paragraph-rsid="00388717" fo:background-color="transparent" style:font-size-asian="12pt" style:font-size-complex="12pt"/>
    </style:style>
    <style:style style:name="P60" style:family="paragraph" style:parent-style-name="Text_20_body">
      <style:paragraph-properties fo:margin-top="0in" fo:margin-bottom="0.1965in" style:contextual-spacing="false"/>
      <style:text-properties style:font-name="Liberation Serif" fo:font-size="12pt" fo:language="bg" fo:country="BG" officeooo:rsid="00388717" officeooo:paragraph-rsid="00383dfa" fo:background-color="transparent" style:font-size-asian="12pt" style:font-size-complex="12pt"/>
    </style:style>
    <style:style style:name="P61" style:family="paragraph" style:parent-style-name="Preformatted_20_Text">
      <style:text-properties style:font-name="Liberation Serif" officeooo:rsid="0042fa85" officeooo:paragraph-rsid="0042fa85"/>
    </style:style>
    <style:style style:name="P62" style:family="paragraph" style:parent-style-name="Preformatted_20_Text">
      <style:text-properties fo:background-color="#f6f9d4"/>
    </style:style>
    <style:style style:name="P63" style:family="paragraph" style:parent-style-name="Preformatted_20_Text">
      <style:paragraph-properties fo:margin-top="0in" fo:margin-bottom="0.1965in" style:contextual-spacing="false"/>
      <style:text-properties officeooo:paragraph-rsid="002c13c9"/>
    </style:style>
    <style:style style:name="P64" style:family="paragraph" style:parent-style-name="Preformatted_20_Text">
      <style:paragraph-properties fo:margin-top="0in" fo:margin-bottom="0.1965in" style:contextual-spacing="false"/>
      <style:text-properties officeooo:rsid="002d29b7" officeooo:paragraph-rsid="002d29b7"/>
    </style:style>
    <style:style style:name="P65" style:family="paragraph" style:parent-style-name="Preformatted_20_Text">
      <style:paragraph-properties fo:margin-top="0in" fo:margin-bottom="0.1965in" style:contextual-spacing="false"/>
      <style:text-properties officeooo:rsid="002facd7" officeooo:paragraph-rsid="002facd7"/>
    </style:style>
    <style:style style:name="P66" style:family="paragraph" style:parent-style-name="Preformatted_20_Text">
      <style:paragraph-properties fo:margin-top="0in" fo:margin-bottom="0.1965in" style:contextual-spacing="false"/>
      <style:text-properties officeooo:rsid="00313325" officeooo:paragraph-rsid="00313325"/>
    </style:style>
    <style:style style:name="P67" style:family="paragraph" style:parent-style-name="Preformatted_20_Text">
      <style:text-properties fo:font-size="12pt" fo:background-color="#f6f9d4" style:font-size-asian="12pt" style:font-size-complex="12pt"/>
    </style:style>
    <style:style style:name="P68" style:family="paragraph" style:parent-style-name="Preformatted_20_Text">
      <style:paragraph-properties fo:margin-top="0in" fo:margin-bottom="0.1965in" style:contextual-spacing="false"/>
      <style:text-properties officeooo:rsid="00388717" officeooo:paragraph-rsid="00388717"/>
    </style:style>
    <style:style style:name="P69" style:family="paragraph" style:parent-style-name="Standard">
      <style:text-properties officeooo:paragraph-rsid="001bf0aa"/>
    </style:style>
    <style:style style:name="P70" style:family="paragraph" style:parent-style-name="Standard">
      <style:text-properties officeooo:paragraph-rsid="002132cd"/>
    </style:style>
    <style:style style:name="P71" style:family="paragraph" style:parent-style-name="Text_20_body">
      <style:text-properties officeooo:paragraph-rsid="002132cd"/>
    </style:style>
    <style:style style:name="P72" style:family="paragraph" style:parent-style-name="Standard">
      <style:text-properties officeooo:paragraph-rsid="0022bc5e"/>
    </style:style>
    <style:style style:name="P73" style:family="paragraph" style:parent-style-name="Standard">
      <style:text-properties officeooo:paragraph-rsid="000e6048"/>
    </style:style>
    <style:style style:name="P74" style:family="paragraph" style:parent-style-name="Text_20_body">
      <style:text-properties officeooo:paragraph-rsid="001a5463"/>
    </style:style>
    <style:style style:name="P75" style:family="paragraph" style:parent-style-name="Text_20_body">
      <style:text-properties officeooo:paragraph-rsid="002403a4"/>
    </style:style>
    <style:style style:name="P76" style:family="paragraph" style:parent-style-name="Text_20_body">
      <style:text-properties officeooo:paragraph-rsid="00271704"/>
    </style:style>
    <style:style style:name="P77" style:family="paragraph" style:parent-style-name="Text_20_body">
      <style:text-properties officeooo:paragraph-rsid="00290fd4"/>
    </style:style>
    <style:style style:name="P78" style:family="paragraph" style:parent-style-name="Text_20_body">
      <style:text-properties officeooo:paragraph-rsid="002a0c5a"/>
    </style:style>
    <style:style style:name="P79" style:family="paragraph" style:parent-style-name="Text_20_body">
      <style:text-properties officeooo:paragraph-rsid="002b46db"/>
    </style:style>
    <style:style style:name="P80" style:family="paragraph" style:parent-style-name="Text_20_body">
      <style:paragraph-properties fo:margin-top="0in" fo:margin-bottom="0.1965in" style:contextual-spacing="false"/>
      <style:text-properties officeooo:paragraph-rsid="002ef3ce"/>
    </style:style>
    <style:style style:name="P81" style:family="paragraph" style:parent-style-name="Text_20_body">
      <style:text-properties officeooo:paragraph-rsid="002ef3ce"/>
    </style:style>
    <style:style style:name="P82" style:family="paragraph" style:parent-style-name="Text_20_body">
      <style:text-properties officeooo:paragraph-rsid="002facd7"/>
    </style:style>
    <style:style style:name="P83" style:family="paragraph" style:parent-style-name="Text_20_body">
      <style:paragraph-properties fo:margin-top="0in" fo:margin-bottom="0.1965in" style:contextual-spacing="false"/>
      <style:text-properties officeooo:paragraph-rsid="002facd7"/>
    </style:style>
    <style:style style:name="P84" style:family="paragraph" style:parent-style-name="Text_20_body">
      <style:paragraph-properties fo:margin-top="0in" fo:margin-bottom="0.1965in" style:contextual-spacing="false"/>
      <style:text-properties officeooo:paragraph-rsid="00320698"/>
    </style:style>
    <style:style style:name="P85" style:family="paragraph" style:parent-style-name="Text_20_body">
      <style:text-properties officeooo:paragraph-rsid="00320698"/>
    </style:style>
    <style:style style:name="P86" style:family="paragraph" style:parent-style-name="Text_20_body">
      <style:text-properties officeooo:paragraph-rsid="003272ea"/>
    </style:style>
    <style:style style:name="P87" style:family="paragraph" style:parent-style-name="Text_20_body">
      <style:text-properties officeooo:paragraph-rsid="00334f40"/>
    </style:style>
    <style:style style:name="P88" style:family="paragraph" style:parent-style-name="Text_20_body">
      <style:text-properties officeooo:rsid="003353bd" officeooo:paragraph-rsid="003353bd"/>
    </style:style>
    <style:style style:name="P89" style:family="paragraph" style:parent-style-name="Text_20_body">
      <style:paragraph-properties fo:margin-top="0in" fo:margin-bottom="0.1965in" style:contextual-spacing="false"/>
      <style:text-properties officeooo:paragraph-rsid="0035159e"/>
    </style:style>
    <style:style style:name="P90" style:family="paragraph" style:parent-style-name="Text_20_body">
      <style:text-properties officeooo:paragraph-rsid="00383dfa"/>
    </style:style>
    <style:style style:name="P91" style:family="paragraph" style:parent-style-name="Text_20_body">
      <style:text-properties officeooo:paragraph-rsid="00388717"/>
    </style:style>
    <style:style style:name="P92" style:family="paragraph" style:parent-style-name="Text_20_body">
      <style:text-properties officeooo:paragraph-rsid="00399fb7"/>
    </style:style>
    <style:style style:name="P93" style:family="paragraph" style:parent-style-name="Text_20_body">
      <style:text-properties officeooo:paragraph-rsid="003e7fb2"/>
    </style:style>
    <style:style style:name="P94" style:family="paragraph" style:parent-style-name="Heading_20_2">
      <style:text-properties officeooo:rsid="004d4875" officeooo:paragraph-rsid="004d4875"/>
    </style:style>
    <style:style style:name="P95" style:family="paragraph" style:parent-style-name="Preformatted_20_Text">
      <style:text-properties officeooo:rsid="004d4875" officeooo:paragraph-rsid="004d4875"/>
    </style:style>
    <style:style style:name="P96" style:family="paragraph" style:parent-style-name="Heading_20_3">
      <style:text-properties officeooo:paragraph-rsid="0041b1ea"/>
    </style:style>
    <style:style style:name="P97" style:family="paragraph" style:parent-style-name="Preformatted_20_Text">
      <style:text-properties officeooo:paragraph-rsid="0041b1ea"/>
    </style:style>
    <style:style style:name="P98" style:family="paragraph" style:parent-style-name="Text_20_body">
      <style:text-properties officeooo:paragraph-rsid="0041b1ea"/>
    </style:style>
    <style:style style:name="P99" style:family="paragraph" style:parent-style-name="Heading_20_3">
      <style:text-properties officeooo:paragraph-rsid="0042fa85"/>
    </style:style>
    <style:style style:name="P100" style:family="paragraph" style:parent-style-name="Text_20_body">
      <style:text-properties officeooo:paragraph-rsid="0042fa85"/>
    </style:style>
    <style:style style:name="P101" style:family="paragraph" style:parent-style-name="Heading_20_3">
      <style:text-properties officeooo:paragraph-rsid="0045d134"/>
    </style:style>
    <style:style style:name="P102" style:family="paragraph" style:parent-style-name="Preformatted_20_Text">
      <style:text-properties officeooo:paragraph-rsid="0045d134"/>
    </style:style>
    <style:style style:name="P103" style:family="paragraph" style:parent-style-name="Text_20_body">
      <style:text-properties officeooo:paragraph-rsid="0045d134"/>
    </style:style>
    <style:style style:name="P104" style:family="paragraph" style:parent-style-name="Preformatted_20_Text">
      <style:text-properties officeooo:paragraph-rsid="003ec1a7"/>
    </style:style>
    <style:style style:name="P105" style:family="paragraph" style:parent-style-name="Text_20_body">
      <style:text-properties officeooo:paragraph-rsid="003ec1a7"/>
    </style:style>
    <style:style style:name="P106" style:family="paragraph" style:parent-style-name="Preformatted_20_Text">
      <style:text-properties officeooo:paragraph-rsid="00405723"/>
    </style:style>
    <style:style style:name="P107" style:family="paragraph" style:parent-style-name="Preformatted_20_Text">
      <style:text-properties officeooo:paragraph-rsid="00419db0"/>
    </style:style>
    <style:style style:name="P108" style:family="paragraph" style:parent-style-name="Preformatted_20_Text">
      <style:text-properties officeooo:paragraph-rsid="0045ca1b"/>
    </style:style>
    <style:style style:name="P109" style:family="paragraph" style:parent-style-name="Preformatted_20_Text">
      <style:text-properties officeooo:rsid="0045ca1b" officeooo:paragraph-rsid="0045ca1b"/>
    </style:style>
    <style:style style:name="P110" style:family="paragraph" style:parent-style-name="Preformatted_20_Text">
      <style:text-properties officeooo:rsid="004794bf" officeooo:paragraph-rsid="004794bf"/>
    </style:style>
    <style:style style:name="P111" style:family="paragraph" style:parent-style-name="Text_20_body">
      <style:text-properties officeooo:paragraph-rsid="003f1db9"/>
    </style:style>
    <style:style style:name="P112" style:family="paragraph" style:parent-style-name="Text_20_body">
      <style:text-properties officeooo:paragraph-rsid="0043c379"/>
    </style:style>
    <style:style style:name="P113" style:family="paragraph" style:parent-style-name="Text_20_body">
      <style:text-properties officeooo:paragraph-rsid="0044a825"/>
    </style:style>
    <style:style style:name="P114" style:family="paragraph" style:parent-style-name="Text_20_body">
      <style:text-properties officeooo:paragraph-rsid="004794bf"/>
    </style:style>
    <style:style style:name="P115" style:family="paragraph" style:parent-style-name="Text_20_body">
      <style:text-properties officeooo:paragraph-rsid="004d4875"/>
    </style:style>
    <style:style style:name="P116" style:family="paragraph" style:parent-style-name="Text_20_body">
      <style:text-properties officeooo:paragraph-rsid="004f0352"/>
    </style:style>
    <style:style style:name="P117" style:family="paragraph" style:parent-style-name="Text_20_body">
      <style:text-properties officeooo:paragraph-rsid="0050b7e3"/>
    </style:style>
    <style:style style:name="P118" style:family="paragraph" style:parent-style-name="Text_20_body">
      <style:paragraph-properties fo:text-align="center" style:justify-single-word="false"/>
      <style:text-properties fo:font-size="21pt" fo:font-style="italic" fo:font-weight="bold" officeooo:paragraph-rsid="000ba2f2" style:font-size-asian="21pt" style:font-style-asian="italic" style:font-weight-asian="bold" style:font-size-complex="21pt" style:font-style-complex="italic" style:font-weight-complex="bold"/>
    </style:style>
    <style:style style:name="P119" style:family="paragraph" style:parent-style-name="Preformatted_20_Text">
      <style:text-properties style:font-name="Liberation Serif" fo:font-size="12pt" officeooo:rsid="003ec1a7" officeooo:paragraph-rsid="003ec1a7" style:font-size-asian="12pt" style:font-size-complex="12pt"/>
    </style:style>
    <style:style style:name="P120" style:family="paragraph" style:parent-style-name="Preformatted_20_Text">
      <style:text-properties style:font-name="Liberation Serif" fo:font-size="12pt" fo:language="bg" fo:country="BG" officeooo:rsid="003f1db9" officeooo:paragraph-rsid="00405723" style:font-size-asian="12pt" style:font-size-complex="12pt"/>
    </style:style>
    <style:style style:name="P121" style:family="paragraph" style:parent-style-name="Preformatted_20_Text">
      <style:text-properties style:font-name="Liberation Serif" fo:font-size="12pt" fo:language="bg" fo:country="BG" officeooo:rsid="003f1db9" officeooo:paragraph-rsid="00419db0" fo:background-color="transparent" style:font-size-asian="12pt" style:font-size-complex="12pt"/>
    </style:style>
    <style:style style:name="P122" style:family="paragraph" style:parent-style-name="Preformatted_20_Text">
      <style:text-properties style:font-name="Liberation Serif" fo:font-size="12pt" fo:language="bg" fo:country="BG" officeooo:rsid="003f1db9" officeooo:paragraph-rsid="0041b1ea" fo:background-color="transparent" style:font-size-asian="12pt" style:font-size-complex="12pt"/>
    </style:style>
    <style:style style:name="P123" style:family="paragraph" style:parent-style-name="Preformatted_20_Text">
      <style:text-properties style:font-name="Liberation Serif" fo:font-size="12pt" fo:language="bg" fo:country="BG" officeooo:rsid="0042fa85" officeooo:paragraph-rsid="0042fa85" fo:background-color="transparent" style:font-size-asian="12pt" style:font-size-complex="12pt"/>
    </style:style>
    <style:style style:name="P124" style:family="paragraph" style:parent-style-name="Preformatted_20_Text">
      <style:text-properties style:font-name="Liberation Serif" fo:font-size="12pt" fo:language="bg" fo:country="BG" officeooo:rsid="0045ca1b" officeooo:paragraph-rsid="0045ca1b" fo:background-color="transparent" style:font-size-asian="12pt" style:font-size-complex="12pt"/>
    </style:style>
    <style:style style:name="P125" style:family="paragraph" style:parent-style-name="Preformatted_20_Text">
      <style:text-properties style:font-name="Liberation Serif" fo:font-size="12pt" fo:language="bg" fo:country="BG" officeooo:rsid="0045ca1b" officeooo:paragraph-rsid="0045d134" fo:background-color="transparent" style:font-size-asian="12pt" style:font-size-complex="12pt"/>
    </style:style>
    <style:style style:name="P126" style:family="paragraph" style:parent-style-name="Preformatted_20_Text">
      <style:text-properties style:font-name="Liberation Serif" fo:font-size="12pt" fo:language="bg" fo:country="BG" officeooo:rsid="004794bf" officeooo:paragraph-rsid="004794bf" fo:background-color="transparent" style:font-size-asian="12pt" style:font-size-complex="12pt"/>
    </style:style>
    <style:style style:name="P127" style:family="paragraph" style:parent-style-name="Preformatted_20_Text">
      <style:text-properties style:font-name="Liberation Serif" fo:font-size="12pt" fo:language="bg" fo:country="BG" officeooo:rsid="004d4875" officeooo:paragraph-rsid="004d4875" fo:background-color="transparent" style:font-size-asian="12pt" style:font-size-complex="12pt"/>
    </style:style>
    <style:style style:name="P128" style:family="paragraph" style:parent-style-name="Text_20_body" style:list-style-name="L1"/>
    <style:style style:name="P129" style:family="paragraph" style:parent-style-name="Text_20_body" style:list-style-name="L1">
      <style:paragraph-properties fo:margin-top="0in" fo:margin-bottom="0in" style:contextual-spacing="false"/>
    </style:style>
    <style:style style:name="P130" style:family="paragraph" style:parent-style-name="Text_20_body" style:list-style-name="L2">
      <style:paragraph-properties fo:margin-top="0in" fo:margin-bottom="0in" style:contextual-spacing="false"/>
    </style:style>
    <style:style style:name="P131" style:family="paragraph" style:parent-style-name="Text_20_body" style:list-style-name="L2">
      <style:text-properties officeooo:paragraph-rsid="0013563a"/>
    </style:style>
    <style:style style:name="P132" style:family="paragraph" style:parent-style-name="Text_20_body" style:list-style-name="L3"/>
    <style:style style:name="P133" style:family="paragraph" style:parent-style-name="Text_20_body" style:list-style-name="L3">
      <style:text-properties officeooo:paragraph-rsid="0014b500"/>
    </style:style>
    <style:style style:name="P134" style:family="paragraph" style:parent-style-name="Text_20_body" style:list-style-name="L3">
      <style:text-properties officeooo:paragraph-rsid="0016aa72"/>
    </style:style>
    <style:style style:name="P135" style:family="paragraph" style:parent-style-name="Text_20_body" style:list-style-name="L3">
      <style:text-properties officeooo:paragraph-rsid="001a5463"/>
    </style:style>
    <style:style style:name="P136" style:family="paragraph" style:parent-style-name="Text_20_body" style:list-style-name="L4">
      <style:paragraph-properties fo:margin-top="0in" fo:margin-bottom="0in" style:contextual-spacing="false"/>
      <style:text-properties officeooo:paragraph-rsid="003353bd"/>
    </style:style>
    <style:style style:name="P137" style:family="paragraph" style:parent-style-name="Text_20_body" style:list-style-name="L4">
      <style:text-properties officeooo:paragraph-rsid="003353bd"/>
    </style:style>
    <style:style style:name="P138" style:family="paragraph" style:parent-style-name="Text_20_body" style:list-style-name="L5"/>
    <style:style style:name="P139" style:family="paragraph" style:parent-style-name="Text_20_body" style:list-style-name="L5">
      <style:text-properties officeooo:paragraph-rsid="00495f04"/>
    </style:style>
    <style:style style:name="P140" style:family="paragraph" style:parent-style-name="Text_20_body" style:list-style-name="L5">
      <style:text-properties officeooo:paragraph-rsid="004aa3a2"/>
    </style:style>
    <style:style style:name="P141" style:family="paragraph" style:parent-style-name="Text_20_body" style:list-style-name="L5">
      <style:text-properties officeooo:paragraph-rsid="004d4875"/>
    </style:style>
    <style:style style:name="P142" style:family="paragraph" style:parent-style-name="Text_20_body">
      <style:paragraph-properties fo:text-align="center" style:justify-single-word="false"/>
      <style:text-properties fo:font-size="12pt" fo:font-style="italic" fo:font-weight="normal" officeooo:paragraph-rsid="000ba2f2" style:font-size-asian="12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0ba2f2"/>
    </style:style>
    <style:style style:name="T3" style:family="text">
      <style:text-properties fo:font-style="italic" style:font-style-asian="italic" style:font-style-complex="italic"/>
    </style:style>
    <style:style style:name="T4" style:family="text">
      <style:text-properties fo:font-style="italic" officeooo:rsid="002403a4" style:font-style-asian="italic" style:font-style-complex="italic"/>
    </style:style>
    <style:style style:name="T5" style:family="text">
      <style:text-properties fo:language="bg" fo:country="BG"/>
    </style:style>
    <style:style style:name="T6" style:family="text">
      <style:text-properties fo:language="bg" fo:country="BG" officeooo:rsid="000ba2f2"/>
    </style:style>
    <style:style style:name="T7" style:family="text">
      <style:text-properties fo:language="bg" fo:country="BG" fo:font-style="italic" style:font-style-asian="italic" style:font-style-complex="italic"/>
    </style:style>
    <style:style style:name="T8" style:family="text">
      <style:text-properties fo:language="bg" fo:country="BG" fo:font-style="italic" officeooo:rsid="000ba2f2" style:font-style-asian="italic" style:font-style-complex="italic"/>
    </style:style>
    <style:style style:name="T9" style:family="text">
      <style:text-properties fo:language="bg" fo:country="BG" fo:font-weight="bold" style:font-weight-asian="bold" style:font-weight-complex="bold"/>
    </style:style>
    <style:style style:name="T10" style:family="text">
      <style:text-properties fo:language="bg" fo:country="BG" fo:font-weight="normal" style:font-weight-asian="normal" style:font-weight-complex="normal"/>
    </style:style>
    <style:style style:name="T11" style:family="text">
      <style:text-properties fo:language="bg" fo:country="BG" fo:font-weight="normal" officeooo:rsid="000cadfc" style:font-weight-asian="normal" style:font-weight-complex="normal"/>
    </style:style>
    <style:style style:name="T12" style:family="text">
      <style:text-properties fo:language="bg" fo:country="BG" fo:font-weight="normal" officeooo:rsid="0013563a" style:font-weight-asian="normal" style:font-weight-complex="normal"/>
    </style:style>
    <style:style style:name="T13" style:family="text">
      <style:text-properties fo:language="bg" fo:country="BG" officeooo:rsid="000cadfc"/>
    </style:style>
    <style:style style:name="T14" style:family="text">
      <style:text-properties fo:language="bg" fo:country="BG" fo:background-color="#ffffa6" loext:char-shading-value="0"/>
    </style:style>
    <style:style style:name="T15" style:family="text">
      <style:text-properties fo:language="bg" fo:country="BG" officeooo:rsid="0044a825" fo:background-color="#ffffa6" loext:char-shading-value="0"/>
    </style:style>
    <style:style style:name="T16" style:family="text">
      <style:text-properties fo:language="bg" fo:country="BG" officeooo:rsid="000e6335"/>
    </style:style>
    <style:style style:name="T17" style:family="text">
      <style:text-properties fo:language="bg" fo:country="BG" officeooo:rsid="0013563a"/>
    </style:style>
    <style:style style:name="T18" style:family="text">
      <style:text-properties fo:language="bg" fo:country="BG" officeooo:rsid="001382fb"/>
    </style:style>
    <style:style style:name="T19" style:family="text">
      <style:text-properties fo:language="bg" fo:country="BG" officeooo:rsid="0014b500"/>
    </style:style>
    <style:style style:name="T20" style:family="text">
      <style:text-properties fo:language="bg" fo:country="BG" officeooo:rsid="001a5463"/>
    </style:style>
    <style:style style:name="T21" style:family="text">
      <style:text-properties fo:language="bg" fo:country="BG" officeooo:rsid="001bf0aa"/>
    </style:style>
    <style:style style:name="T22" style:family="text">
      <style:text-properties fo:language="bg" fo:country="BG" officeooo:rsid="001382fb" fo:background-color="#f6f9d4" loext:char-shading-value="0"/>
    </style:style>
    <style:style style:name="T23" style:family="text">
      <style:text-properties fo:language="bg" fo:country="BG" officeooo:rsid="001eb614"/>
    </style:style>
    <style:style style:name="T24" style:family="text">
      <style:text-properties fo:language="bg" fo:country="BG" officeooo:rsid="002132cd"/>
    </style:style>
    <style:style style:name="T25" style:family="text">
      <style:text-properties fo:language="bg" fo:country="BG" officeooo:rsid="0022bc5e"/>
    </style:style>
    <style:style style:name="T26" style:family="text">
      <style:text-properties fo:language="bg" fo:country="BG" officeooo:rsid="002403a4"/>
    </style:style>
    <style:style style:name="T27" style:family="text">
      <style:text-properties fo:language="bg" fo:country="BG" officeooo:rsid="00264f45"/>
    </style:style>
    <style:style style:name="T28" style:family="text">
      <style:text-properties fo:language="bg" fo:country="BG" officeooo:rsid="0026b68d"/>
    </style:style>
    <style:style style:name="T29" style:family="text">
      <style:text-properties fo:language="bg" fo:country="BG" officeooo:rsid="00271704"/>
    </style:style>
    <style:style style:name="T30" style:family="text">
      <style:text-properties fo:language="bg" fo:country="BG" officeooo:rsid="00290fd4"/>
    </style:style>
    <style:style style:name="T31" style:family="text">
      <style:text-properties fo:language="bg" fo:country="BG" officeooo:rsid="002a0c5a"/>
    </style:style>
    <style:style style:name="T32" style:family="text">
      <style:text-properties fo:language="bg" fo:country="BG" officeooo:rsid="002facd7"/>
    </style:style>
    <style:style style:name="T33" style:family="text">
      <style:text-properties fo:language="bg" fo:country="BG" officeooo:rsid="00313325"/>
    </style:style>
    <style:style style:name="T34" style:family="text">
      <style:text-properties fo:language="bg" fo:country="BG" officeooo:rsid="003272ea"/>
    </style:style>
    <style:style style:name="T35" style:family="text">
      <style:text-properties fo:language="bg" fo:country="BG" officeooo:rsid="003353bd"/>
    </style:style>
    <style:style style:name="T36" style:family="text">
      <style:text-properties fo:language="bg" fo:country="BG" officeooo:rsid="00383dfa"/>
    </style:style>
    <style:style style:name="T37" style:family="text">
      <style:text-properties fo:language="bg" fo:country="BG" officeooo:rsid="00399fb7"/>
    </style:style>
    <style:style style:name="T38" style:family="text">
      <style:text-properties fo:language="bg" fo:country="BG" officeooo:rsid="003affee"/>
    </style:style>
    <style:style style:name="T39" style:family="text">
      <style:text-properties fo:language="bg" fo:country="BG" officeooo:rsid="000e6048"/>
    </style:style>
    <style:style style:name="T40" style:family="text">
      <style:text-properties fo:language="bg" fo:country="BG" officeooo:rsid="003f1db9"/>
    </style:style>
    <style:style style:name="T41" style:family="text">
      <style:text-properties fo:language="bg" fo:country="BG" officeooo:rsid="0042fa85"/>
    </style:style>
    <style:style style:name="T42" style:family="text">
      <style:text-properties fo:language="bg" fo:country="BG" officeooo:rsid="0043c379"/>
    </style:style>
    <style:style style:name="T43" style:family="text">
      <style:text-properties fo:language="bg" fo:country="BG" officeooo:rsid="0045d134"/>
    </style:style>
    <style:style style:name="T44" style:family="text">
      <style:text-properties fo:language="bg" fo:country="BG" officeooo:rsid="00495f04"/>
    </style:style>
    <style:style style:name="T45" style:family="text">
      <style:text-properties fo:language="bg" fo:country="BG" officeooo:rsid="004aa3a2"/>
    </style:style>
    <style:style style:name="T46" style:family="text">
      <style:text-properties fo:language="bg" fo:country="BG" officeooo:rsid="004d4875"/>
    </style:style>
    <style:style style:name="T47" style:family="text">
      <style:text-properties fo:language="bg" fo:country="BG" officeooo:rsid="004f0352"/>
    </style:style>
    <style:style style:name="T48" style:family="text">
      <style:text-properties fo:language="bg" fo:country="BG" officeooo:rsid="0050b7e3"/>
    </style:style>
    <style:style style:name="T49" style:family="text">
      <style:text-properties fo:font-size="18pt" fo:font-style="italic" style:font-size-asian="18pt" style:font-style-asian="italic" style:font-size-complex="18pt" style:font-style-complex="italic"/>
    </style:style>
    <style:style style:name="T50" style:family="text">
      <style:text-properties officeooo:rsid="000cadfc"/>
    </style:style>
    <style:style style:name="T51" style:family="text">
      <style:text-properties fo:color="#c9211e" loext:opacity="100%" fo:background-color="#ffffa6" loext:char-shading-value="0"/>
    </style:style>
    <style:style style:name="T52" style:family="text">
      <style:text-properties fo:color="#c9211e" loext:opacity="100%" style:font-name="Liberation Serif" fo:font-size="12pt" fo:language="bg" fo:country="BG" fo:background-color="#ffffa6" loext:char-shading-value="0" style:font-size-asian="12pt" style:font-size-complex="12pt"/>
    </style:style>
    <style:style style:name="T53" style:family="text">
      <style:text-properties fo:color="#c9211e" loext:opacity="100%" style:font-name="Liberation Serif" fo:font-size="12pt" fo:language="bg" fo:country="BG" officeooo:rsid="002b46db" fo:background-color="#ffffa6" loext:char-shading-value="0" style:font-size-asian="12pt" style:font-size-complex="12pt"/>
    </style:style>
    <style:style style:name="T54" style:family="text">
      <style:text-properties fo:color="#c9211e" loext:opacity="100%" style:font-name="Liberation Serif" fo:font-size="12pt" fo:language="bg" fo:country="BG" officeooo:rsid="003f1db9" fo:background-color="#ffffa6" loext:char-shading-value="0" style:font-size-asian="12pt" style:font-size-complex="12pt"/>
    </style:style>
    <style:style style:name="T55" style:family="text">
      <style:text-properties fo:color="#c9211e" loext:opacity="100%" style:font-name="Liberation Serif" fo:font-size="12pt" fo:language="bg" fo:country="BG" officeooo:rsid="0042fa85" fo:background-color="#ffffa6" loext:char-shading-value="0" style:font-size-asian="12pt" style:font-size-complex="12pt"/>
    </style:style>
    <style:style style:name="T56" style:family="text">
      <style:text-properties fo:color="#c9211e" loext:opacity="100%" style:font-name="Liberation Serif" fo:font-size="12pt" fo:language="bg" fo:country="BG" officeooo:rsid="0045ca1b" fo:background-color="#ffffa6" loext:char-shading-value="0" style:font-size-asian="12pt" style:font-size-complex="12pt"/>
    </style:style>
    <style:style style:name="T57" style:family="text">
      <style:text-properties fo:background-color="#ffffa6" loext:char-shading-value="0"/>
    </style:style>
    <style:style style:name="T58" style:family="text">
      <style:text-properties officeooo:rsid="000cadfc" fo:background-color="#ffffa6" loext:char-shading-value="0"/>
    </style:style>
    <style:style style:name="T59" style:family="text">
      <style:text-properties officeooo:rsid="000e6048"/>
    </style:style>
    <style:style style:name="T60" style:family="text">
      <style:text-properties fo:font-size="12pt" fo:language="bg" fo:country="BG" fo:font-style="italic" fo:font-weight="normal" style:font-size-asian="12pt" style:font-style-asian="italic" style:font-weight-asian="normal" style:font-size-complex="12pt" style:font-style-complex="italic" style:font-weight-complex="normal"/>
    </style:style>
    <style:style style:name="T61" style:family="text">
      <style:text-properties fo:font-size="12pt" fo:language="bg" fo:country="BG" officeooo:rsid="002b46db" style:font-size-asian="12pt" style:font-size-complex="12pt"/>
    </style:style>
    <style:style style:name="T62" style:family="text">
      <style:text-properties fo:font-size="12pt" fo:language="bg" fo:country="BG" fo:background-color="#ffffa6" loext:char-shading-value="0" style:font-size-asian="12pt" style:font-size-complex="12pt"/>
    </style:style>
    <style:style style:name="T63" style:family="text">
      <style:text-properties fo:font-size="12pt" fo:language="bg" fo:country="BG" officeooo:rsid="003f1db9" fo:background-color="#ffffa6" loext:char-shading-value="0" style:font-size-asian="12pt" style:font-size-complex="12pt"/>
    </style:style>
    <style:style style:name="T64" style:family="text">
      <style:text-properties fo:font-size="12pt" fo:language="bg" fo:country="BG" officeooo:rsid="0045ca1b" fo:background-color="#ffffa6" loext:char-shading-value="0" style:font-size-asian="12pt" style:font-size-complex="12pt"/>
    </style:style>
    <style:style style:name="T65" style:family="text">
      <style:text-properties fo:font-size="12pt" fo:language="bg" fo:country="BG" fo:background-color="transparent" loext:char-shading-value="0" style:font-size-asian="12pt" style:font-size-complex="12pt"/>
    </style:style>
    <style:style style:name="T66" style:family="text">
      <style:text-properties fo:font-size="12pt" fo:language="bg" fo:country="BG" officeooo:rsid="002b46db" fo:background-color="transparent" loext:char-shading-value="0" style:font-size-asian="12pt" style:font-size-complex="12pt"/>
    </style:style>
    <style:style style:name="T67" style:family="text">
      <style:text-properties fo:font-size="12pt" fo:language="bg" fo:country="BG" officeooo:rsid="002d29b7" fo:background-color="transparent" loext:char-shading-value="0" style:font-size-asian="12pt" style:font-size-complex="12pt"/>
    </style:style>
    <style:style style:name="T68" style:family="text">
      <style:text-properties fo:font-size="12pt" fo:language="bg" fo:country="BG" officeooo:rsid="002facd7" fo:background-color="transparent" loext:char-shading-value="0" style:font-size-asian="12pt" style:font-size-complex="12pt"/>
    </style:style>
    <style:style style:name="T69" style:family="text">
      <style:text-properties fo:font-size="12pt" fo:language="bg" fo:country="BG" officeooo:rsid="00313325" fo:background-color="transparent" loext:char-shading-value="0" style:font-size-asian="12pt" style:font-size-complex="12pt"/>
    </style:style>
    <style:style style:name="T70" style:family="text">
      <style:text-properties fo:font-size="12pt" fo:language="bg" fo:country="BG" officeooo:rsid="003272ea" fo:background-color="transparent" loext:char-shading-value="0" style:font-size-asian="12pt" style:font-size-complex="12pt"/>
    </style:style>
    <style:style style:name="T71" style:family="text">
      <style:text-properties fo:font-size="12pt" fo:language="bg" fo:country="BG" officeooo:rsid="003f1db9" fo:background-color="transparent" loext:char-shading-value="0" style:font-size-asian="12pt" style:font-size-complex="12pt"/>
    </style:style>
    <style:style style:name="T72" style:family="text">
      <style:text-properties fo:font-size="12pt" fo:language="bg" fo:country="BG" officeooo:rsid="0042fa85" fo:background-color="transparent" loext:char-shading-value="0" style:font-size-asian="12pt" style:font-size-complex="12pt"/>
    </style:style>
    <style:style style:name="T73" style:family="text">
      <style:text-properties fo:font-size="12pt" fo:language="bg" fo:country="BG" officeooo:rsid="0045ca1b" fo:background-color="transparent" loext:char-shading-value="0" style:font-size-asian="12pt" style:font-size-complex="12pt"/>
    </style:style>
    <style:style style:name="T74" style:family="text">
      <style:text-properties fo:font-size="12pt" fo:language="bg" fo:country="BG" officeooo:rsid="0045d134" fo:background-color="transparent" loext:char-shading-value="0" style:font-size-asian="12pt" style:font-size-complex="12pt"/>
    </style:style>
    <style:style style:name="T75" style:family="text">
      <style:text-properties fo:font-size="12pt" fo:language="bg" fo:country="BG" officeooo:rsid="004d4875" fo:background-color="transparent" loext:char-shading-value="0" style:font-size-asian="12pt" style:font-size-complex="12pt"/>
    </style:style>
    <style:style style:name="T76" style:family="text">
      <style:text-properties fo:font-size="12pt" fo:language="bg" fo:country="BG" fo:background-color="#dee7e5" loext:char-shading-value="0" style:font-size-asian="12pt" style:font-size-complex="12pt"/>
    </style:style>
    <style:style style:name="T77" style:family="text">
      <style:text-properties fo:font-size="12pt" fo:language="bg" fo:country="BG" fo:background-color="#f6f9d4" loext:char-shading-value="0" style:font-size-asian="12pt" style:font-size-complex="12pt"/>
    </style:style>
    <style:style style:name="T78" style:family="text">
      <style:text-properties fo:font-size="12pt" fo:language="bg" fo:country="BG" fo:font-weight="normal" officeooo:rsid="0041b1ea" fo:background-color="transparent" loext:char-shading-value="0" style:font-size-asian="12pt" style:font-weight-asian="normal" style:font-size-complex="12pt" style:font-weight-complex="normal"/>
    </style:style>
    <style:style style:name="T79" style:family="text">
      <style:text-properties fo:font-size="12pt" fo:language="bg" fo:country="BG" fo:font-weight="normal" officeooo:rsid="0043c379" fo:background-color="transparent" loext:char-shading-value="0" style:font-size-asian="12pt" style:font-weight-asian="normal" style:font-size-complex="12pt" style:font-weight-complex="normal"/>
    </style:style>
    <style:style style:name="T80" style:family="text">
      <style:text-properties fo:font-size="12pt" style:font-size-asian="12pt" style:font-size-complex="12pt"/>
    </style:style>
    <style:style style:name="T81" style:family="text">
      <style:text-properties fo:font-size="12pt" officeooo:rsid="002b46db" style:font-size-asian="12pt" style:font-size-complex="12pt"/>
    </style:style>
    <style:style style:name="T82" style:family="text">
      <style:text-properties fo:font-size="12pt" officeooo:rsid="00399fb7" style:font-size-asian="12pt" style:font-size-complex="12pt"/>
    </style:style>
    <style:style style:name="T83" style:family="text">
      <style:text-properties fo:font-size="12pt" officeooo:rsid="003f1db9" style:font-size-asian="12pt" style:font-size-complex="12pt"/>
    </style:style>
    <style:style style:name="T84" style:family="text">
      <style:text-properties fo:font-size="12pt" fo:background-color="#f6f9d4" loext:char-shading-value="0" style:font-size-asian="12pt" style:font-size-complex="12pt"/>
    </style:style>
    <style:style style:name="T85" style:family="text">
      <style:text-properties fo:font-size="12pt" fo:font-weight="normal" officeooo:rsid="003ec1a7" style:font-size-asian="12pt" style:font-weight-asian="normal" style:font-size-complex="12pt" style:font-weight-complex="normal"/>
    </style:style>
    <style:style style:name="T86" style:family="text">
      <style:text-properties fo:font-size="14pt" fo:font-style="italic" fo:font-weight="normal" officeooo:rsid="000e6048" style:font-size-asian="14pt" style:font-style-asian="italic" style:font-weight-asian="normal" style:font-size-complex="14pt" style:font-style-complex="italic" style:font-weight-complex="normal"/>
    </style:style>
    <style:style style:name="T87" style:family="text">
      <style:text-properties fo:font-size="14pt" fo:language="bg" fo:country="BG" officeooo:rsid="00313325" fo:background-color="transparent" loext:char-shading-value="0" style:font-size-asian="14pt" style:font-size-complex="14pt"/>
    </style:style>
    <style:style style:name="T88" style:family="text">
      <style:text-properties fo:font-size="14pt" fo:language="bg" fo:country="BG" officeooo:rsid="0045ca1b" fo:background-color="transparent" loext:char-shading-value="0" style:font-size-asian="14pt" style:font-size-complex="14pt"/>
    </style:style>
    <style:style style:name="T89" style:family="text">
      <style:text-properties officeooo:rsid="000e6335"/>
    </style:style>
    <style:style style:name="T90" style:family="text">
      <style:text-properties fo:background-color="#dee7e5" loext:char-shading-value="0"/>
    </style:style>
    <style:style style:name="T91" style:family="text">
      <style:text-properties style:font-name="Liberation Mono"/>
    </style:style>
    <style:style style:name="T92" style:family="text">
      <style:text-properties style:font-name="Liberation Mono" fo:language="bg" fo:country="BG"/>
    </style:style>
    <style:style style:name="T93" style:family="text">
      <style:text-properties style:font-name="Liberation Mono" fo:language="bg" fo:country="BG" officeooo:rsid="000e6335"/>
    </style:style>
    <style:style style:name="T94" style:family="text">
      <style:text-properties style:font-name="Liberation Mono" fo:language="bg" fo:country="BG" officeooo:rsid="00271704"/>
    </style:style>
    <style:style style:name="T95" style:family="text">
      <style:text-properties style:font-name="Liberation Mono" fo:language="bg" fo:country="BG" officeooo:rsid="004aa3a2"/>
    </style:style>
    <style:style style:name="T96" style:family="text">
      <style:text-properties style:font-name="Liberation Mono" fo:font-size="12pt" fo:language="bg" fo:country="BG" officeooo:rsid="002b46db" style:font-size-asian="12pt" style:font-size-complex="12pt"/>
    </style:style>
    <style:style style:name="T97" style:family="text">
      <style:text-properties style:font-name="Liberation Mono" fo:font-size="12pt" fo:language="bg" fo:country="BG" officeooo:rsid="002c13c9" style:font-size-asian="12pt" style:font-size-complex="12pt"/>
    </style:style>
    <style:style style:name="T98" style:family="text">
      <style:text-properties officeooo:rsid="000ed342"/>
    </style:style>
    <style:style style:name="T99" style:family="text">
      <style:text-properties officeooo:rsid="00109468"/>
    </style:style>
    <style:style style:name="T100" style:family="text">
      <style:text-properties officeooo:rsid="0011620c"/>
    </style:style>
    <style:style style:name="T101" style:family="text">
      <style:text-properties officeooo:rsid="0013563a"/>
    </style:style>
    <style:style style:name="T102" style:family="text">
      <style:text-properties officeooo:rsid="001382fb"/>
    </style:style>
    <style:style style:name="T103" style:family="text">
      <style:text-properties officeooo:rsid="0014b500"/>
    </style:style>
    <style:style style:name="T104" style:family="text">
      <style:text-properties officeooo:rsid="001a5463"/>
    </style:style>
    <style:style style:name="T105" style:family="text">
      <style:text-properties officeooo:rsid="001bf0aa"/>
    </style:style>
    <style:style style:name="T106" style:family="text">
      <style:text-properties officeooo:rsid="001e8f7f"/>
    </style:style>
    <style:style style:name="T107" style:family="text">
      <style:text-properties fo:background-color="#f6f9d4" loext:char-shading-value="0"/>
    </style:style>
    <style:style style:name="T108" style:family="text">
      <style:text-properties officeooo:rsid="001eb614"/>
    </style:style>
    <style:style style:name="T109" style:family="text">
      <style:text-properties officeooo:rsid="001fc447"/>
    </style:style>
    <style:style style:name="T110" style:family="text">
      <style:text-properties officeooo:rsid="002132cd"/>
    </style:style>
    <style:style style:name="T111" style:family="text">
      <style:text-properties officeooo:rsid="0022bc5e"/>
    </style:style>
    <style:style style:name="T112" style:family="text">
      <style:text-properties officeooo:rsid="002403a4"/>
    </style:style>
    <style:style style:name="T113" style:family="text">
      <style:text-properties officeooo:rsid="00264f45"/>
    </style:style>
    <style:style style:name="T114" style:family="text">
      <style:text-properties style:font-name="Liberation Serif"/>
    </style:style>
    <style:style style:name="T115" style:family="text">
      <style:text-properties style:font-name="Liberation Serif" fo:language="bg" fo:country="BG"/>
    </style:style>
    <style:style style:name="T116" style:family="text">
      <style:text-properties style:font-name="Liberation Serif" fo:language="bg" fo:country="BG" officeooo:rsid="00264f45"/>
    </style:style>
    <style:style style:name="T117" style:family="text">
      <style:text-properties style:font-name="Liberation Serif" fo:language="bg" fo:country="BG" officeooo:rsid="0026b68d"/>
    </style:style>
    <style:style style:name="T118" style:family="text">
      <style:text-properties style:font-name="Liberation Serif" fo:language="bg" fo:country="BG" officeooo:rsid="002a0c5a"/>
    </style:style>
    <style:style style:name="T119" style:family="text">
      <style:text-properties style:font-name="Liberation Serif" fo:language="bg" fo:country="BG" fo:background-color="transparent" loext:char-shading-value="0"/>
    </style:style>
    <style:style style:name="T120" style:family="text">
      <style:text-properties style:font-name="Liberation Serif" fo:language="bg" fo:country="BG" officeooo:rsid="002d29b7" fo:background-color="transparent" loext:char-shading-value="0"/>
    </style:style>
    <style:style style:name="T121" style:family="text">
      <style:text-properties style:font-name="Liberation Serif" fo:language="bg" fo:country="BG" officeooo:rsid="002ef3ce" fo:background-color="transparent" loext:char-shading-value="0"/>
    </style:style>
    <style:style style:name="T122" style:family="text">
      <style:text-properties style:font-name="Liberation Serif" fo:language="bg" fo:country="BG" officeooo:rsid="00388717"/>
    </style:style>
    <style:style style:name="T123" style:family="text">
      <style:text-properties style:font-name="Liberation Serif" fo:language="bg" fo:country="BG" officeooo:rsid="00399fb7"/>
    </style:style>
    <style:style style:name="T124" style:family="text">
      <style:text-properties style:font-name="Liberation Serif" fo:language="bg" fo:country="BG" officeooo:rsid="004794bf"/>
    </style:style>
    <style:style style:name="T125" style:family="text">
      <style:text-properties style:font-name="Liberation Serif" fo:language="bg" fo:country="BG" officeooo:rsid="004aa3a2"/>
    </style:style>
    <style:style style:name="T126" style:family="text">
      <style:text-properties style:font-name="Liberation Serif" fo:font-size="12pt" officeooo:rsid="00399fb7" style:font-size-asian="12pt" style:font-size-complex="12pt"/>
    </style:style>
    <style:style style:name="T127" style:family="text">
      <style:text-properties style:font-name="Liberation Serif" fo:font-size="12pt" officeooo:rsid="003e7fb2" style:font-size-asian="12pt" style:font-size-complex="12pt"/>
    </style:style>
    <style:style style:name="T128" style:family="text">
      <style:text-properties style:font-name="Liberation Serif" fo:font-size="12pt" officeooo:rsid="003ec1a7" style:font-size-asian="12pt" style:font-size-complex="12pt"/>
    </style:style>
    <style:style style:name="T129" style:family="text">
      <style:text-properties style:font-name="Liberation Serif" fo:font-size="12pt" officeooo:rsid="003f1db9" style:font-size-asian="12pt" style:font-size-complex="12pt"/>
    </style:style>
    <style:style style:name="T130" style:family="text">
      <style:text-properties style:font-name="Liberation Serif" fo:font-size="12pt" officeooo:rsid="00405723" style:font-size-asian="12pt" style:font-size-complex="12pt"/>
    </style:style>
    <style:style style:name="T131" style:family="text">
      <style:text-properties style:font-name="Liberation Serif" fo:font-size="12pt" fo:language="bg" fo:country="BG" style:font-size-asian="12pt" style:font-size-complex="12pt"/>
    </style:style>
    <style:style style:name="T132" style:family="text">
      <style:text-properties style:font-name="Liberation Serif" fo:font-size="12pt" fo:language="bg" fo:country="BG" officeooo:rsid="002b46db" style:font-size-asian="12pt" style:font-size-complex="12pt"/>
    </style:style>
    <style:style style:name="T133" style:family="text">
      <style:text-properties style:font-name="Liberation Serif" fo:font-size="12pt" fo:language="bg" fo:country="BG" officeooo:rsid="00399fb7" style:font-size-asian="12pt" style:font-size-complex="12pt"/>
    </style:style>
    <style:style style:name="T134" style:family="text">
      <style:text-properties style:font-name="Liberation Serif" fo:font-size="12pt" fo:language="bg" fo:country="BG" officeooo:rsid="003f1db9" style:font-size-asian="12pt" style:font-size-complex="12pt"/>
    </style:style>
    <style:style style:name="T135" style:family="text">
      <style:text-properties style:font-name="Liberation Serif" fo:font-size="12pt" fo:language="bg" fo:country="BG" fo:background-color="#ffffa6" loext:char-shading-value="0" style:font-size-asian="12pt" style:font-size-complex="12pt"/>
    </style:style>
    <style:style style:name="T136" style:family="text">
      <style:text-properties style:font-name="Liberation Serif" fo:font-size="12pt" fo:language="bg" fo:country="BG" officeooo:rsid="002b46db" fo:background-color="#ffffa6" loext:char-shading-value="0" style:font-size-asian="12pt" style:font-size-complex="12pt"/>
    </style:style>
    <style:style style:name="T137" style:family="text">
      <style:text-properties style:font-name="Liberation Serif" fo:font-size="12pt" fo:language="bg" fo:country="BG" officeooo:rsid="002c13c9" fo:background-color="#ffffa6" loext:char-shading-value="0" style:font-size-asian="12pt" style:font-size-complex="12pt"/>
    </style:style>
    <style:style style:name="T138" style:family="text">
      <style:text-properties style:font-name="Liberation Serif" fo:font-size="12pt" fo:language="bg" fo:country="BG" officeooo:rsid="003f1db9" fo:background-color="#ffffa6" loext:char-shading-value="0" style:font-size-asian="12pt" style:font-size-complex="12pt"/>
    </style:style>
    <style:style style:name="T139" style:family="text">
      <style:text-properties style:font-name="Liberation Serif" fo:font-size="12pt" fo:language="bg" fo:country="BG" officeooo:rsid="00405723" fo:background-color="#ffffa6" loext:char-shading-value="0" style:font-size-asian="12pt" style:font-size-complex="12pt"/>
    </style:style>
    <style:style style:name="T140" style:family="text">
      <style:text-properties style:font-name="Liberation Serif" fo:font-size="12pt" fo:language="bg" fo:country="BG" officeooo:rsid="00419db0" fo:background-color="#ffffa6" loext:char-shading-value="0" style:font-size-asian="12pt" style:font-size-complex="12pt"/>
    </style:style>
    <style:style style:name="T141" style:family="text">
      <style:text-properties style:font-name="Liberation Serif" fo:font-size="12pt" fo:language="bg" fo:country="BG" officeooo:rsid="0042fa85" fo:background-color="#ffffa6" loext:char-shading-value="0" style:font-size-asian="12pt" style:font-size-complex="12pt"/>
    </style:style>
    <style:style style:name="T142" style:family="text">
      <style:text-properties style:font-name="Liberation Serif" fo:font-size="12pt" fo:language="bg" fo:country="BG" officeooo:rsid="0044a825" fo:background-color="#ffffa6" loext:char-shading-value="0" style:font-size-asian="12pt" style:font-size-complex="12pt"/>
    </style:style>
    <style:style style:name="T143" style:family="text">
      <style:text-properties style:font-name="Liberation Serif" fo:font-size="12pt" fo:language="bg" fo:country="BG" officeooo:rsid="0045ca1b" fo:background-color="#ffffa6" loext:char-shading-value="0" style:font-size-asian="12pt" style:font-size-complex="12pt"/>
    </style:style>
    <style:style style:name="T144" style:family="text">
      <style:text-properties style:font-name="Liberation Serif" fo:font-size="12pt" fo:language="bg" fo:country="BG" officeooo:rsid="0045d134" fo:background-color="#ffffa6" loext:char-shading-value="0" style:font-size-asian="12pt" style:font-size-complex="12pt"/>
    </style:style>
    <style:style style:name="T145" style:family="text">
      <style:text-properties style:font-name="Liberation Serif" fo:font-size="12pt" fo:language="bg" fo:country="BG" fo:font-weight="bold" officeooo:rsid="002b46db" fo:background-color="#ffffa6" loext:char-shading-value="0" style:font-size-asian="12pt" style:font-weight-asian="bold" style:font-size-complex="12pt" style:font-weight-complex="bold"/>
    </style:style>
    <style:style style:name="T146" style:family="text">
      <style:text-properties style:font-name="Liberation Serif" fo:font-size="12pt" fo:language="bg" fo:country="BG" fo:background-color="transparent" loext:char-shading-value="0" style:font-size-asian="12pt" style:font-size-complex="12pt"/>
    </style:style>
    <style:style style:name="T147" style:family="text">
      <style:text-properties style:font-name="Liberation Serif" fo:font-size="12pt" fo:language="bg" fo:country="BG" officeooo:rsid="002b46db" fo:background-color="transparent" loext:char-shading-value="0" style:font-size-asian="12pt" style:font-size-complex="12pt"/>
    </style:style>
    <style:style style:name="T148" style:family="text">
      <style:text-properties style:font-name="Liberation Serif" fo:font-size="12pt" fo:language="bg" fo:country="BG" officeooo:rsid="002c13c9" fo:background-color="transparent" loext:char-shading-value="0" style:font-size-asian="12pt" style:font-size-complex="12pt"/>
    </style:style>
    <style:style style:name="T149" style:family="text">
      <style:text-properties style:font-name="Liberation Serif" fo:font-size="12pt" fo:language="bg" fo:country="BG" officeooo:rsid="002ef3ce" fo:background-color="transparent" loext:char-shading-value="0" style:font-size-asian="12pt" style:font-size-complex="12pt"/>
    </style:style>
    <style:style style:name="T150" style:family="text">
      <style:text-properties style:font-name="Liberation Serif" fo:font-size="12pt" fo:language="bg" fo:country="BG" officeooo:rsid="002d29b7" fo:background-color="transparent" loext:char-shading-value="0" style:font-size-asian="12pt" style:font-size-complex="12pt"/>
    </style:style>
    <style:style style:name="T151" style:family="text">
      <style:text-properties style:font-name="Liberation Serif" fo:font-size="12pt" fo:language="bg" fo:country="BG" officeooo:rsid="002facd7" fo:background-color="transparent" loext:char-shading-value="0" style:font-size-asian="12pt" style:font-size-complex="12pt"/>
    </style:style>
    <style:style style:name="T152" style:family="text">
      <style:text-properties style:font-name="Liberation Serif" fo:font-size="12pt" fo:language="bg" fo:country="BG" officeooo:rsid="00313325" fo:background-color="transparent" loext:char-shading-value="0" style:font-size-asian="12pt" style:font-size-complex="12pt"/>
    </style:style>
    <style:style style:name="T153" style:family="text">
      <style:text-properties style:font-name="Liberation Serif" fo:font-size="12pt" fo:language="bg" fo:country="BG" officeooo:rsid="00320698" fo:background-color="transparent" loext:char-shading-value="0" style:font-size-asian="12pt" style:font-size-complex="12pt"/>
    </style:style>
    <style:style style:name="T154" style:family="text">
      <style:text-properties style:font-name="Liberation Serif" fo:font-size="12pt" fo:language="bg" fo:country="BG" officeooo:rsid="003272ea" fo:background-color="transparent" loext:char-shading-value="0" style:font-size-asian="12pt" style:font-size-complex="12pt"/>
    </style:style>
    <style:style style:name="T155" style:family="text">
      <style:text-properties style:font-name="Liberation Serif" fo:font-size="12pt" fo:language="bg" fo:country="BG" officeooo:rsid="0035159e" fo:background-color="transparent" loext:char-shading-value="0" style:font-size-asian="12pt" style:font-size-complex="12pt"/>
    </style:style>
    <style:style style:name="T156" style:family="text">
      <style:text-properties style:font-name="Liberation Serif" fo:font-size="12pt" fo:language="bg" fo:country="BG" officeooo:rsid="00405723" fo:background-color="transparent" loext:char-shading-value="0" style:font-size-asian="12pt" style:font-size-complex="12pt"/>
    </style:style>
    <style:style style:name="T157" style:family="text">
      <style:text-properties style:font-name="Liberation Serif" fo:font-size="12pt" fo:language="bg" fo:country="BG" officeooo:rsid="00419db0" fo:background-color="transparent" loext:char-shading-value="0" style:font-size-asian="12pt" style:font-size-complex="12pt"/>
    </style:style>
    <style:style style:name="T158" style:family="text">
      <style:text-properties style:font-name="Liberation Serif" fo:font-size="12pt" fo:language="bg" fo:country="BG" officeooo:rsid="003f1db9" fo:background-color="transparent" loext:char-shading-value="0" style:font-size-asian="12pt" style:font-size-complex="12pt"/>
    </style:style>
    <style:style style:name="T159" style:family="text">
      <style:text-properties style:font-name="Liberation Serif" fo:font-size="12pt" fo:language="bg" fo:country="BG" officeooo:rsid="0042fa85" fo:background-color="transparent" loext:char-shading-value="0" style:font-size-asian="12pt" style:font-size-complex="12pt"/>
    </style:style>
    <style:style style:name="T160" style:family="text">
      <style:text-properties style:font-name="Liberation Serif" fo:font-size="12pt" fo:language="bg" fo:country="BG" officeooo:rsid="0043c379" fo:background-color="transparent" loext:char-shading-value="0" style:font-size-asian="12pt" style:font-size-complex="12pt"/>
    </style:style>
    <style:style style:name="T161" style:family="text">
      <style:text-properties style:font-name="Liberation Serif" fo:font-size="12pt" fo:language="bg" fo:country="BG" officeooo:rsid="0045ca1b" fo:background-color="transparent" loext:char-shading-value="0" style:font-size-asian="12pt" style:font-size-complex="12pt"/>
    </style:style>
    <style:style style:name="T162" style:family="text">
      <style:text-properties style:font-name="Liberation Serif" fo:font-size="12pt" fo:language="bg" fo:country="BG" officeooo:rsid="0045d134" fo:background-color="transparent" loext:char-shading-value="0" style:font-size-asian="12pt" style:font-size-complex="12pt"/>
    </style:style>
    <style:style style:name="T163" style:family="text">
      <style:text-properties style:font-name="Liberation Serif" fo:font-size="12pt" fo:language="bg" fo:country="BG" officeooo:rsid="004d4875" fo:background-color="transparent" loext:char-shading-value="0" style:font-size-asian="12pt" style:font-size-complex="12pt"/>
    </style:style>
    <style:style style:name="T164" style:family="text">
      <style:text-properties style:font-name="Liberation Serif" fo:font-size="12pt" fo:language="bg" fo:country="BG" fo:font-weight="normal" officeooo:rsid="004f0352" fo:background-color="transparent" loext:char-shading-value="0" style:font-size-asian="12pt" style:font-weight-asian="normal" style:font-size-complex="12pt" style:font-weight-complex="normal"/>
    </style:style>
    <style:style style:name="T165" style:family="text">
      <style:text-properties style:font-name="Liberation Serif" fo:font-size="12pt" fo:background-color="transparent" loext:char-shading-value="0" style:font-size-asian="12pt" style:font-size-complex="12pt"/>
    </style:style>
    <style:style style:name="T166" style:family="text">
      <style:text-properties style:font-name="Liberation Serif" fo:font-size="12pt" officeooo:rsid="00495f04" fo:background-color="transparent" loext:char-shading-value="0" style:font-size-asian="12pt" style:font-size-complex="12pt"/>
    </style:style>
    <style:style style:name="T167" style:family="text">
      <style:text-properties style:font-name="Liberation Serif" fo:font-size="14pt" fo:language="bg" fo:country="BG" fo:background-color="transparent" loext:char-shading-value="0" style:font-size-asian="14pt" style:font-size-complex="14pt"/>
    </style:style>
    <style:style style:name="T168" style:family="text">
      <style:text-properties style:font-name="Liberation Serif" fo:font-size="14pt" fo:language="bg" fo:country="BG" officeooo:rsid="00313325" fo:background-color="transparent" loext:char-shading-value="0" style:font-size-asian="14pt" style:font-size-complex="14pt"/>
    </style:style>
    <style:style style:name="T169" style:family="text">
      <style:text-properties style:font-name="Liberation Serif" fo:font-size="14pt" fo:language="bg" fo:country="BG" officeooo:rsid="003f1db9" fo:background-color="transparent" loext:char-shading-value="0" style:font-size-asian="14pt" style:font-size-complex="14pt"/>
    </style:style>
    <style:style style:name="T170" style:family="text">
      <style:text-properties style:font-name="Liberation Serif" fo:font-size="14pt" fo:language="bg" fo:country="BG" officeooo:rsid="0041b1ea" fo:background-color="transparent" loext:char-shading-value="0" style:font-size-asian="14pt" style:font-size-complex="14pt"/>
    </style:style>
    <style:style style:name="T171" style:family="text">
      <style:text-properties style:font-name="Liberation Serif" fo:font-size="14pt" fo:language="bg" fo:country="BG" officeooo:rsid="0042fa85" fo:background-color="transparent" loext:char-shading-value="0" style:font-size-asian="14pt" style:font-size-complex="14pt"/>
    </style:style>
    <style:style style:name="T172" style:family="text">
      <style:text-properties style:font-name="Liberation Serif" fo:font-size="14pt" fo:language="bg" fo:country="BG" officeooo:rsid="0043c379" fo:background-color="transparent" loext:char-shading-value="0" style:font-size-asian="14pt" style:font-size-complex="14pt"/>
    </style:style>
    <style:style style:name="T173" style:family="text">
      <style:text-properties style:font-name="Liberation Serif" fo:font-size="14pt" fo:language="bg" fo:country="BG" officeooo:rsid="004794bf" fo:background-color="transparent" loext:char-shading-value="0" style:font-size-asian="14pt" style:font-size-complex="14pt"/>
    </style:style>
    <style:style style:name="T174" style:family="text">
      <style:text-properties style:font-name="Liberation Serif" fo:font-size="14pt" fo:language="bg" fo:country="BG" officeooo:rsid="0045ca1b" fo:background-color="transparent" loext:char-shading-value="0" style:font-size-asian="14pt" style:font-size-complex="14pt"/>
    </style:style>
    <style:style style:name="T175" style:family="text">
      <style:text-properties style:font-name="Liberation Serif" officeooo:rsid="00388717"/>
    </style:style>
    <style:style style:name="T176" style:family="text">
      <style:text-properties style:font-name="Liberation Serif" officeooo:rsid="00399fb7"/>
    </style:style>
    <style:style style:name="T177" style:family="text">
      <style:text-properties officeooo:rsid="0026b68d"/>
    </style:style>
    <style:style style:name="T178" style:family="text">
      <style:text-properties officeooo:rsid="00290fd4"/>
    </style:style>
    <style:style style:name="T179" style:family="text">
      <style:text-properties officeooo:rsid="002a0c5a"/>
    </style:style>
    <style:style style:name="T180" style:family="text">
      <style:text-properties officeooo:rsid="002b46db"/>
    </style:style>
    <style:style style:name="T181" style:family="text">
      <style:text-properties officeooo:rsid="002ef3ce"/>
    </style:style>
    <style:style style:name="T182" style:family="text">
      <style:text-properties officeooo:rsid="002facd7"/>
    </style:style>
    <style:style style:name="T183" style:family="text">
      <style:text-properties officeooo:rsid="00313325"/>
    </style:style>
    <style:style style:name="T184" style:family="text">
      <style:text-properties officeooo:rsid="00320698"/>
    </style:style>
    <style:style style:name="T185" style:family="text">
      <style:text-properties officeooo:rsid="003272ea"/>
    </style:style>
    <style:style style:name="T186" style:family="text">
      <style:text-properties officeooo:rsid="003353bd"/>
    </style:style>
    <style:style style:name="T187" style:family="text">
      <style:text-properties officeooo:rsid="0035159e"/>
    </style:style>
    <style:style style:name="T188" style:family="text">
      <style:text-properties officeooo:rsid="00383dfa"/>
    </style:style>
    <style:style style:name="T189" style:family="text">
      <style:text-properties officeooo:rsid="00388717"/>
    </style:style>
    <style:style style:name="T190" style:family="text">
      <style:text-properties officeooo:rsid="00399fb7"/>
    </style:style>
    <style:style style:name="T191" style:family="text">
      <style:text-properties officeooo:rsid="003affee"/>
    </style:style>
    <style:style style:name="T192" style:family="text">
      <style:text-properties officeooo:rsid="003cdf1a"/>
    </style:style>
    <style:style style:name="T193" style:family="text">
      <style:text-properties officeooo:rsid="003e7fb2"/>
    </style:style>
    <style:style style:name="T194" style:family="text">
      <style:text-properties officeooo:rsid="003ec1a7"/>
    </style:style>
    <style:style style:name="T195" style:family="text">
      <style:text-properties officeooo:rsid="003f1db9"/>
    </style:style>
    <style:style style:name="T196" style:family="text">
      <style:text-properties officeooo:rsid="0041b1ea"/>
    </style:style>
    <style:style style:name="T197" style:family="text">
      <style:text-properties officeooo:rsid="0042fa85"/>
    </style:style>
    <style:style style:name="T198" style:family="text">
      <style:text-properties officeooo:rsid="0043c379"/>
    </style:style>
    <style:style style:name="T199" style:family="text">
      <style:text-properties officeooo:rsid="0045d134"/>
    </style:style>
    <style:style style:name="T200" style:family="text">
      <style:text-properties officeooo:rsid="004794bf"/>
    </style:style>
    <style:style style:name="T201" style:family="text">
      <style:text-properties officeooo:rsid="00495f04"/>
    </style:style>
    <style:style style:name="T202" style:family="text">
      <style:text-properties officeooo:rsid="004aa3a2"/>
    </style:style>
    <style:style style:name="T203" style:family="text">
      <style:text-properties officeooo:rsid="004d4875"/>
    </style:style>
    <style:style style:name="T204" style:family="text">
      <style:text-properties officeooo:rsid="004f0352"/>
    </style:style>
    <style:style style:name="T205" style:family="text">
      <style:text-properties officeooo:rsid="0050b7e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Class constructors</text:p>
      <text:p text:style-name="P142">https://realpython.com/python-data-classes/</text:p>
      <text:p text:style-name="P43"><text:span text:style-name="T6"><text:tab/></text:span><text:span text:style-name="T8">Class constructors/</text:span><text:span text:style-name="T7">Конструкторите на класове</text:span><text:span text:style-name="T5"> са основна част от </text:span><text:span text:style-name="T9">обектно-ориентираното програмиране</text:span><text:span text:style-name="T5"> в Python. Те ви позволяват да създавате и правилно инициализирате обекти от даден клас, правейки тези обекти готови за използване. Конструкторите на класове вътрешно задействат процеса на инстанциране на Python, който преминава през две основни стъпки: </text:span><text:span text:style-name="T9">създаване на екземпляр</text:span><text:span text:style-name="T5"> и </text:span><text:span text:style-name="T9">инициализация на екземпляр</text:span><text:span text:style-name="T5">.</text:span></text:p>
      <text:p text:style-name="P2"><text:span text:style-name="T2"><text:tab/></text:span>Ако искате да се потопите по-дълбоко в това как Python вътрешно конструира обекти и да научите как да персонализирате процеса, тогава този урок е за вас.</text:p>
      <text:p text:style-name="P2"/>
      <text:h text:style-name="P1" text:outline-level="2"><text:span text:style-name="T3">Какво означава Instantiate?</text:span> </text:h>
      <text:p text:style-name="Text_20_body"><text:span text:style-name="T192"><text:tab/></text:span>Да се създаде инстанция е да се създаде екземпляр на обект на обектно-ориентиран език за програмиране (OOP). На инстанциран обект се дава име и се създава в паметта или на диска, като се използва структурата, описана в декларация за клас. </text:p>
      <text:p text:style-name="P2"/>
      <text:p text:style-name="P3"><text:span text:style-name="Strong_20_Emphasis"><text:span text:style-name="T49">В този урок вие ще:</text:span></text:span></text:p>
      <text:list xml:id="list3287153202" text:style-name="L1">
        <text:list-item>
          <text:p text:style-name="P129"><text:span text:style-name="Strong_20_Emphasis"><text:span text:style-name="T11">Р</text:span></text:span><text:span text:style-name="Strong_20_Emphasis"><text:span text:style-name="T10">азберете вътрешния процес на</text:span></text:span><text:span text:style-name="Strong_20_Emphasis"><text:span text:style-name="T5"> инстанциране на Python</text:span></text:span> </text:p>
        </text:list-item>
        <text:list-item>
          <text:p text:style-name="P129"><text:span text:style-name="T13">П</text:span><text:span text:style-name="T5">ерсонализирате инициализацията на обекта с помощта на</text:span> <text:span text:style-name="Strong_20_Emphasis"><text:span text:style-name="Source_20_Text">.__init__()</text:span></text:span> </text:p>
        </text:list-item>
        <text:list-item>
          <text:p text:style-name="P128"><text:span text:style-name="T13">Направите ф</text:span><text:span text:style-name="T5">ина настройка на създаването на обект чрез замяна</text:span> <text:span text:style-name="Strong_20_Emphasis"><text:span text:style-name="Source_20_Text">.__new__()</text:span></text:span> </text:p>
        </text:list-item>
      </text:list>
      <text:p text:style-name="P11"><text:span text:style-name="T50"><text:tab/></text:span>С тези знания ще можете да настройвате създаването и инициализирането на обекти във вашите персонализирани класове на Python, което ще ви даде контрол върху процеса на инстанциране на по-напреднало ниво.</text:p>
      <text:p text:style-name="P36"><text:span text:style-name="T13"><text:tab/></text:span><text:span text:style-name="T5">За да разберете по-добре примерите и концепциите в този урок, трябва да сте запознати с </text:span><text:a xlink:type="simple" xlink:href="https://realpython.com/python3-object-oriented-programming/" text:style-name="Internet_20_link" text:visited-style-name="Visited_20_Internet_20_Link">object-oriented programming</text:a><text:span text:style-name="T13">/</text:span><text:span text:style-name="T5">обектно-ориентираното програмиране и </text:span><text:a xlink:type="simple" xlink:href="https://docs.python.org/3/glossary.html#term-special-method" text:style-name="Internet_20_link" text:visited-style-name="Visited_20_Internet_20_Link">special methods</text:a><text:span text:style-name="T13">/</text:span><text:span text:style-name="T5">специалните методи в Python.</text:span></text:p>
      <text:p text:style-name="P36"/>
      <text:p text:style-name="P36"><text:span text:style-name="Strong_20_Emphasis"><text:span text:style-name="T51">Free Bonus:</text:span></text:span><text:span text:style-name="T57"> </text:span><text:a xlink:type="simple" xlink:href="https://realpython.com/bonus/python-oop/" text:style-name="Internet_20_link" text:visited-style-name="Visited_20_Internet_20_Link"><text:span text:style-name="T57">Click here to get access to a free Python OOP Cheat Sheet</text:span></text:a><text:span text:style-name="T58">/щ</text:span><text:span text:style-name="T14">ракнете тук, за да получите достъп до безплатен Python OOP Cheat Sheetкоето ви насочва към най-добрите уроци</text:span><text:span text:style-name="T57">, </text:span><text:span text:style-name="T58">видеа и книги за да научите повече за</text:span><text:span text:style-name="T57"> Object-Oriented Programming </text:span><text:span text:style-name="T58">с</text:span><text:span text:style-name="T57"> Python.</text:span></text:p>
      <text:p text:style-name="P36"/>
      <text:h text:style-name="P35" text:outline-level="2"><text:span text:style-name="T3">Python’s Class Constructors and the Instantiation Process</text:span><text:span text:style-name="T86">/</text:span><text:span text:style-name="T60">Конструкторите на класове на Python и процесът на инстанциране</text:span></text:h>
      <text:p text:style-name="P73"><text:span text:style-name="T39"><text:tab/></text:span><text:span text:style-name="T5">Подобно на много други езици за програмиране, Python поддържа </text:span><text:a xlink:type="simple" xlink:href="https://realpython.com/python3-object-oriented-programming/" text:style-name="Internet_20_link" text:visited-style-name="Visited_20_Internet_20_Link">object-oriented programming</text:a><text:span text:style-name="T39">/</text:span><text:span text:style-name="T5">обектно-ориентирано програмиране. В основата на обектно-ориентираните възможности на Python ще намерите ключовата дума </text:span><text:a xlink:type="simple" xlink:href="https://realpython.com/python-keywords/#structure-keywords-def-class-with-as-pass-lambda" text:style-name="Internet_20_link" text:visited-style-name="Visited_20_Internet_20_Link"><text:span text:style-name="Source_20_Text"><text:span text:style-name="T5">class</text:span></text:span></text:a><text:span text:style-name="T5">, която ви позволява да дефинирате персонализирани класове, които могат да имат </text:span><text:a xlink:type="simple" xlink:href="https://realpython.com/python3-object-oriented-programming/#class-and-instance-attributes" text:style-name="Internet_20_link" text:visited-style-name="Visited_20_Internet_20_Link">attributes</text:a><text:span text:style-name="T39">/</text:span><text:span text:style-name="T5">атрибути за съхраняване на данни и </text:span><text:a xlink:type="simple" xlink:href="https://realpython.com/python3-object-oriented-programming/#instance-methods" text:style-name="Internet_20_link" text:visited-style-name="Visited_20_Internet_20_Link">methods</text:a><text:span text:style-name="T39">/</text:span><text:span text:style-name="T5">методи за осигуряване на поведение.</text:span></text:p>
      <text:p text:style-name="P5"><text:span text:style-name="T59"><text:tab/></text:span>След като имате клас, с който да работите, можете да започнете да създавате нови <text:span text:style-name="T1">екземпляри</text:span> или <text:span text:style-name="T1">обекти</text:span> от този клас, което е ефективен начин за повторно използване на функционалността във вашия код.</text:p>
      <text:p text:style-name="P5"><text:soft-page-break/><text:span text:style-name="T59"><text:tab/></text:span>Създаването и инициализирането на обекти от даден клас е фундаментална стъпка в обектно-ориентираното програмиране. Тази стъпка често се нарича <text:span text:style-name="T1">изграждане на обект</text:span> или <text:span text:style-name="T1">инстанциране</text:span>. Инструментът, отговорен за изпълнението на този процес на инстанциране, е известен като <text:span text:style-name="Strong_20_Emphasis">class constructor</text:span><text:span text:style-name="Strong_20_Emphasis"><text:span text:style-name="T59">/</text:span></text:span><text:span text:style-name="T1">конструктор на клас</text:span>.</text:p>
      <text:p text:style-name="P5"/>
      <text:h text:style-name="P37" text:outline-level="3">Getting to Know Python’s Class Constructors</text:h>
      <text:p text:style-name="P45"><text:span text:style-name="T38"><text:tab/></text:span><text:span text:style-name="T5">В Python, за да конструирате обект от даден клас, просто трябва да извикате класа с подходящи аргументи, както бихте извикали всяк</text:span><text:span text:style-name="T16">а </text:span><text:a xlink:type="simple" xlink:href="https://realpython.com/defining-your-own-python-function/" text:style-name="Internet_20_link" text:visited-style-name="Visited_20_Internet_20_Link">function</text:a><text:span text:style-name="T89">/</text:span><text:span text:style-name="T5">функция</text:span>:</text:p>
      <text:p text:style-name="P47">в терминала:</text:p>
      <text:p text:style-name="P4"><text:span text:style-name="Source_20_Text"><text:span text:style-name="T90">&gt;&gt;&gt; class SomeClass:</text:span></text:span></text:p>
      <text:p text:style-name="Preformatted_20_Text"><text:span text:style-name="Source_20_Text"><text:span text:style-name="T90">... <text:s text:c="4"/>pass</text:span></text:span></text:p>
      <text:p text:style-name="Preformatted_20_Text"><text:span text:style-name="Source_20_Text"><text:span text:style-name="T90">...</text:span></text:span></text:p>
      <text:p text:style-name="P40"/>
      <text:p text:style-name="Preformatted_20_Text"><text:span text:style-name="Source_20_Text"><text:span text:style-name="T90">&gt;&gt;&gt; # Call the class to construct an object</text:span></text:span></text:p>
      <text:p text:style-name="Preformatted_20_Text"><text:span text:style-name="Source_20_Text"><text:span text:style-name="T90">&gt;&gt;&gt; SomeClass()</text:span></text:span></text:p>
      <text:p text:style-name="P39"><text:span text:style-name="Source_20_Text"><text:span text:style-name="T90">&lt;__main__.SomeClass object at 0x7fecf442a140&gt;</text:span></text:span></text:p>
      <text:p text:style-name="P8">като код в IDE:</text:p>
      <text:p text:style-name="P44"><text:span text:style-name="T16"><text:line-break/></text:span><text:span text:style-name="Source_20_Text"><text:span text:style-name="T107">class SomeClass:</text:span></text:span></text:p>
      <text:p text:style-name="Preformatted_20_Text"><text:span text:style-name="Source_20_Text"><text:span text:style-name="T107"><text:s text:c="4"/>pass</text:span></text:span></text:p>
      <text:p text:style-name="P62"/>
      <text:p text:style-name="Preformatted_20_Text"><text:span text:style-name="Source_20_Text"><text:span text:style-name="T107"># Call the class to construct an object</text:span></text:span></text:p>
      <text:p text:style-name="Preformatted_20_Text"><text:span text:style-name="Source_20_Text"><text:span text:style-name="T107">SomeClass()</text:span></text:span></text:p>
      <text:p text:style-name="P39"/>
      <text:p text:style-name="P6"><text:span text:style-name="T191"><text:tab/></text:span>В този пример вие дефинирате <text:span text:style-name="T91">SomeClass</text:span> с помощта на <text:span text:style-name="T91">ключовата дума class</text:span>. Този клас в момента е празен, защото няма атрибути или методи. Вместо това, тялото на класа съдържа само израз за преминаване <text:a xlink:type="simple" xlink:href="https://realpython.com/python-pass/" text:style-name="Internet_20_link" text:visited-style-name="Visited_20_Internet_20_Link"><text:span text:style-name="Source_20_Text">pass</text:span></text:a>, който не прави нищо.</text:p>
      <text:p text:style-name="P6"><text:tab/>След това създавате нов екземпляр на <text:span text:style-name="T91">SomeClass</text:span>, като извиквате класа с чифт скоби. В този пример не е необходимо да предавате никакви аргументи в извикването, защото вашият клас все още не приема аргументи.</text:p>
      <text:p text:style-name="P6"><text:span text:style-name="T98"><text:tab/></text:span>В Python, когато извикате клас, както направихте в горния пример, вие извиквате конструктора на класа, който създава, инициализира и връща нов обект чрез задействане на вътрешния процес на инстанциране на Python.</text:p>
      <text:p text:style-name="P6"><text:span text:style-name="T98"><text:tab/></text:span>Последната точка, която трябва да се отбележи, е, че извикването на клас не е същото като <text:span text:style-name="T3">извикването на екземпляр</text:span> на клас. Това са две различни и несвързани теми. За да направите екземпляр на клас извикваем, трябва да имплементирате специален метод <text:a xlink:type="simple" xlink:href="https://docs.python.org/3/reference/datamodel.html#object.__call__" text:style-name="Internet_20_link" text:visited-style-name="Visited_20_Internet_20_Link"><text:span text:style-name="Source_20_Text">.__call__()</text:span></text:a>, който <text:span text:style-name="T99">не прави нищо с</text:span> процеса на инстанциране <text:span text:style-name="T99">в</text:span> Python.</text:p>
      <text:p text:style-name="P6"/>
      <text:p text:style-name="P38">Разбиране на процеса на инстанциране <text:span text:style-name="T100">в</text:span> Python</text:p>
      <text:p text:style-name="P11"><text:span text:style-name="T101"><text:tab/></text:span>Вие задействате <text:span text:style-name="T1">процеса на инстанциране</text:span> <text:span text:style-name="T100">в</text:span> Python всеки път, когато извикате клас на Python, за да създадете нов екземпляр. Този процес преминава през две отделни стъпки, които можете да опишете по следния начин:</text:p>
      <text:list xml:id="list1840609202" text:style-name="L2">
        <text:list-item>
          <text:p text:style-name="P130"><text:span text:style-name="Strong_20_Emphasis"><text:span text:style-name="T100">Създаване на нов инстанциран обект</text:span></text:span> <text:span text:style-name="T100">в целевия клас.</text:span> </text:p>
        </text:list-item>
        <text:list-item>
          <text:p text:style-name="P131"><text:span text:style-name="Strong_20_Emphasis"><text:span text:style-name="T101">Инициализиране на новия инстанциран обект </text:span></text:span><text:span text:style-name="Strong_20_Emphasis"><text:span text:style-name="T10">с подходящо начално състояние</text:span></text:span><text:span text:style-name="Strong_20_Emphasis"><text:span text:style-name="T12">/</text:span></text:span><text:a xlink:type="simple" xlink:href="https://en.wikipedia.org/wiki/State_(computer_science)" text:style-name="Internet_20_link" text:visited-style-name="Visited_20_Internet_20_Link">state</text:a> </text:p>
        </text:list-item>
      </text:list>
      <text:p text:style-name="P46"><text:span text:style-name="T17"><text:tab/></text:span><text:span text:style-name="T16">За да изпълнят първата стъпка, класовете на Python имат специален метод, наречен </text:span><text:a xlink:type="simple" xlink:href="https://docs.python.org/3/reference/datamodel.html#object.__new__" text:style-name="Internet_20_link" text:visited-style-name="Visited_20_Internet_20_Link"><text:span text:style-name="Source_20_Text"><text:span text:style-name="T16">.__new__()</text:span></text:span></text:a><text:span text:style-name="T16">, който отговаря за създаването и връщането на нов празен обект. След това </text:span><text:soft-page-break/><text:span text:style-name="T16">друг специален метод, </text:span><text:a xlink:type="simple" xlink:href="https://docs.python.org/3/reference/datamodel.html#object.__init__" text:style-name="Internet_20_link" text:visited-style-name="Visited_20_Internet_20_Link"><text:span text:style-name="Source_20_Text"><text:span text:style-name="T16">.__init__()</text:span></text:span></text:a><text:span text:style-name="T16">, взема резултантния обект, заедно с аргументите на конструктора на класа.</text:span></text:p>
      <text:p text:style-name="P7"><text:span text:style-name="T101"><text:tab/></text:span>Методът <text:span text:style-name="Source_20_Text">.__init__()</text:span> приема новия обект като свой първи аргумент, <text:span text:style-name="T91">self</text:span>. След това задава всеки изискван атрибут на екземпляр във валидно състояние, като използва аргументите, които конструкторът на класа му е подал.</text:p>
      <text:p text:style-name="P7"/>
      <text:p text:style-name="Text_20_body"><text:span text:style-name="T191"><text:tab/></text:span><text:span text:style-name="T16">Накратко, процесът на инстанциране </text:span><text:span text:style-name="T18">в</text:span><text:span text:style-name="T16"> Python започва с извикване на конструктора на класа, което задейства </text:span><text:span text:style-name="Strong_20_Emphasis"><text:span text:style-name="T16">instance creator</text:span></text:span><text:span text:style-name="T16"> </text:span><text:span text:style-name="T93">.__new__()</text:span><text:span text:style-name="T16">, за да създаде нов празен обект. Процесът продължава с </text:span><text:span text:style-name="Strong_20_Emphasis"><text:span text:style-name="T16">instance initializer</text:span></text:span><text:span text:style-name="Strong_20_Emphasis"><text:span text:style-name="T18">/</text:span></text:span><text:span text:style-name="T16">инициализатора на екземпляра, </text:span><text:span text:style-name="T93">.__init__()</text:span><text:span text:style-name="T16">, който взема аргументите на конструктора, за да инициализира новосъздадения обект.</text:span></text:p>
      <text:p text:style-name="P7"><text:span text:style-name="T102"><text:tab/></text:span>За да проучите как процесът на инстанциране <text:span text:style-name="T102">в</text:span> Python работи вътрешно, разгледайте следния пример на клас <text:span text:style-name="T91">Point</text:span>, който имплементира персонализирана версия на двата метода, <text:span text:style-name="T91">.__new__()</text:span> и <text:span text:style-name="T91">.__init__()</text:span>, за демонстрационни цели<text:span text:style-name="T102"> </text:span>като код в IDE:</text:p>
      <text:p text:style-name="P7"/>
      <text:p text:style-name="P9"/>
      <text:p text:style-name="P41"><text:span text:style-name="Source_20_Text"><text:span text:style-name="T22"># point.py</text:span></text:span></text:p>
      <text:p text:style-name="P41"><text:span text:style-name="Source_20_Text"><text:span text:style-name="T22"/></text:span></text:p>
      <text:p text:style-name="P42"><text:span text:style-name="Source_20_Text"><text:span text:style-name="T107">class Point:</text:span></text:span></text:p>
      <text:p text:style-name="P42"><text:span text:style-name="Source_20_Text"><text:span text:style-name="T107"><text:s text:c="4"/>def __new__(cls, *args, **kwargs):</text:span></text:span></text:p>
      <text:p text:style-name="P39"><text:span text:style-name="Source_20_Text"><text:span text:style-name="T107"><text:s text:c="8"/>print("1. Create a new instance of Point.")</text:span></text:span></text:p>
      <text:p text:style-name="P39"><text:span text:style-name="Source_20_Text"><text:span text:style-name="T107"><text:s text:c="8"/>return super().__new__(cls)</text:span></text:span></text:p>
      <text:p text:style-name="P39"><text:span text:style-name="Source_20_Text"><text:span text:style-name="T107"><text:s text:c="4"/>def __init__(self, x, y):</text:span></text:span></text:p>
      <text:p text:style-name="P39"><text:span text:style-name="Source_20_Text"><text:span text:style-name="T107"><text:s text:c="8"/>print("2. Initialize the new instance of Point.")</text:span></text:span></text:p>
      <text:p text:style-name="P39"><text:span text:style-name="Source_20_Text"><text:span text:style-name="T107"><text:s text:c="8"/>self.x = x</text:span></text:span></text:p>
      <text:p text:style-name="P39"><text:span text:style-name="Source_20_Text"><text:span text:style-name="T107"><text:s text:c="8"/>self.y = y</text:span></text:span></text:p>
      <text:p text:style-name="P39"><text:span text:style-name="Source_20_Text"><text:span text:style-name="T107"><text:s text:c="4"/>def __repr__(self) -&gt; str:</text:span></text:span></text:p>
      <text:p text:style-name="P39"><text:span text:style-name="Source_20_Text"><text:span text:style-name="T107"><text:s text:c="8"/>return f"{type(self).__name__}(x={self.x}, y={self.y})"</text:span></text:span></text:p>
      <text:p text:style-name="P10"><text:span text:style-name="T191"><text:tab/></text:span>Ето разбивка на това, което прави този код:</text:p>
      <text:list xml:id="list3953149028" text:style-name="L3">
        <text:list-item>
          <text:p text:style-name="P132"><text:span text:style-name="Strong_20_Emphasis">Line 3</text:span> <text:span text:style-name="T5">дефинира класа Point с помощта на ключовата дума class, последвана от името на класа.</text:span></text:p>
        </text:list-item>
        <text:list-item>
          <text:p text:style-name="P133"><text:span text:style-name="Strong_20_Emphasis">Line 4</text:span> <text:span text:style-name="T5">дефинира метода</text:span> <text:span text:style-name="Source_20_Text">.__new__()</text:span>, <text:span text:style-name="T5">който приема класа като първи аргумент.</text:span> <text:span text:style-name="T5">Имайте предвид, че използването на</text:span> <text:span text:style-name="Source_20_Text">cls</text:span> <text:span text:style-name="T5">като име на този аргумент е силна конвенция в Python, точно както използването на </text:span><text:span text:style-name="T92">self</text:span><text:span text:style-name="T5"> за име на текущия екземпляр</text:span><text:span text:style-name="T19">.</text:span> <text:span text:style-name="T5">Методът също така приема</text:span> <text:a xlink:type="simple" xlink:href="https://realpython.com/python-kwargs-and-args/" text:style-name="Internet_20_link" text:visited-style-name="Visited_20_Internet_20_Link"><text:span text:style-name="Source_20_Text">*args</text:span></text:a><text:a xlink:type="simple" xlink:href="https://realpython.com/python-kwargs-and-args/" text:style-name="Internet_20_link" text:visited-style-name="Visited_20_Internet_20_Link"> </text:a><text:a xlink:type="simple" xlink:href="https://realpython.com/python-kwargs-and-args/" text:style-name="Internet_20_link" text:visited-style-name="Visited_20_Internet_20_Link"><text:span text:style-name="T103">и</text:span></text:a><text:a xlink:type="simple" xlink:href="https://realpython.com/python-kwargs-and-args/" text:style-name="Internet_20_link" text:visited-style-name="Visited_20_Internet_20_Link"> </text:a><text:a xlink:type="simple" xlink:href="https://realpython.com/python-kwargs-and-args/" text:style-name="Internet_20_link" text:visited-style-name="Visited_20_Internet_20_Link"><text:span text:style-name="Source_20_Text">**kwargs</text:span></text:a>, <text:span text:style-name="T5">които позволяват предаването на недефиниран брой аргументи за инициализация към основния екземпляр. <text:s/></text:span></text:p>
        </text:list-item>
        <text:list-item>
          <text:p text:style-name="P133"><text:span text:style-name="Strong_20_Emphasis">Line 5</text:span> <text:a xlink:type="simple" xlink:href="https://realpython.com/python-print/" text:style-name="Internet_20_link" text:visited-style-name="Visited_20_Internet_20_Link">prints</text:a><text:span text:style-name="T103">/</text:span><text:span text:style-name="T5">отпечатва съобщение, когато</text:span> <text:span text:style-name="Source_20_Text">.__new__()</text:span> <text:span text:style-name="T5">изпълнява стъпката за създаване на обект.</text:span></text:p>
        </text:list-item>
        <text:list-item>
          <text:p text:style-name="P134"><text:soft-page-break/><text:span text:style-name="Strong_20_Emphasis">Line 6</text:span> <text:span text:style-name="T5">създава нов екземпляр на </text:span><text:span text:style-name="T92">Point</text:span><text:span text:style-name="T5"> чрез извикване на метода</text:span> <text:span text:style-name="Source_20_Text">.__new__()</text:span> <text:span text:style-name="T5">на родителския клас с </text:span><text:span text:style-name="T92">cls</text:span><text:span text:style-name="T5"> като аргумент.</text:span> <text:span text:style-name="T103">В този пример</text:span>, <text:a xlink:type="simple" xlink:href="https://docs.python.org/3/library/functions.html#object" text:style-name="Internet_20_link" text:visited-style-name="Visited_20_Internet_20_Link"><text:span text:style-name="Source_20_Text">object</text:span></text:a> <text:span text:style-name="T103">е </text:span>parent<text:span text:style-name="T103">/родителски клас</text:span> <text:span text:style-name="T103">и извикването на</text:span> <text:a xlink:type="simple" xlink:href="https://realpython.com/python-super/" text:style-name="Internet_20_link" text:visited-style-name="Visited_20_Internet_20_Link"><text:span text:style-name="Source_20_Text">super()</text:span></text:a> <text:span text:style-name="T103">ви дава достъп до него</text:span>. <text:span text:style-name="T5">След това инстанцията се връща.</text:span> <text:span text:style-name="T5">Този екземпляр ще бъде първият аргумент на</text:span> <text:span text:style-name="Source_20_Text">.__init__()</text:span>.</text:p>
        </text:list-item>
        <text:list-item>
          <text:p text:style-name="P135"><text:span text:style-name="Strong_20_Emphasis">Line 8</text:span> <text:span text:style-name="T104">дефинира</text:span> <text:span text:style-name="Source_20_Text">.__init__()</text:span>, <text:span text:style-name="T5">който отговаря за стъпката на инициализация. Този метод приема първи аргумент, наречен</text:span> <text:span text:style-name="Source_20_Text">self</text:span>, <text:span text:style-name="T5">който съдържа препратка към текущия екземпляр. Методът също така приема два допълнителни аргумента</text:span> <text:span text:style-name="Source_20_Text">x</text:span> <text:span text:style-name="T104">и</text:span> <text:span text:style-name="Source_20_Text">y</text:span>. <text:span text:style-name="T5">Тези аргументи съдържат начални стойности за атрибутите на екземпляра</text:span> <text:span text:style-name="Source_20_Text">.x</text:span> <text:span text:style-name="T104">и</text:span> <text:span text:style-name="Source_20_Text">.y</text:span>. Y<text:span text:style-name="Source_20_Text"><text:span text:style-name="T5">Трябва да подадете подходящи стойности за тези аргументи в извикването на</text:span></text:span><text:span text:style-name="Source_20_Text"><text:span text:style-name="T20"> </text:span></text:span><text:span text:style-name="Source_20_Text">Point()</text:span>, <text:span text:style-name="T5">както ще научите след малко.</text:span></text:p>
        </text:list-item>
        <text:list-item>
          <text:p text:style-name="P135"><text:span text:style-name="Strong_20_Emphasis">Line 9</text:span> <text:span text:style-name="T5">отпечатва съобщение, когато</text:span> <text:span text:style-name="Source_20_Text">.__init__()</text:span> <text:span text:style-name="T5">изпълнява стъпката за инициализация на обекта.</text:span></text:p>
        </text:list-item>
        <text:list-item>
          <text:p text:style-name="P135"><text:span text:style-name="Strong_20_Emphasis">Lines 10 and 11</text:span> <text:span text:style-name="T5">инициализират съответно</text:span> <text:span text:style-name="Source_20_Text">.x</text:span> <text:span text:style-name="T104">и</text:span> <text:span text:style-name="Source_20_Text">.y</text:span>. <text:span text:style-name="T5">За да направят това, те използват предоставените входни аргументи</text:span> <text:span text:style-name="Source_20_Text">x</text:span> <text:span text:style-name="T104">и</text:span> <text:span text:style-name="Source_20_Text">y</text:span>.</text:p>
        </text:list-item>
        <text:list-item>
          <text:p text:style-name="P135"><text:span text:style-name="Strong_20_Emphasis">Lines 13 and 14</text:span> <text:span text:style-name="T5">имплементират специалния метод</text:span> <text:a xlink:type="simple" xlink:href="https://docs.python.org/3/reference/datamodel.html#object.__repr__" text:style-name="Internet_20_link" text:visited-style-name="Visited_20_Internet_20_Link"><text:span text:style-name="Source_20_Text">.__repr__()</text:span></text:a> , <text:span text:style-name="T5">който осигурява правилно низово представяне за вашия клас</text:span> <text:span text:style-name="Source_20_Text">Point</text:span>.</text:p>
        </text:list-item>
      </text:list>
      <text:p text:style-name="P74"><text:span text:style-name="T104"><text:tab/>С</text:span> <text:span text:style-name="Source_20_Text">Point</text:span> <text:span text:style-name="T5">на място можете да разкриете как процесът на инстанциране работи на практика.</text:span> <text:span text:style-name="T104">Запазете кода си като</text:span> <text:span text:style-name="Source_20_Text">point.py</text:span> <text:span text:style-name="T104">и</text:span> <text:a xlink:type="simple" xlink:href="https://realpython.com/interacting-with-python/#starting-the-interpreter" text:style-name="Internet_20_link" text:visited-style-name="Visited_20_Internet_20_Link">start your Python interpreter</text:a> <text:span text:style-name="T104">в</text:span> command-line. <text:span text:style-name="T5">След това изпълнете следния код:</text:span></text:p>
      <text:p text:style-name="P16">в терминала:<text:line-break/></text:p>
      <text:p text:style-name="P15"><text:span text:style-name="Source_20_Text"><text:span text:style-name="T90">&gt;&gt;&gt; from point import Point</text:span></text:span></text:p>
      <text:p text:style-name="P40"/>
      <text:p text:style-name="Preformatted_20_Text"><text:span text:style-name="Source_20_Text"><text:span text:style-name="T90">&gt;&gt;&gt; point = Point(21, 42)</text:span></text:span></text:p>
      <text:p text:style-name="Preformatted_20_Text"><text:span text:style-name="Source_20_Text"><text:span text:style-name="T90">1. Create a new instance of Point.</text:span></text:span></text:p>
      <text:p text:style-name="Preformatted_20_Text"><text:span text:style-name="Source_20_Text"><text:span text:style-name="T90">2. Initialize the new instance of Point.</text:span></text:span></text:p>
      <text:p text:style-name="P40"/>
      <text:p text:style-name="Preformatted_20_Text"><text:span text:style-name="Source_20_Text"><text:span text:style-name="T90">&gt;&gt;&gt; point</text:span></text:span></text:p>
      <text:p text:style-name="P39"><text:span text:style-name="Source_20_Text"><text:span text:style-name="T90">Point(x=21, y=42)</text:span></text:span></text:p>
      <text:p text:style-name="P69"><text:span text:style-name="T21">код:<text:line-break/><text:line-break/></text:span><text:span text:style-name="Source_20_Text"><text:span text:style-name="T107">from point import Point</text:span></text:span></text:p>
      <text:p text:style-name="P62"/>
      <text:p text:style-name="Preformatted_20_Text"><text:span text:style-name="Source_20_Text"><text:span text:style-name="T107">point = Point(21, 42)</text:span></text:span></text:p>
      <text:p text:style-name="P62"/>
      <text:p text:style-name="Preformatted_20_Text"><text:span text:style-name="Source_20_Text"><text:span text:style-name="T107">point</text:span></text:span></text:p>
      <text:p text:style-name="P39"/>
      <text:p text:style-name="P29"><text:span text:style-name="T108"><text:tab/></text:span><text:span text:style-name="T105">Извикването на конструктора на класа </text:span><text:span text:style-name="Source_20_Text"><text:span text:style-name="T105">Point()</text:span></text:span><text:span text:style-name="T105">, </text:span>създава, инициализира и връща нов екземпляр на класа.<text:span text:style-name="T105"> </text:span>След това този екземпляр се присвоява на <text:a xlink:type="simple" xlink:href="https://realpython.com/python-variables/" text:style-name="Internet_20_link" text:visited-style-name="Visited_20_Internet_20_Link"><text:span text:style-name="T105">variable</text:span></text:a><text:span text:style-name="T105">/</text:span>променливат<text:span text:style-name="T105">а </text:span><text:span text:style-name="Source_20_Text"><text:span text:style-name="T105">point</text:span></text:span><text:span text:style-name="T105">.</text:span></text:p>
      <text:p text:style-name="Text_20_body"><text:span text:style-name="T23"><text:tab/></text:span><text:span text:style-name="T5">В този пример извикването на конструктора също ви позволява да знаете стъпките, които Python изпълнява вътрешно, за да конструира екземпляра.</text:span> <text:span text:style-name="T105">Първо</text:span> Python <text:span text:style-name="T105">извиква</text:span> <text:span text:style-name="Source_20_Text">.__new__()</text:span><text:span text:style-name="Source_20_Text"><text:span text:style-name="T105">,</text:span></text:span> <text:span text:style-name="T105">а след това</text:span> <text:span text:style-name="Source_20_Text">.__init__()</text:span>, <text:span text:style-name="T5">което води до нов и напълно инициализиран екземпляр на </text:span><text:span text:style-name="T92">Point</text:span><text:span text:style-name="T5">, както потвърдихте в края на примера.</text:span></text:p>
      <text:p text:style-name="P30"><text:soft-page-break/><text:span text:style-name="T108"><text:tab/></text:span>За да продължите да изучавате създаването на класове в Python, можете да опитате да изпълните и двете стъпки ръчно<text:span text:style-name="T106"> </text:span><text:span text:style-name="T105">в терминала:</text:span></text:p>
      <text:p text:style-name="P15"><text:span text:style-name="Source_20_Text"><text:span text:style-name="T90">&gt;&gt;&gt; from point import Point</text:span></text:span></text:p>
      <text:p text:style-name="P40"/>
      <text:p text:style-name="Preformatted_20_Text"><text:span text:style-name="Source_20_Text"><text:span text:style-name="T90">&gt;&gt;&gt; point = Point.__new__(Point)</text:span></text:span></text:p>
      <text:p text:style-name="Preformatted_20_Text"><text:span text:style-name="Source_20_Text"><text:span text:style-name="T90">1. Create a new instance of Point.</text:span></text:span></text:p>
      <text:p text:style-name="P40"/>
      <text:p text:style-name="Preformatted_20_Text"><text:span text:style-name="Source_20_Text"><text:span text:style-name="T90">&gt;&gt;&gt; # The point object is not initialized</text:span></text:span></text:p>
      <text:p text:style-name="Preformatted_20_Text"><text:span text:style-name="Source_20_Text"><text:span text:style-name="T90">&gt;&gt;&gt; point.x</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reformatted_20_Text"><text:span text:style-name="Source_20_Text"><text:span text:style-name="T90">AttributeError: 'Point' object has no attribute 'x'</text:span></text:span></text:p>
      <text:p text:style-name="Preformatted_20_Text"><text:span text:style-name="Source_20_Text"><text:span text:style-name="T90">&gt;&gt;&gt; point.y</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reformatted_20_Text"><text:span text:style-name="Source_20_Text"><text:span text:style-name="T90">AttributeError: 'Point' object has no attribute 'y'</text:span></text:span></text:p>
      <text:p text:style-name="P40"/>
      <text:p text:style-name="Preformatted_20_Text"><text:span text:style-name="Source_20_Text"><text:span text:style-name="T90">&gt;&gt;&gt; point.__init__(21, 42)</text:span></text:span></text:p>
      <text:p text:style-name="Preformatted_20_Text"><text:span text:style-name="Source_20_Text"><text:span text:style-name="T90">2. Initialize the new instance of Point.</text:span></text:span></text:p>
      <text:p text:style-name="P40"/>
      <text:p text:style-name="Preformatted_20_Text"><text:span text:style-name="Source_20_Text"><text:span text:style-name="T90">&gt;&gt;&gt; # Now point is properly initialized</text:span></text:span></text:p>
      <text:p text:style-name="Preformatted_20_Text"><text:span text:style-name="Source_20_Text"><text:span text:style-name="T90">&gt;&gt;&gt; point</text:span></text:span></text:p>
      <text:p text:style-name="P39"><text:span text:style-name="Source_20_Text"><text:span text:style-name="T90">Point(x=21, y=42)</text:span></text:span></text:p>
      <text:p text:style-name="P16"/>
      <text:p text:style-name="P18">като код:<text:line-break/></text:p>
      <text:p text:style-name="P17"><text:span text:style-name="Source_20_Text"><text:span text:style-name="T107">from point import Point</text:span></text:span></text:p>
      <text:p text:style-name="P62"/>
      <text:p text:style-name="Preformatted_20_Text"><text:span text:style-name="Source_20_Text"><text:span text:style-name="T107">point = Point.__new__(Point)</text:span></text:span></text:p>
      <text:p text:style-name="P62"/>
      <text:p text:style-name="Preformatted_20_Text"><text:span text:style-name="Source_20_Text"><text:span text:style-name="T107"># The point object is not initialized</text:span></text:span></text:p>
      <text:p text:style-name="Preformatted_20_Text"><text:span text:style-name="Source_20_Text"><text:span text:style-name="T107">point.x</text:span></text:span></text:p>
      <text:p text:style-name="Preformatted_20_Text"><text:span text:style-name="Source_20_Text"><text:span text:style-name="T107"/></text:span></text:p>
      <text:p text:style-name="Preformatted_20_Text"><text:span text:style-name="Source_20_Text"><text:span text:style-name="T107">point.y</text:span></text:span></text:p>
      <text:p text:style-name="P62"/>
      <text:p text:style-name="Preformatted_20_Text"><text:span text:style-name="Source_20_Text"><text:span text:style-name="T107">point.__init__(21, 42)</text:span></text:span></text:p>
      <text:p text:style-name="P62"/>
      <text:p text:style-name="Preformatted_20_Text"><text:span text:style-name="Source_20_Text"><text:span text:style-name="T107"># Now point is properly initialized</text:span></text:span></text:p>
      <text:p text:style-name="Preformatted_20_Text"><text:span text:style-name="Source_20_Text"><text:span text:style-name="T107">point</text:span></text:span></text:p>
      <text:p text:style-name="P39"/>
      <text:p text:style-name="P25"><text:span text:style-name="T108"><text:tab/>В този пример</text:span><text:span text:style-name="T106">, </text:span><text:span text:style-name="T108">първо извиквате</text:span><text:span text:style-name="T106"> </text:span><text:span text:style-name="Source_20_Text"><text:span text:style-name="T106">.__new__()</text:span></text:span><text:span text:style-name="T106"> </text:span><text:span text:style-name="T108">на вашия клас</text:span><text:span text:style-name="T106"> </text:span><text:span text:style-name="Source_20_Text"><text:span text:style-name="T106">Point</text:span></text:span><text:span text:style-name="T106">, </text:span>като предавате самия клас като първи аргумент на метода.<text:span text:style-name="T106"> </text:span>Това извикване изпълнява само първата стъпка от процеса на инстанциране, създавайки нов и празен обект.<text:span text:style-name="T106"> </text:span>Имайте предвид, че създаването на екземпляр по този начин заобикаля извикването на<text:span text:style-name="T106"> </text:span><text:span text:style-name="Source_20_Text"><text:span text:style-name="T106">.__init__()</text:span></text:span><text:span text:style-name="T106">.</text:span></text:p>
      <text:p text:style-name="P25"/>
      <text:p text:style-name="P26"><text:span text:style-name="Strong_20_Emphasis"><text:span text:style-name="T51">Note:</text:span></text:span><text:span text:style-name="T57"> Кодовият фрагмент по-горе е предназначен да бъде демонстративен пример за това как процесът на инстанциране работи вътрешно. Това не е нещо, което обикновено бихте направили в реален код.</text:span></text:p>
      <text:p text:style-name="P32"/>
      <text:p text:style-name="P70"><text:span text:style-name="T24"><text:tab/></text:span><text:span text:style-name="T5">След като имате новия обект, можете да го инициализирате, като извикате</text:span> <text:span text:style-name="Source_20_Text">.__init__()</text:span> <text:span text:style-name="T5">с подходящ набор от аргументи</text:span>. <text:span text:style-name="T5">След това извикване</text:span><text:span text:style-name="T24">,</text:span><text:span text:style-name="T5"> вашият </text:span><text:span text:style-name="T92">Point</text:span><text:span text:style-name="T5"> обект е правилно инициализиран с всички негови</text:span><text:span text:style-name="T24"> така настроени</text:span><text:span text:style-name="T5"> атрибути</text:span><text:span text:style-name="T24">.</text:span></text:p>
      <text:p text:style-name="P71"><text:span text:style-name="T24"><text:tab/></text:span><text:span text:style-name="T5">Една фина и важна подробност, която трябва да се отбележи за</text:span> <text:span text:style-name="Source_20_Text">.__new__()</text:span> <text:span text:style-name="T5">е, че може също така да върне екземпляр на клас, различен от класа, който имплементира самия </text:span><text:soft-page-break/><text:span text:style-name="T5">метод. </text:span><text:s/><text:span text:style-name="T5">Когато това се случи, Python не извиква</text:span> <text:span text:style-name="Source_20_Text">.__init__()</text:span> <text:span text:style-name="T5">в текущия клас</text:span>, <text:span text:style-name="T5">защото няма начин да се знае недвусмислено как да се инициализира обект от различен клас.</text:span></text:p>
      <text:p text:style-name="Text_20_body"><text:span text:style-name="T38"><text:tab/></text:span><text:span text:style-name="T5">Разгледайте следния пример, в който методът</text:span> <text:span text:style-name="Source_20_Text">.__new__()</text:span> <text:span text:style-name="T110">от клас</text:span> <text:span text:style-name="Source_20_Text">B</text:span> <text:span text:style-name="T110">връща екземпляр </text:span><text:span text:style-name="T111">на</text:span><text:span text:style-name="T110"> клас</text:span> <text:span text:style-name="Source_20_Text">A</text:span>:</text:p>
      <text:p text:style-name="P19"><text:span text:style-name="Source_20_Text"><text:span text:style-name="T111">като код:</text:span></text:span></text:p>
      <text:p text:style-name="P19"><text:span text:style-name="Source_20_Text"/></text:p>
      <text:p text:style-name="P19"><text:span text:style-name="Source_20_Text"><text:span text:style-name="T107"># ab_classes.py</text:span></text:span></text:p>
      <text:p text:style-name="P62"/>
      <text:p text:style-name="Preformatted_20_Text"><text:span text:style-name="Source_20_Text"><text:span text:style-name="T107">class A:</text:span></text:span></text:p>
      <text:p text:style-name="Preformatted_20_Text"><text:span text:style-name="Source_20_Text"><text:span text:style-name="T107"><text:s text:c="4"/>def __init__(self, a_value):</text:span></text:span></text:p>
      <text:p text:style-name="Preformatted_20_Text"><text:span text:style-name="Source_20_Text"><text:span text:style-name="T107"><text:s text:c="8"/>print("Initialize the new instance of A.")</text:span></text:span></text:p>
      <text:p text:style-name="Preformatted_20_Text"><text:span text:style-name="Source_20_Text"><text:span text:style-name="T107"><text:s text:c="8"/>self.a_value = a_value</text:span></text:span></text:p>
      <text:p text:style-name="P62"/>
      <text:p text:style-name="Preformatted_20_Text"><text:span text:style-name="Source_20_Text"><text:span text:style-name="T107">class B:</text:span></text:span></text:p>
      <text:p text:style-name="Preformatted_20_Text"><text:span text:style-name="Source_20_Text"><text:span text:style-name="T107"><text:s text:c="4"/>def __new__(cls, *args, **kwargs):</text:span></text:span></text:p>
      <text:p text:style-name="Preformatted_20_Text"><text:span text:style-name="Source_20_Text"><text:span text:style-name="T107"><text:s text:c="8"/>return A(42)</text:span></text:span></text:p>
      <text:p text:style-name="P62"/>
      <text:p text:style-name="Preformatted_20_Text"><text:span text:style-name="Source_20_Text"><text:span text:style-name="T107"><text:s text:c="4"/>def __init__(self, b_value):</text:span></text:span></text:p>
      <text:p text:style-name="Preformatted_20_Text"><text:span text:style-name="Source_20_Text"><text:span text:style-name="T107"><text:s text:c="8"/>print("Initialize the new instance of B.")</text:span></text:span></text:p>
      <text:p text:style-name="P39"><text:span text:style-name="Source_20_Text"><text:span text:style-name="T107"><text:s text:c="8"/>self.b_value = b_value</text:span></text:span></text:p>
      <text:p text:style-name="P27"><text:span text:style-name="T191"><text:tab/></text:span><text:span text:style-name="T111">Защото</text:span><text:span text:style-name="T109"> </text:span><text:span text:style-name="Source_20_Text"><text:span text:style-name="T109">B.__new__()</text:span></text:span><text:span text:style-name="T109"> </text:span>връща екземпляр от различен клас<text:span text:style-name="T111">.</text:span><text:span text:style-name="T109"> Python </text:span><text:span text:style-name="T111">не изпълнява</text:span><text:span text:style-name="T109"> </text:span><text:span text:style-name="Source_20_Text"><text:span text:style-name="T109">B.__init__()</text:span></text:span><text:span text:style-name="T109">. </text:span>За да потвърдите това поведение, запишете кода във файл, наречен <text:span text:style-name="T91">ab_classes.py</text:span> и след това изпълнете следния код в интерактивна сесия на Python:</text:p>
      <text:p text:style-name="P14">в терминала:</text:p>
      <text:p text:style-name="P72"><text:span text:style-name="T25"><text:line-break/></text:span><text:span text:style-name="Source_20_Text"><text:span text:style-name="T90">&gt;&gt;&gt; from ab_classes import B</text:span></text:span></text:p>
      <text:p text:style-name="P40"/>
      <text:p text:style-name="Preformatted_20_Text"><text:span text:style-name="Source_20_Text"><text:span text:style-name="T90">&gt;&gt;&gt; b = B(21)</text:span></text:span></text:p>
      <text:p text:style-name="Preformatted_20_Text"><text:span text:style-name="Source_20_Text"><text:span text:style-name="T90">Initialize the new instance of A.</text:span></text:span></text:p>
      <text:p text:style-name="P40"/>
      <text:p text:style-name="Preformatted_20_Text"><text:span text:style-name="Source_20_Text"><text:span text:style-name="T90">&gt;&gt;&gt; b.b_value</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reformatted_20_Text"><text:span text:style-name="Source_20_Text"><text:span text:style-name="T90">AttributeError: 'A' object has no attribute 'b_value'</text:span></text:span></text:p>
      <text:p text:style-name="P40"/>
      <text:p text:style-name="Preformatted_20_Text"><text:span text:style-name="Source_20_Text"><text:span text:style-name="T90">&gt;&gt;&gt; isinstance(b, B)</text:span></text:span></text:p>
      <text:p text:style-name="Preformatted_20_Text"><text:span text:style-name="Source_20_Text"><text:span text:style-name="T90">False</text:span></text:span></text:p>
      <text:p text:style-name="Preformatted_20_Text"><text:span text:style-name="Source_20_Text"><text:span text:style-name="T90">&gt;&gt;&gt; isinstance(b, A)</text:span></text:span></text:p>
      <text:p text:style-name="Preformatted_20_Text"><text:span text:style-name="Source_20_Text"><text:span text:style-name="T90">True</text:span></text:span></text:p>
      <text:p text:style-name="P40"/>
      <text:p text:style-name="Preformatted_20_Text"><text:span text:style-name="Source_20_Text"><text:span text:style-name="T90">&gt;&gt;&gt; b.a_value</text:span></text:span></text:p>
      <text:p text:style-name="P39"><text:span text:style-name="Source_20_Text"><text:span text:style-name="T90">42</text:span></text:span></text:p>
      <text:p text:style-name="P14">код в IDE:</text:p>
      <text:p text:style-name="P14"/>
      <text:p text:style-name="P13"><text:span text:style-name="Source_20_Text"><text:span text:style-name="T107">from ab_classes import B</text:span></text:span></text:p>
      <text:p text:style-name="P62"/>
      <text:p text:style-name="Preformatted_20_Text"><text:span text:style-name="Source_20_Text"><text:span text:style-name="T107">b = B(21)</text:span></text:span></text:p>
      <text:p text:style-name="P62"/>
      <text:p text:style-name="Preformatted_20_Text"><text:span text:style-name="Source_20_Text"><text:span text:style-name="T107">b.b_value</text:span></text:span></text:p>
      <text:p text:style-name="P62"/>
      <text:p text:style-name="Preformatted_20_Text"><text:span text:style-name="Source_20_Text"><text:span text:style-name="T107">isinstance(b, B)</text:span></text:span></text:p>
      <text:p text:style-name="P62"/>
      <text:p text:style-name="Preformatted_20_Text"><text:span text:style-name="Source_20_Text"><text:span text:style-name="T107">isinstance(b, A)</text:span></text:span></text:p>
      <text:p text:style-name="P62"/>
      <text:p text:style-name="Preformatted_20_Text"><text:span text:style-name="Source_20_Text"><text:span text:style-name="T107">b.a_value</text:span></text:span></text:p>
      <text:p text:style-name="P39"/>
      <text:p text:style-name="P28"><text:soft-page-break/><text:span text:style-name="T111"><text:tab/></text:span>Извикването на конструктора на клас<text:span text:style-name="T111"> </text:span><text:span text:style-name="Source_20_Text"><text:span text:style-name="T111">B()</text:span></text:span><text:span text:style-name="T111"> изпълнява </text:span><text:span text:style-name="Source_20_Text"><text:span text:style-name="T111">B.__new__()</text:span></text:span><text:span text:style-name="T111">, което връща екземпляр на </text:span><text:span text:style-name="Source_20_Text"><text:span text:style-name="T111">A</text:span></text:span><text:span text:style-name="T111"> вместо на </text:span><text:span text:style-name="Source_20_Text"><text:span text:style-name="T111">B</text:span></text:span><text:span text:style-name="T111">. Ето защо </text:span><text:span text:style-name="Source_20_Text"><text:span text:style-name="T111">B.__init__()</text:span></text:span><text:span text:style-name="T111"> не се стартира никога. </text:span>Обърнете внимание, че<text:span text:style-name="T111"> </text:span><text:span text:style-name="Source_20_Text"><text:span text:style-name="T111">b</text:span></text:span><text:span text:style-name="T111"> няма атрибут </text:span><text:span text:style-name="Source_20_Text"><text:span text:style-name="T111">.b_value</text:span></text:span><text:span text:style-name="T111">. А всъщност </text:span><text:span text:style-name="Source_20_Text"><text:span text:style-name="T111">b</text:span></text:span><text:span text:style-name="T111"> има атрибут </text:span><text:span text:style-name="Source_20_Text"><text:span text:style-name="T111">.a_value</text:span></text:span><text:span text:style-name="T111"> </text:span><text:span text:style-name="T112">със стойност</text:span><text:span text:style-name="T111"> </text:span><text:span text:style-name="Source_20_Text"><text:span text:style-name="T111">42</text:span></text:span><text:span text:style-name="T111">.</text:span></text:p>
      <text:p text:style-name="P75"><text:span text:style-name="T111"><text:tab/></text:span><text:span text:style-name="T5">Сега, след като знаете стъпките, които Python вътрешно предприема, за да създаде екземпляри на даден клас, вие сте готови да се задълбочите малко в други характеристики на</text:span> <text:span text:style-name="Source_20_Text">.__init__()</text:span>, <text:span text:style-name="Source_20_Text">.__new__()</text:span>, <text:span text:style-name="T112">и</text:span> <text:span text:style-name="T5">стъпките, които изпълняват</text:span><text:span text:style-name="T26"> те</text:span>.</text:p>
      <text:h text:style-name="P12" text:outline-level="2"><text:span text:style-name="T4">Инициализация на обект с</text:span><text:span text:style-name="T3"> </text:span><text:span text:style-name="Source_20_Text"><text:span text:style-name="T3">.__init__()</text:span></text:span></text:h>
      <text:p text:style-name="P75"><text:span text:style-name="T112"><text:tab/>В</text:span> Python<text:span text:style-name="T112"> методът</text:span> <text:span text:style-name="Source_20_Text">.__init__()</text:span> <text:span text:style-name="T5">вероятно е най-разпространеният специален метод, който някога ще замените във вашите персонализирани класове.</text:span> <text:span text:style-name="T5">Почти всички ваши класове ще се нуждаят от персонализирана реализация на</text:span> <text:span text:style-name="Source_20_Text">.__init__()</text:span>. <text:span text:style-name="T112">Разбирането</text:span><text:span text:style-name="T5"> на този метод ще ви позволи да инициализирате вашите обекти правилно.</text:span></text:p>
      <text:p text:style-name="Text_20_body"><text:span text:style-name="T112"><text:tab/></text:span><text:span text:style-name="T5">Целта на тази стъпка за инициализация е да оставите вашите нови обекти във валидно състояние, така че да можете да започнете да ги използвате веднага във вашия код. В този раздел ще научите основите на писане на ваши собствени методи </text:span><text:span text:style-name="T92">.__init__()</text:span><text:span text:style-name="T5"> и как те могат да ви помогнат да персонализирате вашите класове.</text:span></text:p>
      <text:h text:style-name="Heading_20_3" text:outline-level="3">Providing Custom Object Initializers<text:span text:style-name="T113">/</text:span><text:span text:style-name="T5">Предоставяне на персонализирани инициализатори на обекти</text:span></text:h>
      <text:p text:style-name="Text_20_body"><text:span text:style-name="T38"><text:tab/></text:span><text:span text:style-name="T5">Най</text:span><text:span text:style-name="T27">-чистото</text:span><text:span text:style-name="T5"> изпълнение на .__init__(), което можете да напишете, просто ще се погрижи за присвояването на входни аргументи към съвпадащи атрибути на екземпляр.</text:span> <text:span text:style-name="T5">Да речем, че пишете клас </text:span><text:span text:style-name="T92">Rectangle</text:span><text:span text:style-name="T116">(правоъгълник)</text:span><text:span text:style-name="T5">, който изисква атрибути </text:span><text:span text:style-name="T92">.width</text:span><text:span text:style-name="T5"> и </text:span><text:span text:style-name="T92">.height</text:span><text:span text:style-name="T116"> ширина и височина</text:span><text:span text:style-name="T5">. В такъв случай можете да направите нещо подобно:</text:span></text:p>
      <text:p text:style-name="P21">в терминала:</text:p>
      <text:p text:style-name="P20"><text:span text:style-name="Source_20_Text"><text:span text:style-name="T90">&gt;&gt;&gt; class Rectangle:</text:span></text:span></text:p>
      <text:p text:style-name="Preformatted_20_Text"><text:span text:style-name="Source_20_Text"><text:span text:style-name="T90">... <text:s text:c="4"/>def __init__(self, width, height):</text:span></text:span></text:p>
      <text:p text:style-name="Preformatted_20_Text"><text:span text:style-name="Source_20_Text"><text:span text:style-name="T90">... <text:s text:c="8"/>self.width = width</text:span></text:span></text:p>
      <text:p text:style-name="Preformatted_20_Text"><text:span text:style-name="Source_20_Text"><text:span text:style-name="T90">... <text:s text:c="8"/>self.height = height</text:span></text:span></text:p>
      <text:p text:style-name="Preformatted_20_Text"><text:span text:style-name="Source_20_Text"><text:span text:style-name="T90">...</text:span></text:span></text:p>
      <text:p text:style-name="P40"/>
      <text:p text:style-name="Preformatted_20_Text"><text:span text:style-name="Source_20_Text"><text:span text:style-name="T90">&gt;&gt;&gt; rectangle = Rectangle(21, 42)</text:span></text:span></text:p>
      <text:p text:style-name="Preformatted_20_Text"><text:span text:style-name="Source_20_Text"><text:span text:style-name="T90">&gt;&gt;&gt; rectangle.width</text:span></text:span></text:p>
      <text:p text:style-name="Preformatted_20_Text"><text:span text:style-name="Source_20_Text"><text:span text:style-name="T90">21</text:span></text:span></text:p>
      <text:p text:style-name="Preformatted_20_Text"><text:span text:style-name="Source_20_Text"><text:span text:style-name="T90">&gt;&gt;&gt; rectangle.height</text:span></text:span></text:p>
      <text:p text:style-name="P39"><text:span text:style-name="Source_20_Text"><text:span text:style-name="T90">42</text:span></text:span></text:p>
      <text:p text:style-name="P21">код в IDE:</text:p>
      <text:p text:style-name="P20"><text:span text:style-name="Source_20_Text"><text:span text:style-name="T107">class Rectangle:</text:span></text:span></text:p>
      <text:p text:style-name="Preformatted_20_Text"><text:span text:style-name="Source_20_Text"><text:span text:style-name="T107"><text:s text:c="4"/>def __init__(self, width, height):</text:span></text:span></text:p>
      <text:p text:style-name="Preformatted_20_Text"><text:span text:style-name="Source_20_Text"><text:span text:style-name="T107"><text:s text:c="8"/>self.width = width</text:span></text:span></text:p>
      <text:p text:style-name="Preformatted_20_Text"><text:span text:style-name="Source_20_Text"><text:span text:style-name="T107"><text:s text:c="8"/>self.height = height</text:span></text:span></text:p>
      <text:p text:style-name="P62"/>
      <text:p text:style-name="Preformatted_20_Text"><text:span text:style-name="Source_20_Text"><text:span text:style-name="T107">rectangle = Rectangle(21, 42)</text:span></text:span></text:p>
      <text:p text:style-name="Preformatted_20_Text"><text:span text:style-name="Source_20_Text"><text:span text:style-name="T107">rectangle.width</text:span></text:span></text:p>
      <text:p text:style-name="P62"/>
      <text:p text:style-name="Preformatted_20_Text"><text:span text:style-name="Source_20_Text"><text:span text:style-name="T107">rectangle.height</text:span></text:span></text:p>
      <text:p text:style-name="P39"/>
      <text:p text:style-name="P76"><text:soft-page-break/><text:span text:style-name="T28"><text:tab/>Както научихте по-рано</text:span><text:span text:style-name="T27">, </text:span><text:span text:style-name="Source_20_Text"><text:span text:style-name="T27">.__init__()</text:span></text:span><text:span text:style-name="T27"> </text:span><text:span text:style-name="T5">изпълнява втората стъпка от процеса на създаване на обект в Python</text:span><text:span text:style-name="T27">. </text:span><text:span text:style-name="T28">Първият му аргумент</text:span><text:span text:style-name="T27"> </text:span><text:span text:style-name="Source_20_Text"><text:span text:style-name="T27">self</text:span></text:span><text:span text:style-name="Source_20_Text"><text:span text:style-name="T117"> </text:span></text:span><text:span text:style-name="Source_20_Text"><text:span text:style-name="T115">съдържа новото копие, което е резултат от извикването на</text:span></text:span><text:span text:style-name="T27"> </text:span><text:span text:style-name="Source_20_Text"><text:span text:style-name="T27">.__new__()</text:span></text:span><text:span text:style-name="T27">. Останалите аргументи на </text:span><text:span text:style-name="Source_20_Text"><text:span text:style-name="T27">.__init__()</text:span></text:span><text:span text:style-name="T27"> обикновено се използват за инициализиране на атрибути на екземпляр. В горния пример вие инициализирате </text:span><text:span text:style-name="Source_20_Text"><text:span text:style-name="T27">.width</text:span></text:span><text:span text:style-name="T27"> </text:span><text:span text:style-name="T29">и</text:span><text:span text:style-name="T27"> </text:span><text:span text:style-name="Source_20_Text"><text:span text:style-name="T27">.height</text:span></text:span><text:span text:style-name="T27"> </text:span><text:span text:style-name="T29">на правоъгълника използвайки аргументите</text:span><text:span text:style-name="T27"> </text:span><text:span text:style-name="Source_20_Text"><text:span text:style-name="T27">width</text:span></text:span><text:span text:style-name="T27"> </text:span><text:span text:style-name="T29">и</text:span><text:span text:style-name="T27"> </text:span><text:span text:style-name="Source_20_Text"><text:span text:style-name="T27">height</text:span></text:span><text:span text:style-name="T27"> </text:span><text:span text:style-name="T29">в</text:span><text:span text:style-name="T27"> </text:span><text:span text:style-name="Source_20_Text"><text:span text:style-name="T27">.__init__()</text:span></text:span><text:span text:style-name="T27">.</text:span></text:p>
      <text:p text:style-name="P76"><text:span text:style-name="T177"><text:tab/></text:span><text:span text:style-name="T5">Важно е да се отбележи, че без да </text:span><text:span text:style-name="T29">се </text:span><text:span text:style-name="T5">брои </text:span><text:span text:style-name="T94">self</text:span><text:span text:style-name="T5">, аргументите на</text:span> <text:span text:style-name="Source_20_Text">.__init__()</text:span> <text:span text:style-name="T5">са същите, които сте предали в извикването на конструктора на класа</text:span>. <text:span text:style-name="T5">Така че по някакъв начин </text:span><text:a xlink:type="simple" xlink:href="https://en.wikipedia.org/wiki/Type_signature" text:style-name="Internet_20_link" text:visited-style-name="Visited_20_Internet_20_Link">signature</text:a><text:span text:style-name="T29">/</text:span><text:span text:style-name="T5">сигнатурата </text:span><text:s/><text:span text:style-name="Source_20_Text">.__init__()</text:span> <text:span text:style-name="T5">дефинира сигнатурата на конструктора на класа.</text:span></text:p>
      <text:p text:style-name="P77"><text:span text:style-name="T177"><text:tab/></text:span><text:span text:style-name="T5">Освен това</text:span><text:span text:style-name="T29">,</text:span><text:span text:style-name="T5"> имайте предвид, че</text:span> <text:span text:style-name="Source_20_Text">.__init__()</text:span> <text:span text:style-name="T5">не трябва </text:span><text:a xlink:type="simple" xlink:href="https://realpython.com/python-return-statement/#explicit-return-statements" text:style-name="Internet_20_link" text:visited-style-name="Visited_20_Internet_20_Link">explicitly return</text:a><text:span text:style-name="T30">/</text:span><text:span text:style-name="T5">изрично да връща </text:span><text:span text:style-name="T30">не</text:span><text:span text:style-name="T5">що</text:span> <text:span text:style-name="T178">различно от</text:span> <text:a xlink:type="simple" xlink:href="https://realpython.com/null-in-python/" text:style-name="Internet_20_link" text:visited-style-name="Visited_20_Internet_20_Link"><text:span text:style-name="Source_20_Text">None</text:span></text:a> <text:span text:style-name="T178">или нещо от типа на</text:span> <text:a xlink:type="simple" xlink:href="https://docs.python.org/3/library/exceptions.html#TypeError" text:style-name="Internet_20_link" text:visited-style-name="Visited_20_Internet_20_Link"><text:span text:style-name="Source_20_Text">TypeError</text:span></text:a>:</text:p>
      <text:p text:style-name="P23">в терминала:</text:p>
      <text:p text:style-name="P22"><text:span text:style-name="Source_20_Text"><text:span text:style-name="T90">&gt;&gt;&gt; class Rectangle:</text:span></text:span></text:p>
      <text:p text:style-name="Preformatted_20_Text"><text:span text:style-name="Source_20_Text"><text:span text:style-name="T90">... <text:s text:c="4"/>def __init__(self, width, height):</text:span></text:span></text:p>
      <text:p text:style-name="Preformatted_20_Text"><text:span text:style-name="Source_20_Text"><text:span text:style-name="T90">... <text:s text:c="8"/>self.width = width</text:span></text:span></text:p>
      <text:p text:style-name="Preformatted_20_Text"><text:span text:style-name="Source_20_Text"><text:span text:style-name="T90">... <text:s text:c="8"/>self.height = height</text:span></text:span></text:p>
      <text:p text:style-name="Preformatted_20_Text"><text:span text:style-name="Source_20_Text"><text:span text:style-name="T90">... <text:s text:c="8"/>return 42</text:span></text:span></text:p>
      <text:p text:style-name="Preformatted_20_Text"><text:span text:style-name="Source_20_Text"><text:span text:style-name="T90">...</text:span></text:span></text:p>
      <text:p text:style-name="P40"/>
      <text:p text:style-name="Preformatted_20_Text"><text:span text:style-name="Source_20_Text"><text:span text:style-name="T90">&gt;&gt;&gt; rectangle = Rectangle(21, 42)</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39"><text:span text:style-name="Source_20_Text"><text:span text:style-name="T90">TypeError: __init__() should return None, not 'int'</text:span></text:span></text:p>
      <text:p text:style-name="P23">код в IDE:</text:p>
      <text:p text:style-name="P22"><text:span text:style-name="Source_20_Text"><text:span text:style-name="T107">class Rectangle:</text:span></text:span></text:p>
      <text:p text:style-name="Preformatted_20_Text"><text:span text:style-name="Source_20_Text"><text:span text:style-name="T107"><text:s text:c="4"/>def __init__(self, width, height):</text:span></text:span></text:p>
      <text:p text:style-name="Preformatted_20_Text"><text:span text:style-name="Source_20_Text"><text:span text:style-name="T107"><text:s text:c="8"/>self.width = width</text:span></text:span></text:p>
      <text:p text:style-name="Preformatted_20_Text"><text:span text:style-name="Source_20_Text"><text:span text:style-name="T107"><text:s text:c="8"/>self.height = height</text:span></text:span></text:p>
      <text:p text:style-name="Preformatted_20_Text"><text:span text:style-name="Source_20_Text"><text:span text:style-name="T107"><text:s text:c="8"/>return 42</text:span></text:span></text:p>
      <text:p text:style-name="P62"/>
      <text:p text:style-name="Preformatted_20_Text"><text:span text:style-name="Source_20_Text"><text:span text:style-name="T107">rectangle = Rectangle(21, 42)</text:span></text:span></text:p>
      <text:p text:style-name="Preformatted_20_Text"/>
      <text:p text:style-name="Preformatted_20_Text"><text:span text:style-name="Source_20_Text"><text:s text:c="4"/></text:span></text:p>
      <text:p text:style-name="P31"><text:span text:style-name="T179"><text:tab/></text:span><text:span text:style-name="T178">В този пример методът </text:span><text:span text:style-name="Source_20_Text"><text:span text:style-name="T178">.__init__()</text:span></text:span><text:span text:style-name="T178"> опитва да върне </text:span><text:a xlink:type="simple" xlink:href="https://realpython.com/python-numbers/" text:style-name="Internet_20_link" text:visited-style-name="Visited_20_Internet_20_Link"><text:span text:style-name="T178">number</text:span></text:a><text:span text:style-name="T178">/цяло число, който завършва като вдига </text:span><text:span text:style-name="Source_20_Text"><text:span text:style-name="T178">TypeError.</text:span></text:span><text:span text:style-name="T178"> </text:span>Повдига се, когато операция или функция се прилага към обект от неподходящ тип. <text:span text:style-name="T179">Грешка по време на изпълнение.</text:span><text:span text:style-name="T178">.</text:span></text:p>
      <text:p text:style-name="P78"><text:span text:style-name="T31"><text:tab/></text:span><text:span text:style-name="T5">Съобщението за грешка в горния пример казва, че</text:span> <text:span text:style-name="Source_20_Text">.__init__()</text:span> <text:span text:style-name="T179">ще върне</text:span> <text:span text:style-name="Source_20_Text">None</text:span>. <text:span text:style-name="T5">Въпреки това, не е необходимо да връщат</text:span><text:span text:style-name="T31">е</text:span> <text:span text:style-name="Source_20_Text">None</text:span> <text:span text:style-name="T179">изрично</text:span>, <text:span text:style-name="T5">тъй като методите и функциите без изричен израз за</text:span> <text:span text:style-name="Source_20_Text">return</text:span> <text:span text:style-name="T179">просто връщат</text:span> <text:a xlink:type="simple" xlink:href="https://realpython.com/null-in-python/" text:style-name="Internet_20_link" text:visited-style-name="Visited_20_Internet_20_Link"><text:span text:style-name="Source_20_Text">None</text:span></text:a> <text:span text:style-name="T179">безусловно в</text:span> Python.</text:p>
      <text:p text:style-name="P78"><text:span text:style-name="Source_20_Text"><text:span text:style-name="T118"><text:tab/></text:span></text:span><text:span text:style-name="Source_20_Text"><text:span text:style-name="T115">С горната реализация на</text:span></text:span><text:span text:style-name="Source_20_Text">.__init__()</text:span>, <text:span text:style-name="T179">гарантирате, че</text:span> <text:span text:style-name="Source_20_Text">.width</text:span> <text:span text:style-name="T179">и</text:span> <text:span text:style-name="Source_20_Text">.height</text:span> <text:span text:style-name="T5">се инициализират до валидно състояние, когато извиквате конструктора на класа с подходящи аргументи.</text:span> <text:span text:style-name="T5">По този начин вашите правоъгълници ще бъдат готови за употреба веднага след приключване на процеса на изграждане.</text:span></text:p>
      <text:p text:style-name="P79"><text:span text:style-name="T179"><text:tab/></text:span><text:span text:style-name="T180">В</text:span> <text:span text:style-name="Source_20_Text">.__init__()</text:span>, <text:span text:style-name="T5">можете също така да стартирате всяка трансформация върху входните аргументи, за да инициализирате правилно атрибутите на екземпляра.</text:span> <text:span text:style-name="T180">Например</text:span>, <text:soft-page-break/><text:span text:style-name="T5">Например, ако вашите потребители ще използват директно</text:span> <text:span text:style-name="Source_20_Text">Rectangle</text:span>, <text:span text:style-name="T5">тогава може да искате да потвърдите предоставените </text:span><text:s/><text:span text:style-name="Source_20_Text">width</text:span> <text:span text:style-name="T180">и</text:span> <text:span text:style-name="Source_20_Text">height</text:span> <text:span text:style-name="T5">и да се уверите, че са правилни, преди да инициализирате съответните атрибути:</text:span></text:p>
      <text:p text:style-name="P24">в терминала:</text:p>
      <text:p text:style-name="P24"><text:span text:style-name="Source_20_Text"><text:span text:style-name="T90">&gt;&gt;&gt; class Rectangle:</text:span></text:span></text:p>
      <text:p text:style-name="Preformatted_20_Text"><text:span text:style-name="Source_20_Text"><text:span text:style-name="T90">... <text:s text:c="4"/>def __init__(self, width, height):</text:span></text:span></text:p>
      <text:p text:style-name="Preformatted_20_Text"><text:span text:style-name="Source_20_Text"><text:span text:style-name="T90">... <text:s text:c="8"/>if not (isinstance(width, (int, float)) and width &gt; 0):</text:span></text:span></text:p>
      <text:p text:style-name="Preformatted_20_Text"><text:span text:style-name="Source_20_Text"><text:span text:style-name="T90">... <text:s text:c="12"/>raise ValueError(f"positive width expected, got {width}")</text:span></text:span></text:p>
      <text:p text:style-name="Preformatted_20_Text"><text:span text:style-name="Source_20_Text"><text:span text:style-name="T90">... <text:s text:c="8"/>self.width = width</text:span></text:span></text:p>
      <text:p text:style-name="Preformatted_20_Text"><text:span text:style-name="Source_20_Text"><text:span text:style-name="T90">... <text:s text:c="8"/>if not (isinstance(height, (int, float)) and height &gt; 0):</text:span></text:span></text:p>
      <text:p text:style-name="Preformatted_20_Text"><text:span text:style-name="Source_20_Text"><text:span text:style-name="T90">... <text:s text:c="12"/>raise ValueError(f"positive height expected, got {height}")</text:span></text:span></text:p>
      <text:p text:style-name="Preformatted_20_Text"><text:span text:style-name="Source_20_Text"><text:span text:style-name="T90">... <text:s text:c="8"/>self.height = height</text:span></text:span></text:p>
      <text:p text:style-name="Preformatted_20_Text"><text:span text:style-name="Source_20_Text"><text:span text:style-name="T90">...</text:span></text:span></text:p>
      <text:p text:style-name="P40"/>
      <text:p text:style-name="Preformatted_20_Text"><text:span text:style-name="Source_20_Text"><text:span text:style-name="T90">&gt;&gt;&gt; rectangle = Rectangle(-21, 42)</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39"><text:span text:style-name="Source_20_Text"><text:span text:style-name="T90">ValueError: positive width expected, got -21</text:span></text:span></text:p>
      <text:p text:style-name="P24"/>
      <text:p text:style-name="P24"/>
      <text:p text:style-name="P24">код в IDE:</text:p>
      <text:p text:style-name="P24"><text:span text:style-name="Source_20_Text"><text:span text:style-name="T107">class Rectangle:</text:span></text:span></text:p>
      <text:p text:style-name="Preformatted_20_Text"><text:span text:style-name="Source_20_Text"><text:span text:style-name="T107"><text:s text:c="4"/>def __init__(self, width, height):</text:span></text:span></text:p>
      <text:p text:style-name="Preformatted_20_Text"><text:span text:style-name="Source_20_Text"><text:span text:style-name="T107"><text:s text:c="8"/>if not (isinstance(width, (int, float)) and width &gt; 0):</text:span></text:span></text:p>
      <text:p text:style-name="Preformatted_20_Text"><text:span text:style-name="Source_20_Text"><text:span text:style-name="T107"><text:s text:c="12"/>raise ValueError(f"positive width expected, got {width}")</text:span></text:span></text:p>
      <text:p text:style-name="Preformatted_20_Text"><text:span text:style-name="Source_20_Text"><text:span text:style-name="T107"><text:s text:c="8"/>self.width = width</text:span></text:span></text:p>
      <text:p text:style-name="Preformatted_20_Text"><text:span text:style-name="Source_20_Text"><text:span text:style-name="T107"><text:s text:c="8"/>if not (isinstance(height, (int, float)) and height &gt; 0):</text:span></text:span></text:p>
      <text:p text:style-name="Preformatted_20_Text"><text:span text:style-name="Source_20_Text"><text:span text:style-name="T107"><text:s text:c="12"/>raise ValueError(f"positive height expected, got {height}")</text:span></text:span></text:p>
      <text:p text:style-name="Preformatted_20_Text"><text:span text:style-name="Source_20_Text"><text:span text:style-name="T107"><text:s text:c="8"/>self.height = height</text:span></text:span></text:p>
      <text:p text:style-name="P62"/>
      <text:p text:style-name="P62"/>
      <text:p text:style-name="Preformatted_20_Text"><text:span text:style-name="Source_20_Text"><text:span text:style-name="T107">rectangle = Rectangle(-21, 42)</text:span></text:span></text:p>
      <text:p text:style-name="Preformatted_20_Text"/>
      <text:p text:style-name="Preformatted_20_Text"><text:span text:style-name="Source_20_Text"><text:span text:style-name="T80"><text:s text:c="4"/></text:span></text:span></text:p>
      <text:p text:style-name="P63"><text:span text:style-name="T61"><text:tab/></text:span><text:span text:style-name="T131">В тази актуализирана реализация на</text:span><text:span text:style-name="T61"> </text:span><text:span text:style-name="Source_20_Text"><text:span text:style-name="T61">.__init__()</text:span></text:span><text:span text:style-name="T61">, </text:span><text:span text:style-name="T132">се уверете, че входните аргументи за</text:span><text:span text:style-name="T61"> </text:span><text:span text:style-name="Source_20_Text"><text:span text:style-name="T96">width</text:span></text:span><text:span text:style-name="T61"> </text:span><text:span text:style-name="T132">и</text:span><text:span text:style-name="T61"> </text:span><text:span text:style-name="Source_20_Text"><text:span text:style-name="T96">height</text:span></text:span><text:span text:style-name="Source_20_Text"><text:span text:style-name="T97"> </text:span></text:span><text:span text:style-name="Source_20_Text"><text:span text:style-name="T132">са положителни числа, преди да инициализирате съответните атрибути</text:span></text:span><text:span text:style-name="T61"> </text:span><text:span text:style-name="Source_20_Text"><text:span text:style-name="T61">.width</text:span></text:span><text:span text:style-name="T61"> </text:span><text:span text:style-name="T132">и</text:span><text:span text:style-name="T61"> </text:span><text:span text:style-name="Source_20_Text"><text:span text:style-name="T61">.height</text:span></text:span><text:span text:style-name="T132">. Ако някоя от двете проверки е неуспешна, тогава получавате</text:span><text:span text:style-name="T61"> </text:span><text:span text:style-name="Source_20_Text"><text:span text:style-name="T81">ValueError</text:span></text:span><text:span text:style-name="T132">.</text:span></text:p>
      <text:p text:style-name="P63"><text:span text:style-name="Strong_20_Emphasis"><text:span text:style-name="T53">Note:</text:span></text:span><text:span text:style-name="T136"> </text:span><text:span text:style-name="T137">Повече техники в </text:span><text:span text:style-name="T136">Pythonic за справяне с валидирането на атрибути е превръщането на атрибути в </text:span><text:span text:style-name="T145">свойства</text:span><text:span text:style-name="T136">. </text:span><text:span text:style-name="T137">За да научите повече за тези свойства</text:span><text:span text:style-name="T136">, </text:span><text:span text:style-name="T137">посетете</text:span><text:span text:style-name="T136"> </text:span><text:a xlink:type="simple" xlink:href="https://realpython.com/python-property/" text:style-name="Internet_20_link" text:visited-style-name="Visited_20_Internet_20_Link">Python’s property(): Add Managed Attributes to Your Classes</text:a><text:span text:style-name="T136">.</text:span></text:p>
      <text:p text:style-name="P63"><text:span text:style-name="T148"><text:tab/>Сега използвайте</text:span><text:span text:style-name="T147"> </text:span><text:a xlink:type="simple" xlink:href="https://realpython.com/inheritance-composition-python/" text:style-name="Internet_20_link" text:visited-style-name="Visited_20_Internet_20_Link">inheritance</text:a><text:span text:style-name="T148">/наследяване</text:span><text:span text:style-name="T147"> за създа</text:span><text:span text:style-name="T148">ване на</text:span><text:span text:style-name="T147"> персонализирана йерархия на класове и да използвате повторно някои функции във вашия код. </text:span><text:span text:style-name="Source_20_Text"><text:span text:style-name="T147">Ако вашите подкласове предоставят метод</text:span></text:span><text:span text:style-name="Source_20_Text"><text:span text:style-name="T148"> </text:span></text:span><text:span text:style-name="Source_20_Text"><text:span text:style-name="T66">.__init__()</text:span></text:span><text:span text:style-name="T147">, tтогава този метод трябва изрично да извика метода </text:span><text:span text:style-name="Source_20_Text"><text:span text:style-name="T66">.__init__()</text:span></text:span><text:span text:style-name="T147"> на базовия клас с подходящи аргументи, за да осигури правилната инициализация на екземплярите. За да направите това, трябва да използвате вградената функция </text:span><text:span text:style-name="Source_20_Text"><text:span text:style-name="T66">super()</text:span></text:span><text:span text:style-name="T147"> както в следния пример:</text:span></text:p>
      <text:p text:style-name="P64"><text:soft-page-break/><text:span text:style-name="T147">в</text:span><text:span text:style-name="T146"> терминала:</text:span></text:p>
      <text:p text:style-name="P64"><text:span text:style-name="Source_20_Text"><text:span text:style-name="T76">&gt;&gt;&gt; class Person:</text:span></text:span></text:p>
      <text:p text:style-name="Preformatted_20_Text"><text:span text:style-name="Source_20_Text"><text:span text:style-name="T90">... <text:s text:c="4"/>def __init__(self, name, birth_date):</text:span></text:span></text:p>
      <text:p text:style-name="Preformatted_20_Text"><text:span text:style-name="Source_20_Text"><text:span text:style-name="T90">... <text:s text:c="8"/>self.name = name</text:span></text:span></text:p>
      <text:p text:style-name="Preformatted_20_Text"><text:span text:style-name="Source_20_Text"><text:span text:style-name="T90">... <text:s text:c="8"/>self.birth_date = birth_date</text:span></text:span></text:p>
      <text:p text:style-name="Preformatted_20_Text"><text:span text:style-name="Source_20_Text"><text:span text:style-name="T90">...</text:span></text:span></text:p>
      <text:p text:style-name="P40"/>
      <text:p text:style-name="Preformatted_20_Text"><text:span text:style-name="Source_20_Text"><text:span text:style-name="T90">&gt;&gt;&gt; class Employee(Person):</text:span></text:span></text:p>
      <text:p text:style-name="Preformatted_20_Text"><text:span text:style-name="Source_20_Text"><text:span text:style-name="T90">... <text:s text:c="4"/>def __init__(self, name, birth_date, position):</text:span></text:span></text:p>
      <text:p text:style-name="Preformatted_20_Text"><text:span text:style-name="Source_20_Text"><text:span text:style-name="T90">... <text:s text:c="8"/>super().__init__(name, birth_date)</text:span></text:span></text:p>
      <text:p text:style-name="Preformatted_20_Text"><text:span text:style-name="Source_20_Text"><text:span text:style-name="T90">... <text:s text:c="8"/>self.position = position</text:span></text:span></text:p>
      <text:p text:style-name="Preformatted_20_Text"><text:span text:style-name="Source_20_Text"><text:span text:style-name="T90">...</text:span></text:span></text:p>
      <text:p text:style-name="P40"/>
      <text:p text:style-name="Preformatted_20_Text"><text:span text:style-name="Source_20_Text"><text:span text:style-name="T90">&gt;&gt;&gt; john = Employee("John Doe", "2001-02-07", "Python Developer")</text:span></text:span></text:p>
      <text:p text:style-name="P40"/>
      <text:p text:style-name="Preformatted_20_Text"><text:span text:style-name="Source_20_Text"><text:span text:style-name="T90">&gt;&gt;&gt; john.name</text:span></text:span></text:p>
      <text:p text:style-name="Preformatted_20_Text"><text:span text:style-name="Source_20_Text"><text:span text:style-name="T90">'John Doe'</text:span></text:span></text:p>
      <text:p text:style-name="Preformatted_20_Text"><text:span text:style-name="Source_20_Text"><text:span text:style-name="T90">&gt;&gt;&gt; john.birth_date</text:span></text:span></text:p>
      <text:p text:style-name="Preformatted_20_Text"><text:span text:style-name="Source_20_Text"><text:span text:style-name="T90">'2001-02-07'</text:span></text:span></text:p>
      <text:p text:style-name="Preformatted_20_Text"><text:span text:style-name="Source_20_Text"><text:span text:style-name="T90">&gt;&gt;&gt; john.position</text:span></text:span></text:p>
      <text:p text:style-name="P39"><text:span text:style-name="Source_20_Text"><text:span text:style-name="T90">'Python Developer'</text:span></text:span></text:p>
      <text:p text:style-name="P56"/>
      <text:p text:style-name="P56">код в IDE:</text:p>
      <text:p text:style-name="P64"><text:span text:style-name="Source_20_Text"><text:span text:style-name="T77">class Person:</text:span></text:span></text:p>
      <text:p text:style-name="Preformatted_20_Text"><text:span text:style-name="Source_20_Text"><text:span text:style-name="T107"><text:s text:c="4"/>def __init__(self, name, birth_date):</text:span></text:span></text:p>
      <text:p text:style-name="Preformatted_20_Text"><text:span text:style-name="Source_20_Text"><text:span text:style-name="T107"><text:s text:c="8"/>self.name = name</text:span></text:span></text:p>
      <text:p text:style-name="Preformatted_20_Text"><text:span text:style-name="Source_20_Text"><text:span text:style-name="T107"><text:s text:c="8"/>self.birth_date = birth_date</text:span></text:span></text:p>
      <text:p text:style-name="P62"/>
      <text:p text:style-name="Preformatted_20_Text"><text:span text:style-name="Source_20_Text"><text:span text:style-name="T107">class Employee(Person):</text:span></text:span></text:p>
      <text:p text:style-name="Preformatted_20_Text"><text:span text:style-name="Source_20_Text"><text:span text:style-name="T107"><text:s text:c="4"/>def __init__(self, name, birth_date, position):</text:span></text:span></text:p>
      <text:p text:style-name="Preformatted_20_Text"><text:span text:style-name="Source_20_Text"><text:span text:style-name="T107"><text:s text:c="8"/>super().__init__(name, birth_date)</text:span></text:span></text:p>
      <text:p text:style-name="Preformatted_20_Text"><text:span text:style-name="Source_20_Text"><text:span text:style-name="T107"><text:s text:c="8"/>self.position = position</text:span></text:span></text:p>
      <text:p text:style-name="P62"/>
      <text:p text:style-name="Preformatted_20_Text"><text:span text:style-name="Source_20_Text"><text:span text:style-name="T107">john = Employee("John Doe", "2001-02-07", "Python Developer")</text:span></text:span></text:p>
      <text:p text:style-name="P62"/>
      <text:p text:style-name="Preformatted_20_Text"><text:span text:style-name="Source_20_Text"><text:span text:style-name="T107">john.name</text:span></text:span></text:p>
      <text:p text:style-name="P62"/>
      <text:p text:style-name="Preformatted_20_Text"><text:span text:style-name="Source_20_Text"><text:span text:style-name="T107">john.birth_date</text:span></text:span></text:p>
      <text:p text:style-name="P62"/>
      <text:p text:style-name="Preformatted_20_Text"><text:span text:style-name="Source_20_Text"><text:span text:style-name="T107">john.position</text:span></text:span></text:p>
      <text:p text:style-name="P39"/>
      <text:p text:style-name="P80"><text:span text:style-name="T149"><text:tab/>Първия ред на метода</text:span><text:span text:style-name="T150"> </text:span><text:span text:style-name="Source_20_Text"><text:span text:style-name="T67">.__init__()</text:span></text:span><text:span text:style-name="T150"> </text:span><text:span text:style-name="T149">на</text:span><text:span text:style-name="T150"> </text:span><text:span text:style-name="Source_20_Text"><text:span text:style-name="T67">Employee</text:span></text:span><text:span text:style-name="T150"> </text:span><text:span text:style-name="T149">извиква</text:span><text:span text:style-name="T150"> </text:span><text:span text:style-name="Source_20_Text"><text:span text:style-name="T67">super().__init__()</text:span></text:span><text:span text:style-name="T150"> </text:span><text:span text:style-name="T149">с</text:span><text:span text:style-name="T150"> </text:span><text:span text:style-name="Source_20_Text"><text:span text:style-name="T67">name</text:span></text:span><text:span text:style-name="T150"> </text:span><text:span text:style-name="T149">и</text:span><text:span text:style-name="T150"> </text:span><text:span text:style-name="Source_20_Text"><text:span text:style-name="T67">birth_date</text:span></text:span><text:span text:style-name="T150"> </text:span><text:span text:style-name="T149">като аргументи</text:span><text:span text:style-name="T150">. </text:span><text:span text:style-name="T146">Това извикване гарантира инициализирането на</text:span><text:span text:style-name="T150"> </text:span><text:span text:style-name="Source_20_Text"><text:span text:style-name="T67">.name</text:span></text:span><text:span text:style-name="T150"> </text:span><text:span text:style-name="T149">и</text:span><text:span text:style-name="T150"> </text:span><text:span text:style-name="Source_20_Text"><text:span text:style-name="T67">.birth_date</text:span></text:span><text:span text:style-name="T150"> </text:span><text:span text:style-name="T149">в родителския клас</text:span><text:span text:style-name="T150"> </text:span><text:span text:style-name="Source_20_Text"><text:span text:style-name="T67">Person</text:span></text:span><text:span text:style-name="T150">. Тази техника ви позволява </text:span><text:a xlink:type="simple" xlink:href="https://realpython.com/python3-object-oriented-programming/#extend-the-functionality-of-a-parent-class" text:style-name="Internet_20_link" text:visited-style-name="Visited_20_Internet_20_Link">extend</text:a><text:span text:style-name="T149">/</text:span><text:span text:style-name="T150">да разширите базовия клас с нови атрибути и функционалност.</text:span></text:p>
      <text:p text:style-name="P81"><text:span text:style-name="T181"><text:tab/></text:span><text:span text:style-name="T5">За да завършите този раздел, трябва да знаете, че базовата реализация на</text:span> <text:span text:style-name="Source_20_Text">.__init__()</text:span> <text:span text:style-name="T5">идва от вградения </text:span><text:span text:style-name="Source_20_Text">object</text:span><text:span text:style-name="T181">/обектен </text:span>class. <text:span text:style-name="T5">Тази реализация се извиква автоматично, когато не предоставите изричен метод</text:span> <text:span text:style-name="Source_20_Text">.__init__()</text:span> <text:span text:style-name="T181">във вашите класове</text:span>.<text:line-break/></text:p>
      <text:h text:style-name="P50" text:outline-level="3"><text:soft-page-break/><text:span text:style-name="T120">Building Flexible Object Initializers</text:span><text:span text:style-name="T121">/</text:span><text:span text:style-name="T119">Изграждане на гъвкави инициализатори на обекти</text:span></text:h>
      <text:p text:style-name="P82"><text:span text:style-name="T32"><text:tab/></text:span><text:span text:style-name="T5">Можете да направите стъпката за инициализация на вашите обекти гъвкава и многофункционална, като промените метода</text:span> <text:span text:style-name="Source_20_Text">.__init__()</text:span>. <text:span text:style-name="T5">За тази цел една от най-популярните техники е използването на</text:span> <text:a xlink:type="simple" xlink:href="https://realpython.com/python-optional-arguments/" text:style-name="Internet_20_link" text:visited-style-name="Visited_20_Internet_20_Link">optional arguments</text:a><text:span text:style-name="T182">/незадължителни аргументи</text:span>. <text:span text:style-name="T5">Тази техника ви позволява да пишете класове, в които конструкторът приема различни набори от входни аргументи по време на инстанциране. Кои аргументи да използвате в даден момент ще зависи от вашите специфични нужди и контекст.</text:span></text:p>
      <text:p text:style-name="P82"><text:span text:style-name="T182"><text:tab/></text:span><text:span text:style-name="T5">Като бърз пример вижте следния клас</text:span> <text:span text:style-name="Source_20_Text">Greeter</text:span>:</text:p>
      <text:p text:style-name="P57">код в IDE:</text:p>
      <text:p text:style-name="P64"><text:span text:style-name="Source_20_Text"><text:span text:style-name="T77"># greet.py</text:span></text:span></text:p>
      <text:p text:style-name="P62"/>
      <text:p text:style-name="Preformatted_20_Text"><text:span text:style-name="Source_20_Text"><text:span text:style-name="T107">class Greeter:</text:span></text:span></text:p>
      <text:p text:style-name="Preformatted_20_Text"><text:span text:style-name="Source_20_Text"><text:span text:style-name="T107"><text:s text:c="4"/>def __init__(self, name, formal=False):</text:span></text:span></text:p>
      <text:p text:style-name="Preformatted_20_Text"><text:span text:style-name="Source_20_Text"><text:span text:style-name="T107"><text:s text:c="8"/>self.name = name</text:span></text:span></text:p>
      <text:p text:style-name="Preformatted_20_Text"><text:span text:style-name="Source_20_Text"><text:span text:style-name="T107"><text:s text:c="8"/>self.formal = formal</text:span></text:span></text:p>
      <text:p text:style-name="P62"/>
      <text:p text:style-name="Preformatted_20_Text"><text:span text:style-name="Source_20_Text"><text:span text:style-name="T107"><text:s text:c="4"/>def greet(self):</text:span></text:span></text:p>
      <text:p text:style-name="Preformatted_20_Text"><text:span text:style-name="Source_20_Text"><text:span text:style-name="T107"><text:s text:c="8"/>if self.formal:</text:span></text:span></text:p>
      <text:p text:style-name="Preformatted_20_Text"><text:span text:style-name="Source_20_Text"><text:span text:style-name="T107"><text:s text:c="12"/>print(f"Good morning, {self.name}!")</text:span></text:span></text:p>
      <text:p text:style-name="Preformatted_20_Text"><text:span text:style-name="Source_20_Text"><text:span text:style-name="T107"><text:s text:c="8"/>else:</text:span></text:span></text:p>
      <text:p text:style-name="P39"><text:span text:style-name="Source_20_Text"><text:span text:style-name="T107"><text:s text:c="12"/>print(f"Hello, {self.name}!")</text:span></text:span></text:p>
      <text:p text:style-name="P83"><text:span text:style-name="T151"><text:tab/>В този пример </text:span><text:span text:style-name="Source_20_Text"><text:span text:style-name="T68">.__init__()</text:span></text:span><text:span text:style-name="T151"> </text:span><text:span text:style-name="T146">приема нормален аргумент, наречен</text:span><text:span text:style-name="T151"> </text:span><text:span text:style-name="Source_20_Text"><text:span text:style-name="T68">name</text:span></text:span><text:span text:style-name="T151">. Той също така изисква </text:span><text:a xlink:type="simple" xlink:href="https://realpython.com/python-multiple-constructors/#using-optional-argument-values-in-__init__" text:style-name="Internet_20_link" text:visited-style-name="Visited_20_Internet_20_Link">optional argument</text:a><text:span text:style-name="T151"> наречен </text:span><text:span text:style-name="Source_20_Text"><text:span text:style-name="T68">formal</text:span></text:span><text:span text:style-name="T151">, който по подразбиране е </text:span><text:span text:style-name="Source_20_Text"><text:span text:style-name="T68">False</text:span></text:span><text:span text:style-name="T151">. Тъй като </text:span><text:span text:style-name="Source_20_Text"><text:span text:style-name="T68">formal</text:span></text:span><text:span text:style-name="T151"> има стойност по подразбиране, можете да конструирате обекти, като се съобразите с тази стойност или като предоставите своя собствена.</text:span></text:p>
      <text:p text:style-name="P49"><text:span text:style-name="T182"><text:tab/></text:span><text:span text:style-name="T5">Крайното поведение на класа ще зависи от стойността на</text:span> <text:span text:style-name="Source_20_Text">formal</text:span>. <text:span text:style-name="T5">Ако този аргумент е</text:span> <text:span text:style-name="Source_20_Text">False</text:span>, <text:span text:style-name="T5">тогава ще получите неофициален поздрав, когато извикате</text:span> <text:span text:style-name="Source_20_Text">.greet()</text:span>. <text:span text:style-name="T5">В противен случай ще получите по-официален поздрав.</text:span></text:p>
      <text:p text:style-name="P49"><text:span text:style-name="T182"><text:tab/></text:span><text:span text:style-name="T5">За да изпробвате</text:span> <text:span text:style-name="Source_20_Text">Greeter</text:span> <text:span text:style-name="T5">продължете и запазете кода във файл</text:span><text:span text:style-name="T33"> с име</text:span> <text:span text:style-name="Source_20_Text">greet.py</text:span>. <text:span text:style-name="T5">След това отворете интерактивна сесия във вашата работна директория и изпълнете следния код:</text:span></text:p>
      <text:p text:style-name="P33">в терминала:</text:p>
      <text:p text:style-name="P65"><text:span text:style-name="Source_20_Text"><text:span text:style-name="T76">&gt;&gt;&gt; from greet import Greeter</text:span></text:span></text:p>
      <text:p text:style-name="P40"/>
      <text:p text:style-name="Preformatted_20_Text"><text:span text:style-name="Source_20_Text"><text:span text:style-name="T90">&gt;&gt;&gt; informal_greeter = Greeter("Pythonista")</text:span></text:span></text:p>
      <text:p text:style-name="Preformatted_20_Text"><text:span text:style-name="Source_20_Text"><text:span text:style-name="T90">&gt;&gt;&gt; informal_greeter.greet()</text:span></text:span></text:p>
      <text:p text:style-name="Preformatted_20_Text"><text:span text:style-name="Source_20_Text"><text:span text:style-name="T90">Hello, Pythonista!</text:span></text:span></text:p>
      <text:p text:style-name="P40"/>
      <text:p text:style-name="Preformatted_20_Text"><text:span text:style-name="Source_20_Text"><text:span text:style-name="T90">&gt;&gt;&gt; formal_greeter = Greeter("Pythonista", formal=True)</text:span></text:span></text:p>
      <text:p text:style-name="Preformatted_20_Text"><text:span text:style-name="Source_20_Text"><text:span text:style-name="T90">&gt;&gt;&gt; formal_greeter.greet()</text:span></text:span></text:p>
      <text:p text:style-name="P39"><text:span text:style-name="Source_20_Text"><text:span text:style-name="T90">Good morning, Pythonista!</text:span></text:span></text:p>
      <text:p text:style-name="P58"><text:soft-page-break/>код в IDE:</text:p>
      <text:p text:style-name="P66"><text:span text:style-name="Source_20_Text"><text:span text:style-name="T77">from greet import Greeter</text:span></text:span></text:p>
      <text:p text:style-name="Preformatted_20_Text"><text:span text:style-name="Source_20_Text"><text:span text:style-name="T84">informal_greeter = Greeter("Pythonista")</text:span></text:span></text:p>
      <text:p text:style-name="Preformatted_20_Text"><text:span text:style-name="Source_20_Text"><text:span text:style-name="T84">informal_greeter.greet()</text:span></text:span></text:p>
      <text:p text:style-name="P67"/>
      <text:p text:style-name="Preformatted_20_Text"><text:span text:style-name="Source_20_Text"><text:span text:style-name="T84">formal_greeter = Greeter("Pythonista", formal=True)</text:span></text:span></text:p>
      <text:p text:style-name="P39"><text:span text:style-name="Source_20_Text"><text:span text:style-name="T84">formal_greeter.greet()</text:span></text:span></text:p>
      <text:p text:style-name="P84"><text:span text:style-name="T152"><text:tab/></text:span><text:span text:style-name="T146">В първия пример създавате обект</text:span><text:span text:style-name="T152"> </text:span><text:span text:style-name="Source_20_Text"><text:span text:style-name="T69">informal_greeter</text:span></text:span><text:span text:style-name="T152"> като предавате стойност на аргумента </text:span><text:span text:style-name="Source_20_Text"><text:span text:style-name="T69">name</text:span></text:span><text:span text:style-name="T152"> и разчитате на стойността по подразбиране на </text:span><text:span text:style-name="Source_20_Text"><text:span text:style-name="T69">formal</text:span></text:span><text:span text:style-name="T152">. Получавате неофициален поздрав на екрана си, когато извикате </text:span><text:span text:style-name="Source_20_Text"><text:span text:style-name="T69">.greet()</text:span></text:span><text:span text:style-name="T152"> </text:span><text:span text:style-name="T153">на обекта</text:span><text:span text:style-name="T152"> </text:span><text:span text:style-name="Source_20_Text"><text:span text:style-name="T69">informal_greeter</text:span></text:span><text:span text:style-name="T152">.</text:span></text:p>
      <text:p text:style-name="P85"><text:span text:style-name="T183"><text:tab/></text:span><text:span text:style-name="T5">Във втория пример използвате</text:span> <text:span text:style-name="Source_20_Text">name</text:span> <text:span text:style-name="T184">и аргумента</text:span> <text:span text:style-name="Source_20_Text">formal</text:span> <text:span text:style-name="T184">за да създадете</text:span> <text:span text:style-name="Source_20_Text">Greeter</text:span>. <text:span text:style-name="T184">Защото</text:span> <text:span text:style-name="Source_20_Text">formal</text:span> <text:span text:style-name="T184">е</text:span> <text:span text:style-name="Source_20_Text">True</text:span>, <text:span text:style-name="T184">а резултатът от извикването на</text:span> <text:span text:style-name="Source_20_Text">.greet()</text:span> <text:span text:style-name="T184">е официален поздрав</text:span>.</text:p>
      <text:p text:style-name="Text_20_body"><text:span text:style-name="T183"><text:tab/></text:span><text:span text:style-name="T5">Въпреки че това е пример за играчка, той демонстрира как стойностите на аргументите по подразбиране са мощна функция на Python, която можете да използвате, за да пишете гъвкави инициализатори за вашите класове. Тези инициализатори ще ви позволят да инстанциирате вашите класове, като използвате различни набори от аргументи в зависимост от вашите нужди.</text:span></text:p>
      <text:p text:style-name="P86"><text:span text:style-name="T183"><text:tab/></text:span><text:span text:style-name="T5">Добре! Сега, след като знаете основите на</text:span> <text:span text:style-name="Source_20_Text">.__init__()</text:span> <text:span text:style-name="T5">и </text:span><text:span text:style-name="T34">начина</text:span><text:span text:style-name="T5"> за инициализация на обект, е време да смените предавките и да започнете да се гмурнете по-дълбоко в</text:span> <text:span text:style-name="Source_20_Text">.__new__()</text:span> <text:span text:style-name="T5">и стъпката за създаване на обект</text:span>.</text:p>
      <text:p text:style-name="P86"/>
      <text:h text:style-name="P48" text:outline-level="2"><text:span text:style-name="T168">Object Creation With </text:span><text:span text:style-name="Source_20_Text"><text:span text:style-name="T87">.__new__()</text:span></text:span><text:span text:style-name="Source_20_Text"><text:span text:style-name="T154">/Създаване на обект с</text:span></text:span><text:span text:style-name="Source_20_Text"><text:span text:style-name="T70"> .__new__()</text:span></text:span></text:h>
      <text:p text:style-name="P86"><text:span text:style-name="T37"><text:tab/></text:span><text:span text:style-name="T5">Когато пишете класове на Python, обикновено не е необходимо да предоставяте своя собствена реализация на специалния метод</text:span> <text:span text:style-name="Source_20_Text">.__new__()</text:span>. <text:span text:style-name="T5">През повечето време базовата реализация от вградения </text:span><text:span text:style-name="Source_20_Text">object</text:span> <text:span text:style-name="T185">клас</text:span> <text:span text:style-name="T5">е достатъчна за изграждане на празен обект от текущия ви клас.</text:span></text:p>
      <text:p text:style-name="Text_20_body"><text:span text:style-name="T37"><text:tab/></text:span><text:span text:style-name="T5">Има обаче няколко интересни случая на използване на този метод</text:span>. <text:span text:style-name="T185">Например</text:span>, <text:span text:style-name="T185">може да използвате</text:span> <text:span text:style-name="Source_20_Text">.__new__()</text:span> <text:span text:style-name="T185">за да създадете подклас клас от типа</text:span> <text:a xlink:type="simple" xlink:href="https://docs.python.org/3/glossary.html#term-immutable" text:style-name="Internet_20_link" text:visited-style-name="Visited_20_Internet_20_Link">immutable</text:a><text:span text:style-name="T185">/неизменими</text:span>, <text:span text:style-name="T185">като</text:span> <text:a xlink:type="simple" xlink:href="https://realpython.com/python-numbers/#integers" text:style-name="Internet_20_link" text:visited-style-name="Visited_20_Internet_20_Link"><text:span text:style-name="Source_20_Text">int</text:span></text:a>, <text:a xlink:type="simple" xlink:href="https://realpython.com/python-numbers/#floating-point-numbers" text:style-name="Internet_20_link" text:visited-style-name="Visited_20_Internet_20_Link"><text:span text:style-name="Source_20_Text">float</text:span></text:a>, <text:a xlink:type="simple" xlink:href="https://realpython.com/python-lists-tuples/" text:style-name="Internet_20_link" text:visited-style-name="Visited_20_Internet_20_Link"><text:span text:style-name="Source_20_Text">tuple</text:span></text:a>, <text:span text:style-name="T185">и</text:span> <text:a xlink:type="simple" xlink:href="https://realpython.com/python-strings/" text:style-name="Internet_20_link" text:visited-style-name="Visited_20_Internet_20_Link"><text:span text:style-name="Source_20_Text">str</text:span></text:a>.</text:p>
      <text:p text:style-name="P87"><text:span text:style-name="T37"><text:tab/></text:span><text:span text:style-name="T5">В следващите раздели ще научите как да пишете персонализирани реализации на</text:span> <text:span text:style-name="Source_20_Text">.__new__()</text:span> <text:span text:style-name="T185">във вашите класове</text:span>. <text:span text:style-name="T5">За да направите това, ще кодирате няколко примера, които ще ви дадат представа кога може да се наложи да замените този метод</text:span>.</text:p>
      <text:h text:style-name="P52" text:outline-level="3">Предоставяне на персонализирани Object Creators</text:h>
      <text:p text:style-name="Text_20_body"><text:span text:style-name="T35"><text:tab/></text:span><text:span text:style-name="T5">Обикновено ще напишете персонализирана реализация на</text:span> <text:span text:style-name="Source_20_Text">.__new__()</text:span> <text:span text:style-name="T5">само когато трябва да контролирате създаването на нов екземпляр на ниско ниво. Сега, ако имате нужда от персонализирано внедряване на този метод, тогава трябва да следвате няколко стъпки:</text:span></text:p>
      <text:list xml:id="list551807508" text:style-name="L4">
        <text:list-item>
          <text:p text:style-name="P136"><text:soft-page-break/><text:span text:style-name="Strong_20_Emphasis">Create a new instance</text:span> <text:span text:style-name="T7">Създайте нов екземпляр</text:span><text:span text:style-name="T5">, като извикате</text:span> <text:span text:style-name="Source_20_Text">super().__new__()</text:span> <text:span text:style-name="T5">с подходящи аргументи.</text:span> </text:p>
        </text:list-item>
        <text:list-item>
          <text:p text:style-name="P136"><text:span text:style-name="Strong_20_Emphasis">Customize the new instance</text:span> <text:span text:style-name="T7">Персонализирайте новия екземпляр</text:span><text:span text:style-name="T5"> според вашите специфични нужди.</text:span> </text:p>
        </text:list-item>
        <text:list-item>
          <text:p text:style-name="P137"><text:span text:style-name="Strong_20_Emphasis">Return the new instance</text:span> <text:span text:style-name="T7">Върнете новия екземпляр</text:span><text:span text:style-name="T5">, за да продължите процеса на инстанциране.</text:span> </text:p>
        </text:list-item>
      </text:list>
      <text:p text:style-name="Text_20_body"><text:span text:style-name="T186"><text:tab/></text:span><text:span text:style-name="T5">С тези три кратки стъпки ще можете да персонализирате стъпката за създаване на екземпляр в процеса на инстанциране на Python. Ето пример за това как можете да преведете тези стъпки в код на Python:</text:span></text:p>
      <text:p text:style-name="P88">код в IDE:</text:p>
      <text:p text:style-name="P66"><text:span text:style-name="Source_20_Text"><text:span text:style-name="T77">class SomeClass:</text:span></text:span></text:p>
      <text:p text:style-name="Preformatted_20_Text"><text:span text:style-name="Source_20_Text"><text:span text:style-name="T107"><text:s text:c="4"/>def __new__(cls, *args, **kwargs):</text:span></text:span></text:p>
      <text:p text:style-name="Preformatted_20_Text"><text:span text:style-name="Source_20_Text"><text:span text:style-name="T107"><text:s text:c="8"/>instance = super().__new__(cls)</text:span></text:span></text:p>
      <text:p text:style-name="Preformatted_20_Text"><text:span text:style-name="Source_20_Text"><text:span text:style-name="T107"><text:s text:c="8"/># Customize your instance here...</text:span></text:span></text:p>
      <text:p text:style-name="P39"><text:span text:style-name="Source_20_Text"><text:span text:style-name="T107"><text:s text:c="8"/>return instance</text:span></text:span></text:p>
      <text:p text:style-name="P89"><text:span text:style-name="T155"><text:tab/>Този пример предоставя нещо като реализация на шаблон на</text:span><text:span text:style-name="T152"> </text:span><text:span text:style-name="Source_20_Text"><text:span text:style-name="T69">.__new__()</text:span></text:span><text:span text:style-name="T152">. </text:span><text:span text:style-name="T155">Както обикновено</text:span><text:span text:style-name="T152"> </text:span><text:span text:style-name="Source_20_Text"><text:span text:style-name="T69">.__new__()</text:span></text:span><text:span text:style-name="T152"> приема текущия клас като аргумент, който обикновено се нарича </text:span><text:span text:style-name="Source_20_Text"><text:span text:style-name="T69">cls</text:span></text:span><text:span text:style-name="T152">.</text:span></text:p>
      <text:p text:style-name="P90"><text:span text:style-name="T36"><text:tab/></text:span><text:span text:style-name="T5">Имайте предвид, че използвате</text:span> <text:a xlink:type="simple" xlink:href="https://realpython.com/python-kwargs-and-args/" text:style-name="Internet_20_link" text:visited-style-name="Visited_20_Internet_20_Link"><text:span text:style-name="Source_20_Text">*args</text:span></text:a><text:a xlink:type="simple" xlink:href="https://realpython.com/python-kwargs-and-args/" text:style-name="Internet_20_link" text:visited-style-name="Visited_20_Internet_20_Link"> and </text:a><text:a xlink:type="simple" xlink:href="https://realpython.com/python-kwargs-and-args/" text:style-name="Internet_20_link" text:visited-style-name="Visited_20_Internet_20_Link"><text:span text:style-name="Source_20_Text">**kwargs</text:span></text:a> <text:span text:style-name="T5">за да направите метода по-гъвкав и поддържаем, като приемате произволен брой аргументи</text:span>. <text:span text:style-name="T5">Винаги трябва да дефинирате</text:span> <text:span text:style-name="Source_20_Text">.__new__()</text:span> <text:span text:style-name="T188">с</text:span> <text:span text:style-name="Source_20_Text">*args</text:span> <text:span text:style-name="T188">и </text:span><text:span text:style-name="Source_20_Text">**kwargs</text:span>, <text:span text:style-name="T5">освен ако нямате основателна причина да следвате различен модел.</text:span></text:p>
      <text:p text:style-name="P90"><text:span text:style-name="T187"><text:tab/></text:span><text:span text:style-name="T188">В първия ред на</text:span> <text:span text:style-name="Source_20_Text">.__new__()</text:span>, <text:span text:style-name="T5">извиквате метода</text:span> <text:span text:style-name="Source_20_Text">.__new__()</text:span> <text:span text:style-name="T5">на родителския клас, за да създадете нов екземпляр и да разпределите памет за него.</text:span> <text:span text:style-name="T5">За достъп до метода</text:span> <text:span text:style-name="Source_20_Text">.__new__()</text:span> <text:span text:style-name="T5">на родителския клас трябва да използвате функцията</text:span> <text:span text:style-name="Source_20_Text">super()</text:span>. <text:span text:style-name="T5">Тази верига от извиквания ви отвежда до</text:span> <text:span text:style-name="Source_20_Text">object.__new__()</text:span>, <text:span text:style-name="T5">което е базовата реализация на</text:span> <text:span text:style-name="Source_20_Text">.__new__()</text:span> <text:span text:style-name="T5">за всички класове </text:span><text:span text:style-name="T36">в</text:span><text:span text:style-name="T5"> Python.</text:span></text:p>
      <text:p text:style-name="P90"/>
      <text:p text:style-name="P66"><text:span text:style-name="Strong_20_Emphasis"><text:span text:style-name="T52">Note:</text:span></text:span><text:span text:style-name="T135"> The built-in </text:span><text:span text:style-name="Source_20_Text"><text:span text:style-name="T62">object</text:span></text:span><text:span text:style-name="T135"> class is the default base class of all Python classes.</text:span></text:p>
      <text:p text:style-name="P60"><text:tab/>Следващата стъпка е да персонализирате вашето новосъздадено копие. Можете да направите всичко необходимо, за да персонализирате екземпляра под ръка. И накрая, в третата стъпка трябва да върнете новия екземпляр, за да продължите процеса на инстанциране със стъпката на инициализация.</text:p>
      <text:p text:style-name="P91"><text:span text:style-name="T189"><text:tab/></text:span><text:span text:style-name="T5">Важно е да се отбележи, че самият</text:span> <text:span text:style-name="Source_20_Text">object.__new__()</text:span> i<text:span text:style-name="T5">приема само </text:span><text:span text:style-name="T7">един</text:span><text:span text:style-name="T5"> аргумент, класът за инстанциране.</text:span> <text:span text:style-name="T189">Ако извикате</text:span> <text:span text:style-name="Source_20_Text">object.__new__()</text:span> <text:span text:style-name="T189">с повече аргументи</text:span>, <text:span text:style-name="T189">получавате</text:span> <text:span text:style-name="Source_20_Text">TypeError</text:span>:</text:p>
      <text:p text:style-name="P59">в терминала:</text:p>
      <text:p text:style-name="P68"><text:span text:style-name="Source_20_Text"><text:span text:style-name="T76">&gt;&gt;&gt; class SomeClass:</text:span></text:span></text:p>
      <text:p text:style-name="Preformatted_20_Text"><text:soft-page-break/><text:span text:style-name="Source_20_Text"><text:span text:style-name="T90">... <text:s text:c="4"/>def __new__(cls, *args, **kwargs):</text:span></text:span></text:p>
      <text:p text:style-name="Preformatted_20_Text"><text:span text:style-name="Source_20_Text"><text:span text:style-name="T90">... <text:s text:c="8"/>return super().__new__(cls, *args, **kwargs)</text:span></text:span></text:p>
      <text:p text:style-name="Preformatted_20_Text"><text:span text:style-name="Source_20_Text"><text:span text:style-name="T90">... <text:s text:c="4"/>def __init__(self, value):</text:span></text:span></text:p>
      <text:p text:style-name="Preformatted_20_Text"><text:span text:style-name="Source_20_Text"><text:span text:style-name="T90">... <text:s text:c="8"/>self.value = value</text:span></text:span></text:p>
      <text:p text:style-name="Preformatted_20_Text"><text:span text:style-name="Source_20_Text"><text:span text:style-name="T90">...</text:span></text:span></text:p>
      <text:p text:style-name="P40"/>
      <text:p text:style-name="Preformatted_20_Text"><text:span text:style-name="Source_20_Text"><text:span text:style-name="T90">&gt;&gt;&gt; SomeClass(42)</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39"><text:span text:style-name="Source_20_Text"><text:span text:style-name="T90">TypeError: object.__new__() takes exactly one argument (the type to instantiate)</text:span></text:span></text:p>
      <text:p text:style-name="P59">код в IDE:</text:p>
      <text:p text:style-name="P68"><text:span text:style-name="Source_20_Text"><text:span text:style-name="T77">class SomeClass:</text:span></text:span></text:p>
      <text:p text:style-name="Preformatted_20_Text"><text:span text:style-name="Source_20_Text"><text:span text:style-name="T107"><text:s text:c="4"/>def __new__(cls, *args, **kwargs):</text:span></text:span></text:p>
      <text:p text:style-name="Preformatted_20_Text"><text:span text:style-name="Source_20_Text"><text:span text:style-name="T107"><text:s text:c="8"/>return super().__new__(cls, *args, **kwargs)</text:span></text:span></text:p>
      <text:p text:style-name="Preformatted_20_Text"><text:span text:style-name="Source_20_Text"><text:span text:style-name="T107"><text:s text:c="4"/>def __init__(self, value):</text:span></text:span></text:p>
      <text:p text:style-name="Preformatted_20_Text"><text:span text:style-name="Source_20_Text"><text:span text:style-name="T107"><text:s text:c="8"/>self.value = value</text:span></text:span></text:p>
      <text:p text:style-name="P62"/>
      <text:p text:style-name="Preformatted_20_Text"><text:span text:style-name="Source_20_Text"><text:span text:style-name="T107">SomeClass(42)</text:span></text:span></text:p>
      <text:p text:style-name="P92"><text:span text:style-name="T123"><text:tab/></text:span><text:span text:style-name="T115">В този пример </text:span><text:span text:style-name="T122">задавате</text:span><text:span text:style-name="T114"> </text:span><text:span text:style-name="Source_20_Text">*args</text:span><text:span text:style-name="T114"> </text:span><text:span text:style-name="T175">и</text:span><text:span text:style-name="T114"> </text:span><text:span text:style-name="Source_20_Text">**kwargs</text:span><text:span text:style-name="T114"> </text:span><text:span text:style-name="T5">като допълнителни аргументи в извикването на</text:span><text:span text:style-name="T114"> </text:span><text:span text:style-name="Source_20_Text">super().__new__()</text:span><text:span text:style-name="T114">. </text:span><text:span text:style-name="T176">Основният</text:span><text:span text:style-name="T114"> </text:span><text:span text:style-name="Source_20_Text">object.__new__()</text:span><text:span text:style-name="T114"> </text:span><text:span text:style-name="T115">приема само класа като аргумент, така че получавате</text:span><text:span text:style-name="T114"> </text:span><text:span text:style-name="Source_20_Text">TypeError</text:span><text:span text:style-name="T114"> </text:span><text:span text:style-name="T115">когато инстанциирате класа</text:span><text:span text:style-name="T114">.</text:span></text:p>
      <text:p text:style-name="P92"><text:span text:style-name="T190"><text:tab/>Обаче</text:span>, <text:span text:style-name="Source_20_Text">object.__new__()</text:span> <text:span text:style-name="T5">все още приема и предава допълнителни аргументи към</text:span> <text:span text:style-name="Source_20_Text">.__init__()</text:span> <text:span text:style-name="T5">ако вашият клас не отменя</text:span> <text:span text:style-name="Source_20_Text">.__new__()</text:span>, <text:span text:style-name="T5">както в следния вариант на</text:span> <text:span text:style-name="Source_20_Text">SomeClass</text:span>:</text:p>
      <text:p text:style-name="P53">на терминала:</text:p>
      <text:p text:style-name="P53"/>
      <text:p text:style-name="P53"><text:span text:style-name="Source_20_Text"><text:span text:style-name="T90">&gt;&gt;&gt; class SomeClass:</text:span></text:span></text:p>
      <text:p text:style-name="Preformatted_20_Text"><text:span text:style-name="Source_20_Text"><text:span text:style-name="T90">... <text:s text:c="4"/>def __init__(self, value):</text:span></text:span></text:p>
      <text:p text:style-name="Preformatted_20_Text"><text:span text:style-name="Source_20_Text"><text:span text:style-name="T90">... <text:s text:c="8"/>self.value = value</text:span></text:span></text:p>
      <text:p text:style-name="Preformatted_20_Text"><text:span text:style-name="Source_20_Text"><text:span text:style-name="T90">...</text:span></text:span></text:p>
      <text:p text:style-name="P40"/>
      <text:p text:style-name="Preformatted_20_Text"><text:span text:style-name="Source_20_Text"><text:span text:style-name="T90">&gt;&gt;&gt; some_obj = SomeClass(42)</text:span></text:span></text:p>
      <text:p text:style-name="Preformatted_20_Text"><text:span text:style-name="Source_20_Text"><text:span text:style-name="T90">&gt;&gt;&gt; some_obj</text:span></text:span></text:p>
      <text:p text:style-name="Preformatted_20_Text"><text:span text:style-name="Source_20_Text"><text:span text:style-name="T90">&lt;__main__.SomeClass object at 0x7f67db8d0ac0&gt;</text:span></text:span></text:p>
      <text:p text:style-name="Preformatted_20_Text"><text:span text:style-name="Source_20_Text"><text:span text:style-name="T90">&gt;&gt;&gt; some_obj.value</text:span></text:span></text:p>
      <text:p text:style-name="P39"><text:span text:style-name="Source_20_Text"><text:span text:style-name="T90">42</text:span></text:span></text:p>
      <text:p text:style-name="P53">код в IDE:</text:p>
      <text:p text:style-name="P53"/>
      <text:p text:style-name="P53"><text:span text:style-name="Source_20_Text"><text:span text:style-name="T107">class SomeClass:</text:span></text:span></text:p>
      <text:p text:style-name="Preformatted_20_Text"><text:span text:style-name="Source_20_Text"><text:span text:style-name="T107"><text:s text:c="4"/>def __init__(self, value):</text:span></text:span></text:p>
      <text:p text:style-name="Preformatted_20_Text"><text:span text:style-name="Source_20_Text"><text:span text:style-name="T107"><text:s text:c="8"/>self.value = value</text:span></text:span></text:p>
      <text:p text:style-name="P62"/>
      <text:p text:style-name="Preformatted_20_Text"><text:span text:style-name="Source_20_Text"><text:span text:style-name="T107">some_obj = SomeClass(42)</text:span></text:span></text:p>
      <text:p text:style-name="Preformatted_20_Text"><text:span text:style-name="Source_20_Text"><text:span text:style-name="T107">some_obj</text:span></text:span></text:p>
      <text:p text:style-name="P62"/>
      <text:p text:style-name="Preformatted_20_Text"><text:span text:style-name="Source_20_Text"><text:span text:style-name="T107">some_obj.value</text:span></text:span></text:p>
      <text:p text:style-name="P39"/>
      <text:p text:style-name="P93"><text:span text:style-name="T126"><text:tab/></text:span><text:span text:style-name="T5">В тази реализация на</text:span><text:span text:style-name="T126"> </text:span><text:span text:style-name="Source_20_Text"><text:span text:style-name="T82">SomeClass</text:span></text:span><text:span text:style-name="T126">, </text:span><text:span text:style-name="T133">вие не отменяте</text:span><text:span text:style-name="T126"> </text:span><text:span text:style-name="Source_20_Text"><text:span text:style-name="T82">.__new__()</text:span></text:span><text:span text:style-name="T126">. </text:span><text:span text:style-name="T133">След това създаването на обект се делегира на</text:span><text:span text:style-name="T126"> </text:span><text:span text:style-name="Source_20_Text"><text:span text:style-name="T82">object.__new__()</text:span></text:span><text:span text:style-name="T126">, </text:span><text:span text:style-name="T133">който сега приема</text:span><text:span text:style-name="T126"> </text:span><text:span text:style-name="Source_20_Text"><text:span text:style-name="T82">value</text:span></text:span><text:span text:style-name="T126"> </text:span><text:span text:style-name="T133">и я предава на</text:span><text:span text:style-name="T126"> </text:span><text:span text:style-name="Source_20_Text"><text:span text:style-name="T82">SomeClass.__init__()</text:span></text:span><text:span text:style-name="T126"> </text:span><text:span text:style-name="T133">за да финализира инстанцията.</text:span><text:span text:style-name="T126"> </text:span><text:span text:style-name="T133">Сега можете да </text:span><text:soft-page-break/><text:span text:style-name="T133">създавате нови и напълно инициализирани екземпляри на</text:span><text:span text:style-name="T126"> </text:span><text:span text:style-name="Source_20_Text"><text:span text:style-name="T82">SomeClass</text:span></text:span><text:span text:style-name="T126">, </text:span><text:span text:style-name="T127">точно както</text:span><text:span text:style-name="T126"> </text:span><text:span text:style-name="Source_20_Text"><text:span text:style-name="T82">some_obj</text:span></text:span><text:span text:style-name="T126"> </text:span><text:span text:style-name="T127">в примера</text:span><text:span text:style-name="T126">.</text:span></text:p>
      <text:p text:style-name="P93"><text:span text:style-name="T190"><text:tab/></text:span><text:span text:style-name="T193">Много добре</text:span><text:span text:style-name="T5">! Сега, след като знаете основите на писане на вашите собствени реализации на</text:span> <text:span text:style-name="Source_20_Text">.__new__()</text:span>, <text:span text:style-name="T193">сте готови</text:span> <text:span text:style-name="T5">да се потопите в няколко практически примера, които показват някои от най-честите случаи на използване на този метод в програмирането на Python.</text:span></text:p>
      <text:h text:style-name="P51" text:outline-level="3">Subclassing Immutable Built-in Types<text:span text:style-name="T194">/</text:span><text:span text:style-name="T85">Подклас с неизменими вградени типове данни</text:span></text:h>
      <text:p text:style-name="P105"><text:span text:style-name="T194"><text:tab/>Да започнем със случай на използване на</text:span> <text:span text:style-name="Source_20_Text">.__new__()</text:span> <text:span text:style-name="T5">който се състои от подкласиране на неизменен вграден тип</text:span>. <text:span text:style-name="T5">Като пример, напишете клас</text:span> <text:span text:style-name="Source_20_Text">Distance</text:span> <text:span text:style-name="T5">като подклас на типа </text:span><text:span text:style-name="T92">float</text:span><text:span text:style-name="T5"> на Python</text:span>. <text:span text:style-name="T5">Вашият клас ще има допълнителен атрибут за съхраняване на единицата, която се използва за измерване на разстоянието.</text:span></text:p>
      <text:p text:style-name="P105"><text:span text:style-name="T194"><text:tab/></text:span><text:span text:style-name="T5">Ето първия подход към този проблем, използвайки метода</text:span> <text:span text:style-name="Source_20_Text">.__init__()</text:span>:</text:p>
      <text:p text:style-name="P54">в терменала:</text:p>
      <text:p text:style-name="P104"><text:span text:style-name="T128"><text:line-break/></text:span><text:span text:style-name="Source_20_Text"><text:span text:style-name="T90">&gt;&gt;&gt; class Distance(float):</text:span></text:span></text:p>
      <text:p text:style-name="Preformatted_20_Text"><text:span text:style-name="Source_20_Text"><text:span text:style-name="T90">... <text:s text:c="4"/>def __init__(self, value, unit):</text:span></text:span></text:p>
      <text:p text:style-name="Preformatted_20_Text"><text:span text:style-name="Source_20_Text"><text:span text:style-name="T90">... <text:s text:c="8"/>super().__init__(value)</text:span></text:span></text:p>
      <text:p text:style-name="Preformatted_20_Text"><text:span text:style-name="Source_20_Text"><text:span text:style-name="T90">... <text:s text:c="8"/>self.unit = unit</text:span></text:span></text:p>
      <text:p text:style-name="Preformatted_20_Text"><text:span text:style-name="Source_20_Text"><text:span text:style-name="T90">...</text:span></text:span></text:p>
      <text:p text:style-name="P40"/>
      <text:p text:style-name="Preformatted_20_Text"><text:span text:style-name="Source_20_Text"><text:span text:style-name="T90">&gt;&gt;&gt; in_miles = Distance(42.0, "Miles")</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39"><text:span text:style-name="Source_20_Text"><text:span text:style-name="T90">TypeError: float expected at most 1 argument, got 2</text:span></text:span></text:p>
      <text:p text:style-name="P54">код в IDE:</text:p>
      <text:p text:style-name="P54"/>
      <text:p text:style-name="P54"><text:span text:style-name="Source_20_Text"><text:span text:style-name="T107">class Distance(float):</text:span></text:span></text:p>
      <text:p text:style-name="Preformatted_20_Text"><text:span text:style-name="Source_20_Text"><text:span text:style-name="T107"><text:s text:c="4"/>def __init__(self, value, unit):</text:span></text:span></text:p>
      <text:p text:style-name="Preformatted_20_Text"><text:span text:style-name="Source_20_Text"><text:span text:style-name="T107"><text:s text:c="8"/>super().__init__(value)</text:span></text:span></text:p>
      <text:p text:style-name="Preformatted_20_Text"><text:span text:style-name="Source_20_Text"><text:span text:style-name="T107"><text:s text:c="8"/>self.unit = unit</text:span></text:span></text:p>
      <text:p text:style-name="P62"/>
      <text:p text:style-name="P62"/>
      <text:p text:style-name="P39"><text:span text:style-name="Source_20_Text"><text:span text:style-name="T107">in_miles = Distance(42.0, "Miles")</text:span></text:span></text:p>
      <text:p text:style-name="P111"><text:span text:style-name="T129"><text:tab/></text:span><text:span text:style-name="T5">Когато подкласирате</text:span><text:span text:style-name="T40"> данни от</text:span><text:span text:style-name="T5"> неизменен вграден тип, получавате грешка.</text:span><text:span text:style-name="T129"> </text:span><text:span text:style-name="T134">Част от проблема е, че стойността е зададена по време на създаването и е твърде късно да се промени по време на инициализацията.</text:span><text:span text:style-name="T129"> Освен това, </text:span><text:span text:style-name="Source_20_Text"><text:span text:style-name="T83">float.__new__()</text:span></text:span><text:span text:style-name="T129"> </text:span><text:span text:style-name="T134">се извиква бекграунд и не се занимава с допълнителни аргументи по същия начин като</text:span><text:span text:style-name="T129"> </text:span><text:span text:style-name="Source_20_Text"><text:span text:style-name="T83">object.__new__()</text:span></text:span><text:span text:style-name="T129">. </text:span><text:span text:style-name="T134">Това е, което повдига грешката в този пример.</text:span></text:p>
      <text:p text:style-name="P111"><text:span text:style-name="T195"><text:tab/></text:span><text:span text:style-name="T5">За да заобиколите този проблем, можете да инициализирате обекта по време на създаване с</text:span> <text:span text:style-name="Source_20_Text">.__new__()</text:span> <text:span text:style-name="T5">вместо да замените</text:span> <text:span text:style-name="Source_20_Text">.__init__()</text:span>. <text:span text:style-name="T5">Ето как можете да направите това на практика:</text:span></text:p>
      <text:p text:style-name="P55">в терминала:</text:p>
      <text:p text:style-name="P55"/>
      <text:p text:style-name="P55"><text:span text:style-name="Source_20_Text"><text:span text:style-name="T90">&gt;&gt;&gt; class Distance(float):</text:span></text:span></text:p>
      <text:p text:style-name="Preformatted_20_Text"><text:span text:style-name="Source_20_Text"><text:span text:style-name="T90">... <text:s text:c="4"/>def __new__(cls, value, unit):</text:span></text:span></text:p>
      <text:p text:style-name="Preformatted_20_Text"><text:span text:style-name="Source_20_Text"><text:span text:style-name="T90">... <text:s text:c="8"/>instance = super().__new__(cls, value)</text:span></text:span></text:p>
      <text:p text:style-name="Preformatted_20_Text"><text:soft-page-break/><text:span text:style-name="Source_20_Text"><text:span text:style-name="T90">... <text:s text:c="8"/>instance.unit = unit</text:span></text:span></text:p>
      <text:p text:style-name="Preformatted_20_Text"><text:span text:style-name="Source_20_Text"><text:span text:style-name="T90">... <text:s text:c="8"/>return instance</text:span></text:span></text:p>
      <text:p text:style-name="Preformatted_20_Text"><text:span text:style-name="Source_20_Text"><text:span text:style-name="T90">...</text:span></text:span></text:p>
      <text:p text:style-name="P40"/>
      <text:p text:style-name="Preformatted_20_Text"><text:span text:style-name="Source_20_Text"><text:span text:style-name="T90">&gt;&gt;&gt; in_miles = Distance(42.0, "Miles")</text:span></text:span></text:p>
      <text:p text:style-name="Preformatted_20_Text"><text:span text:style-name="Source_20_Text"><text:span text:style-name="T90">&gt;&gt;&gt; in_miles</text:span></text:span></text:p>
      <text:p text:style-name="Preformatted_20_Text"><text:span text:style-name="Source_20_Text"><text:span text:style-name="T90">42.0</text:span></text:span></text:p>
      <text:p text:style-name="Preformatted_20_Text"><text:span text:style-name="Source_20_Text"><text:span text:style-name="T90">&gt;&gt;&gt; in_miles.unit</text:span></text:span></text:p>
      <text:p text:style-name="Preformatted_20_Text"><text:span text:style-name="Source_20_Text"><text:span text:style-name="T90">'Miles'</text:span></text:span></text:p>
      <text:p text:style-name="Preformatted_20_Text"><text:span text:style-name="Source_20_Text"><text:span text:style-name="T90">&gt;&gt;&gt; in_miles + 42.0</text:span></text:span></text:p>
      <text:p text:style-name="Preformatted_20_Text"><text:span text:style-name="Source_20_Text"><text:span text:style-name="T90">84.0</text:span></text:span></text:p>
      <text:p text:style-name="P40"/>
      <text:p text:style-name="Preformatted_20_Text"><text:span text:style-name="Source_20_Text"><text:span text:style-name="T90">&gt;&gt;&gt; dir(in_miles)</text:span></text:span></text:p>
      <text:p text:style-name="P39"><text:span text:style-name="Source_20_Text"><text:span text:style-name="T90">['__abs__', '__add__', ..., 'real', 'unit']</text:span></text:span></text:p>
      <text:p text:style-name="P55">код в IDE:</text:p>
      <text:p text:style-name="P55"/>
      <text:p text:style-name="P55"><text:span text:style-name="Source_20_Text"><text:span text:style-name="T107">class Distance(float):</text:span></text:span></text:p>
      <text:p text:style-name="Preformatted_20_Text"><text:span text:style-name="Source_20_Text"><text:span text:style-name="T107"><text:s text:c="4"/>def __new__(cls, value, unit):</text:span></text:span></text:p>
      <text:p text:style-name="Preformatted_20_Text"><text:span text:style-name="Source_20_Text"><text:span text:style-name="T107"><text:s text:c="8"/>instance = super().__new__(cls, value)</text:span></text:span></text:p>
      <text:p text:style-name="Preformatted_20_Text"><text:span text:style-name="Source_20_Text"><text:span text:style-name="T107"><text:s text:c="8"/>instance.unit = unit</text:span></text:span></text:p>
      <text:p text:style-name="Preformatted_20_Text"><text:span text:style-name="Source_20_Text"><text:span text:style-name="T107"><text:s text:c="8"/>return instance</text:span></text:span></text:p>
      <text:p text:style-name="P62"/>
      <text:p text:style-name="Preformatted_20_Text"><text:span text:style-name="Source_20_Text"><text:span text:style-name="T107">in_miles = Distance(42.0, "Miles")</text:span></text:span></text:p>
      <text:p text:style-name="Preformatted_20_Text"><text:span text:style-name="Source_20_Text"><text:span text:style-name="T107">in_miles</text:span></text:span></text:p>
      <text:p text:style-name="P62"/>
      <text:p text:style-name="Preformatted_20_Text"><text:span text:style-name="Source_20_Text"><text:span text:style-name="T107">in_miles.unit</text:span></text:span></text:p>
      <text:p text:style-name="P62"/>
      <text:p text:style-name="Preformatted_20_Text"><text:span text:style-name="Source_20_Text"><text:span text:style-name="T107">in_miles + 42.0</text:span></text:span></text:p>
      <text:p text:style-name="P62"/>
      <text:p text:style-name="Preformatted_20_Text"><text:span text:style-name="Source_20_Text"><text:span text:style-name="T107">dir(in_miles)</text:span></text:span></text:p>
      <text:p text:style-name="P39"/>
      <text:p text:style-name="P106"><text:span text:style-name="T130"><text:tab/>В този пример</text:span><text:span text:style-name="T129"> </text:span><text:span text:style-name="Source_20_Text"><text:span text:style-name="T83">.__new__()</text:span></text:span><text:span text:style-name="T129"> </text:span><text:span text:style-name="T5">изпълнява трите стъпки, които научихте в предишния раздел.</text:span><text:span text:style-name="T129"> </text:span><text:span text:style-name="T134">Първо, методът създава нов екземпляр на текущия клас</text:span><text:span text:style-name="T129"> </text:span><text:span text:style-name="Source_20_Text"><text:span text:style-name="T83">cls</text:span></text:span><text:span text:style-name="T129">, </text:span><text:span text:style-name="T130">чрез извикване на </text:span><text:span text:style-name="Source_20_Text"><text:span text:style-name="T83">super().__new__()</text:span></text:span><text:span text:style-name="T129">. </text:span><text:span text:style-name="T134">Този път извикването се връща към</text:span><text:span text:style-name="T129"> </text:span><text:span text:style-name="Source_20_Text"><text:span text:style-name="T83">float.__new__()</text:span></text:span><text:span text:style-name="T129">, </text:span><text:span text:style-name="T134">което създава нов екземпляр и го инициализира, използвайки</text:span><text:span text:style-name="T129"> </text:span><text:span text:style-name="Source_20_Text"><text:span text:style-name="T83">value</text:span></text:span><text:span text:style-name="T129"> </text:span><text:span text:style-name="T130">като аргумент</text:span><text:span text:style-name="T129">. </text:span><text:span text:style-name="T134">След това методът персонализира новото копие чрез добавяне на атрибут</text:span><text:span text:style-name="T129"> </text:span><text:span text:style-name="Source_20_Text"><text:span text:style-name="T83">.unit</text:span></text:span><text:span text:style-name="T129"> </text:span><text:span text:style-name="T130">към него</text:span><text:span text:style-name="T129">. </text:span><text:span text:style-name="T134">Накрая новият екземпляр се връща.</text:span></text:p>
      <text:p text:style-name="P120"/>
      <text:p text:style-name="P107"><text:span text:style-name="Strong_20_Emphasis"><text:span text:style-name="T54">Note:</text:span></text:span><text:span text:style-name="T138"> </text:span><text:span text:style-name="T139">Класът</text:span><text:span text:style-name="T138"> </text:span><text:span text:style-name="Source_20_Text"><text:span text:style-name="T63">Distance</text:span></text:span><text:span text:style-name="T138"> в примера по-горе не предоставя подходящ механизъм за преобразуване на единици. Това означава, че нещо като </text:span><text:span text:style-name="Source_20_Text"><text:span text:style-name="T63">Distance(10, "km") + Distance(20, "miles")</text:span></text:span><text:span text:style-name="T138"> няма да се опитва да конвертира единици, преди да добави стойностите. Ако се интересувате от конвертиране на единици, разгледайте проекта </text:span><text:a xlink:type="simple" xlink:href="https://pint.readthedocs.io/" text:style-name="Internet_20_link" text:visited-style-name="Visited_20_Internet_20_Link">Pint</text:a><text:span text:style-name="T138"> </text:span><text:span text:style-name="T140">на</text:span><text:span text:style-name="T138"> </text:span><text:a xlink:type="simple" xlink:href="https://pypi.org/project/Pint" text:style-name="Internet_20_link" text:visited-style-name="Visited_20_Internet_20_Link">PyPI</text:a><text:span text:style-name="T138">.</text:span><text:span text:style-name="T156"> </text:span></text:p>
      <text:p text:style-name="P121"/>
      <text:p text:style-name="P97"><text:span text:style-name="T157"><text:tab/>Това е</text:span><text:span text:style-name="T158">! </text:span><text:span text:style-name="T157">Сега вашият клас</text:span><text:span text:style-name="T158"> </text:span><text:span text:style-name="Source_20_Text"><text:span text:style-name="T71">Distance</text:span></text:span><text:span text:style-name="T158"> </text:span><text:span text:style-name="T134">работи както се очаква, което ви позволява да използвате атрибут на екземпляр за съхраняване на единицата, в която измервате разстоянието.</text:span><text:span text:style-name="T158"> За разлика от стойността с плаваща запетая, съхранявана в даден екземпляр на </text:span><text:span text:style-name="Source_20_Text"><text:span text:style-name="T71">Distance</text:span></text:span><text:span text:style-name="T158">,</text:span><text:span text:style-name="T157"> атрибутът</text:span><text:span text:style-name="T158"> </text:span><text:span text:style-name="Source_20_Text"><text:span text:style-name="T71">.unit</text:span></text:span><text:span text:style-name="T158"> </text:span><text:span text:style-name="T157">е променлив</text:span><text:span text:style-name="T158">, така че можете да промените стойността му по всяко време. <text:s/>И накрая, обърнете внимание как извикването на функцията </text:span><text:a xlink:type="simple" xlink:href="https://realpython.com/python-scope-legb-rule/#dir" text:style-name="Internet_20_link" text:visited-style-name="Visited_20_Internet_20_Link"><text:span text:style-name="Source_20_Text"><text:span text:style-name="T71">dir()</text:span></text:span></text:a><text:span text:style-name="T158"> разкрива, че вашият клас наследява функции и методи от </text:span><text:span text:style-name="Source_20_Text"><text:span text:style-name="T71">float</text:span></text:span><text:span text:style-name="T158">.</text:span></text:p>
      <text:p text:style-name="P122"/>
      <text:h text:style-name="P96" text:outline-level="3"><text:soft-page-break/><text:span text:style-name="T169">Returning Instances of a Different Class</text:span><text:span text:style-name="T170">/</text:span><text:span text:style-name="T78">Връщане на екземпляри от различен клас</text:span></text:h>
      <text:p text:style-name="P98"><text:span text:style-name="T196"><text:tab/></text:span><text:span text:style-name="T5">Връщането на обект от различен клас е изискване, което може да повиши необходимостта от персонализирана реализация на</text:span> <text:span text:style-name="Source_20_Text">.__new__()</text:span>. <text:span text:style-name="T5">Трябва обаче да внимавате, защото в този случай Python пропуска изцяло стъпката за инициализация. Така че вие ще носите отговорността да преведете новосъздадения обект във валидно състояние, преди да го използвате във вашия код.</text:span></text:p>
      <text:p text:style-name="P98"><text:span text:style-name="T196"><text:tab/></text:span><text:span text:style-name="T5">Вижте следния пример, в който класът</text:span> <text:span text:style-name="Source_20_Text">Pet</text:span> <text:span text:style-name="T196">използва</text:span> <text:span text:style-name="Source_20_Text">.__new__()</text:span> <text:span text:style-name="T5">за да върне екземпляри на произволно избрани класове:</text:span></text:p>
      <text:p text:style-name="P61"><text:span text:style-name="T71">в</text:span><text:span text:style-name="T65"> терминала:</text:span></text:p>
      <text:p text:style-name="P123"/>
      <text:p text:style-name="P61"><text:span text:style-name="Source_20_Text"><text:span text:style-name="T76"># pets.py</text:span></text:span></text:p>
      <text:p text:style-name="P40"/>
      <text:p text:style-name="Preformatted_20_Text"><text:span text:style-name="Source_20_Text"><text:span text:style-name="T90">from random import choice</text:span></text:span></text:p>
      <text:p text:style-name="P40"/>
      <text:p text:style-name="Preformatted_20_Text"><text:span text:style-name="Source_20_Text"><text:span text:style-name="T90">class Pet:</text:span></text:span></text:p>
      <text:p text:style-name="Preformatted_20_Text"><text:span text:style-name="Source_20_Text"><text:span text:style-name="T90"><text:s text:c="4"/>def __new__(cls):</text:span></text:span></text:p>
      <text:p text:style-name="Preformatted_20_Text"><text:span text:style-name="Source_20_Text"><text:span text:style-name="T90"><text:s text:c="8"/>other = choice([Dog, Cat, Python])</text:span></text:span></text:p>
      <text:p text:style-name="Preformatted_20_Text"><text:span text:style-name="Source_20_Text"><text:span text:style-name="T90"><text:s text:c="8"/>instance = super().__new__(other)</text:span></text:span></text:p>
      <text:p text:style-name="Preformatted_20_Text"><text:span text:style-name="Source_20_Text"><text:span text:style-name="T90"><text:s text:c="8"/>print(f"I'm a {type(instance).__name__}!")</text:span></text:span></text:p>
      <text:p text:style-name="Preformatted_20_Text"><text:span text:style-name="Source_20_Text"><text:span text:style-name="T90"><text:s text:c="8"/>return instance</text:span></text:span></text:p>
      <text:p text:style-name="P40"/>
      <text:p text:style-name="Preformatted_20_Text"><text:span text:style-name="Source_20_Text"><text:span text:style-name="T90"><text:s text:c="4"/>def __init__(self):</text:span></text:span></text:p>
      <text:p text:style-name="Preformatted_20_Text"><text:span text:style-name="Source_20_Text"><text:span text:style-name="T90"><text:s text:c="8"/>print("Never runs!")</text:span></text:span></text:p>
      <text:p text:style-name="P40"/>
      <text:p text:style-name="Preformatted_20_Text"><text:span text:style-name="Source_20_Text"><text:span text:style-name="T90">class Dog:</text:span></text:span></text:p>
      <text:p text:style-name="Preformatted_20_Text"><text:span text:style-name="Source_20_Text"><text:span text:style-name="T90"><text:s text:c="4"/>def communicate(self):</text:span></text:span></text:p>
      <text:p text:style-name="Preformatted_20_Text"><text:span text:style-name="Source_20_Text"><text:span text:style-name="T90"><text:s text:c="8"/>print("woof! woof!")</text:span></text:span></text:p>
      <text:p text:style-name="P40"/>
      <text:p text:style-name="Preformatted_20_Text"><text:span text:style-name="Source_20_Text"><text:span text:style-name="T90">class Cat:</text:span></text:span></text:p>
      <text:p text:style-name="Preformatted_20_Text"><text:span text:style-name="Source_20_Text"><text:span text:style-name="T90"><text:s text:c="4"/>def communicate(self):</text:span></text:span></text:p>
      <text:p text:style-name="Preformatted_20_Text"><text:span text:style-name="Source_20_Text"><text:span text:style-name="T90"><text:s text:c="8"/>print("meow! meow!")</text:span></text:span></text:p>
      <text:p text:style-name="P40"/>
      <text:p text:style-name="Preformatted_20_Text"><text:span text:style-name="Source_20_Text"><text:span text:style-name="T90">class Python:</text:span></text:span></text:p>
      <text:p text:style-name="Preformatted_20_Text"><text:span text:style-name="Source_20_Text"><text:span text:style-name="T90"><text:s text:c="4"/>def communicate(self):</text:span></text:span></text:p>
      <text:p text:style-name="P39"><text:span text:style-name="Source_20_Text"><text:span text:style-name="T90"><text:s text:c="8"/>print("hiss! hiss!")</text:span></text:span></text:p>
      <text:p text:style-name="P100"><text:span text:style-name="T159"><text:tab/>В този пример </text:span><text:span text:style-name="Source_20_Text"><text:span text:style-name="T72">Pet</text:span></text:span><text:span text:style-name="T159"> </text:span><text:span text:style-name="T65">предоставя метод</text:span><text:span text:style-name="T159"> </text:span><text:span text:style-name="Source_20_Text"><text:span text:style-name="T72">.__new__()</text:span></text:span><text:span text:style-name="T159"> който създава нов екземпляр чрез произволно избиране на клас от списък със съществуващи класове.</text:span></text:p>
      <text:p text:style-name="P100"><text:span text:style-name="T197"><text:tab/></text:span><text:span text:style-name="T5">Ето как можете да използвате този клас</text:span> <text:span text:style-name="Source_20_Text">Pet</text:span> <text:span text:style-name="T5">като </text:span><text:span text:style-name="T41">сбор</text:span><text:span text:style-name="T5"> от обекти за домашни любимци:</text:span></text:p>
      <text:p text:style-name="P123">в терминала:</text:p>
      <text:p text:style-name="P123"/>
      <text:p text:style-name="P61"><text:span text:style-name="Source_20_Text"><text:span text:style-name="T76">&gt;&gt;&gt; from pets import Pet</text:span></text:span></text:p>
      <text:p text:style-name="P40"/>
      <text:p text:style-name="Preformatted_20_Text"><text:span text:style-name="Source_20_Text"><text:span text:style-name="T90">&gt;&gt;&gt; pet = Pet()</text:span></text:span></text:p>
      <text:p text:style-name="Preformatted_20_Text"><text:span text:style-name="Source_20_Text"><text:span text:style-name="T90">I'm a Dog!</text:span></text:span></text:p>
      <text:p text:style-name="Preformatted_20_Text"><text:span text:style-name="Source_20_Text"><text:span text:style-name="T90">&gt;&gt;&gt; pet.communicate()</text:span></text:span></text:p>
      <text:p text:style-name="Preformatted_20_Text"><text:span text:style-name="Source_20_Text"><text:span text:style-name="T90">woof! woof!</text:span></text:span></text:p>
      <text:p text:style-name="Preformatted_20_Text"><text:span text:style-name="Source_20_Text"><text:span text:style-name="T90">&gt;&gt;&gt; isinstance(pet, Pet)</text:span></text:span></text:p>
      <text:p text:style-name="Preformatted_20_Text"><text:span text:style-name="Source_20_Text"><text:span text:style-name="T90">False</text:span></text:span></text:p>
      <text:p text:style-name="Preformatted_20_Text"><text:span text:style-name="Source_20_Text"><text:span text:style-name="T90">&gt;&gt;&gt; isinstance(pet, Dog)</text:span></text:span></text:p>
      <text:p text:style-name="Preformatted_20_Text"><text:span text:style-name="Source_20_Text"><text:span text:style-name="T90">True</text:span></text:span></text:p>
      <text:p text:style-name="P40"/>
      <text:p text:style-name="Preformatted_20_Text"><text:span text:style-name="Source_20_Text"><text:span text:style-name="T90">&gt;&gt;&gt; another_pet = Pet()</text:span></text:span></text:p>
      <text:p text:style-name="Preformatted_20_Text"><text:soft-page-break/><text:span text:style-name="Source_20_Text"><text:span text:style-name="T90">I'm a Python!</text:span></text:span></text:p>
      <text:p text:style-name="Preformatted_20_Text"><text:span text:style-name="Source_20_Text"><text:span text:style-name="T90">&gt;&gt;&gt; another_pet.communicate()</text:span></text:span></text:p>
      <text:p text:style-name="P39"><text:span text:style-name="Source_20_Text"><text:span text:style-name="T90">hiss! hiss!</text:span></text:span></text:p>
      <text:p text:style-name="P61"><text:span text:style-name="Source_20_Text"><text:span text:style-name="T146">код в IDE:</text:span></text:span></text:p>
      <text:p text:style-name="P61"><text:span text:style-name="Source_20_Text"><text:span text:style-name="T146"/></text:span></text:p>
      <text:p text:style-name="P61"><text:span text:style-name="Source_20_Text"><text:span text:style-name="T77">from pets import Pet</text:span></text:span></text:p>
      <text:p text:style-name="P62"/>
      <text:p text:style-name="Preformatted_20_Text"><text:span text:style-name="Source_20_Text"><text:span text:style-name="T107">pet = Pet()</text:span></text:span></text:p>
      <text:p text:style-name="P62"/>
      <text:p text:style-name="Preformatted_20_Text"><text:span text:style-name="Source_20_Text"><text:span text:style-name="T107">pet.communicate()</text:span></text:span></text:p>
      <text:p text:style-name="P62"/>
      <text:p text:style-name="Preformatted_20_Text"><text:span text:style-name="Source_20_Text"><text:span text:style-name="T107">isinstance(pet, Pet)</text:span></text:span></text:p>
      <text:p text:style-name="P62"/>
      <text:p text:style-name="Preformatted_20_Text"><text:span text:style-name="Source_20_Text"><text:span text:style-name="T107">isinstance(pet, Dog)</text:span></text:span></text:p>
      <text:p text:style-name="P62"/>
      <text:p text:style-name="P62"/>
      <text:p text:style-name="Preformatted_20_Text"><text:span text:style-name="Source_20_Text"><text:span text:style-name="T107">another_pet = Pet()</text:span></text:span></text:p>
      <text:p text:style-name="P62"/>
      <text:p text:style-name="Preformatted_20_Text"><text:span text:style-name="Source_20_Text"><text:span text:style-name="T107">another_pet.communicate()</text:span></text:span></text:p>
      <text:p text:style-name="P39"/>
      <text:p text:style-name="P112"><text:span text:style-name="T159"><text:tab/></text:span><text:span text:style-name="T65">Всеки път, когато създавате</text:span><text:span text:style-name="T159"> </text:span><text:span text:style-name="Source_20_Text"><text:span text:style-name="T72">Pet</text:span></text:span><text:span text:style-name="T159">, получавате произволен обект от различен клас. Този резултат е възможен, защото няма ограничение за обекта, който </text:span><text:span text:style-name="Source_20_Text"><text:span text:style-name="T72">.__new__()</text:span></text:span><text:span text:style-name="T159"> </text:span><text:span text:style-name="T160">може да върне</text:span><text:span text:style-name="T159">. </text:span><text:span text:style-name="T160">Използването на</text:span><text:span text:style-name="T159"> </text:span><text:span text:style-name="Source_20_Text"><text:span text:style-name="T72">.__new__()</text:span></text:span><text:span text:style-name="T159"> по т</text:span><text:span text:style-name="T160">ози</text:span><text:span text:style-name="T159"> начин трансформира клас в гъвкав и мощ</text:span><text:span text:style-name="T160">ен</text:span><text:span text:style-name="T159"> </text:span><text:span text:style-name="T160">производител на</text:span><text:span text:style-name="T159"> обекти, ко</text:span><text:span text:style-name="T160">й</text:span><text:span text:style-name="T159">то не се ограничава до екземпляри от себе си.</text:span></text:p>
      <text:p text:style-name="P112"><text:span text:style-name="T197"><text:tab/></text:span><text:span text:style-name="T5">И накрая, обърнете внимание как методът</text:span> <text:span text:style-name="Source_20_Text">.__init__()</text:span> <text:span text:style-name="T198">на</text:span> <text:span text:style-name="Source_20_Text">Pet</text:span> <text:span text:style-name="T5">никога не се изпълнява</text:span>. <text:span text:style-name="T198">Така е защото</text:span> <text:span text:style-name="Source_20_Text">Pet.__new__()</text:span> <text:span text:style-name="T5">винаги връща обекти от различен клас, а не от самия </text:span><text:span text:style-name="Source_20_Text">Pet</text:span>.</text:p>
      <text:h text:style-name="P99" text:outline-level="3"><text:span text:style-name="T171">Allowing Only a Single Instance in Your Classes</text:span><text:span text:style-name="T172">/</text:span><text:span text:style-name="T79">Разрешаване само на един екземпляр във класовете ви</text:span></text:h>
      <text:p text:style-name="P112"><text:span text:style-name="T198"><text:tab/></text:span><text:span text:style-name="T5">Понякога трябва да </text:span><text:span text:style-name="T42">създадете</text:span><text:span text:style-name="T5"> клас, който позволява създаването само на един екземпляр. </text:span><text:s/><text:span text:style-name="T5">Този тип клас е известен като</text:span> <text:a xlink:type="simple" xlink:href="https://en.wikipedia.org/wiki/Singleton_pattern" text:style-name="Internet_20_link" text:visited-style-name="Visited_20_Internet_20_Link">singleton</text:a> <text:span text:style-name="T198">клас</text:span>. <text:span text:style-name="T198">В този случай</text:span> <text:span text:style-name="Source_20_Text">.__new__()</text:span> <text:span text:style-name="T5">е полезен, защото може да ви помогне да ограничите броя на екземплярите, които даден клас може да има.</text:span></text:p>
      <text:p text:style-name="P113"><text:span text:style-name="Strong_20_Emphasis"><text:span text:style-name="T55">Note:</text:span></text:span><text:span text:style-name="T141"> </text:span><text:span text:style-name="T62">Повечето опитни разработчици на Python биха твърдяли, че не е необходимо да внедрявате шаблона за</text:span><text:span text:style-name="T141"> singleton </text:span><text:a xlink:type="simple" xlink:href="https://en.wikipedia.org/wiki/Software_design_pattern" text:style-name="Internet_20_link" text:visited-style-name="Visited_20_Internet_20_Link">design pattern</text:a><text:span text:style-name="T141"> </text:span><text:span text:style-name="T142">в</text:span><text:span text:style-name="T141"> Python , освен ако вече нямате работещ клас и трябва да добавите функционалността на модела върху него.</text:span><text:span text:style-name="T143"> <text:line-break/><text:tab/></text:span><text:span text:style-name="T14">През останалото време можете да използвате <text:s/></text:span><text:a xlink:type="simple" xlink:href="https://realpython.com/python-constants/" text:style-name="Internet_20_link" text:visited-style-name="Visited_20_Internet_20_Link">constant</text:a><text:span text:style-name="T15">/</text:span><text:span text:style-name="T14">константа на ниво модул,</text:span><text:span text:style-name="T57"> </text:span><text:span text:style-name="T14">за да получите същата сингълтон функционалност, без да се налага да пишете относително сложен клас.</text:span></text:p>
      <text:p text:style-name="P108"><text:span text:style-name="T161"><text:tab/></text:span><text:span text:style-name="Source_20_Text"><text:span text:style-name="T146">Ето пример за кодиране на клас </text:span></text:span><text:span text:style-name="Source_20_Text"><text:span text:style-name="T73">Singleton</text:span></text:span><text:span text:style-name="T161"> с метод </text:span><text:span text:style-name="Source_20_Text"><text:span text:style-name="T73">.__new__()</text:span></text:span><text:span text:style-name="Source_20_Text"><text:span text:style-name="T161">,</text:span></text:span><text:span text:style-name="T161"> който позволява създаването само на един екземпляр в даден момент. За да направите това </text:span><text:span text:style-name="Source_20_Text"><text:span text:style-name="T73">.__new__()</text:span></text:span><text:span text:style-name="T161"> проверява съществуването на предишни екземпляри, кеширани в атрибут на клас:</text:span></text:p>
      <text:p text:style-name="P124"/>
      <text:p text:style-name="P124">в терминал:</text:p>
      <text:p text:style-name="P124"/>
      <text:p text:style-name="P109"><text:span text:style-name="Source_20_Text"><text:span text:style-name="T76">&gt;&gt;&gt; class Singleton(object):</text:span></text:span></text:p>
      <text:p text:style-name="Preformatted_20_Text"><text:span text:style-name="Source_20_Text"><text:span text:style-name="T90">... <text:s text:c="4"/>_instance = None</text:span></text:span></text:p>
      <text:p text:style-name="Preformatted_20_Text"><text:soft-page-break/><text:span text:style-name="Source_20_Text"><text:span text:style-name="T90">... <text:s text:c="4"/>def __new__(cls, *args, **kwargs):</text:span></text:span></text:p>
      <text:p text:style-name="Preformatted_20_Text"><text:span text:style-name="Source_20_Text"><text:span text:style-name="T90">... <text:s text:c="8"/>if cls._instance is None:</text:span></text:span></text:p>
      <text:p text:style-name="Preformatted_20_Text"><text:span text:style-name="Source_20_Text"><text:span text:style-name="T90">... <text:s text:c="12"/>cls._instance = super().__new__(cls)</text:span></text:span></text:p>
      <text:p text:style-name="Preformatted_20_Text"><text:span text:style-name="Source_20_Text"><text:span text:style-name="T90">... <text:s text:c="8"/>return cls._instance</text:span></text:span></text:p>
      <text:p text:style-name="Preformatted_20_Text"><text:span text:style-name="Source_20_Text"><text:span text:style-name="T90">...</text:span></text:span></text:p>
      <text:p text:style-name="P40"/>
      <text:p text:style-name="Preformatted_20_Text"><text:span text:style-name="Source_20_Text"><text:span text:style-name="T90">&gt;&gt;&gt; first = Singleton()</text:span></text:span></text:p>
      <text:p text:style-name="Preformatted_20_Text"><text:span text:style-name="Source_20_Text"><text:span text:style-name="T90">&gt;&gt;&gt; second = Singleton()</text:span></text:span></text:p>
      <text:p text:style-name="Preformatted_20_Text"><text:span text:style-name="Source_20_Text"><text:span text:style-name="T90">&gt;&gt;&gt; first is second</text:span></text:span></text:p>
      <text:p text:style-name="P39"><text:span text:style-name="Source_20_Text"><text:span text:style-name="T90">True</text:span></text:span></text:p>
      <text:p text:style-name="P124">код в IDE:</text:p>
      <text:p text:style-name="P124"/>
      <text:p text:style-name="P109"><text:span text:style-name="Source_20_Text"><text:span text:style-name="T77">class Singleton(object):</text:span></text:span></text:p>
      <text:p text:style-name="Preformatted_20_Text"><text:span text:style-name="Source_20_Text"><text:span text:style-name="T107"><text:s text:c="4"/>_instance = None</text:span></text:span></text:p>
      <text:p text:style-name="Preformatted_20_Text"><text:span text:style-name="Source_20_Text"><text:span text:style-name="T107"><text:s text:c="4"/>def __new__(cls, *args, **kwargs):</text:span></text:span></text:p>
      <text:p text:style-name="Preformatted_20_Text"><text:span text:style-name="Source_20_Text"><text:span text:style-name="T107"><text:s text:c="8"/>if cls._instance is None:</text:span></text:span></text:p>
      <text:p text:style-name="Preformatted_20_Text"><text:span text:style-name="Source_20_Text"><text:span text:style-name="T107"><text:s text:c="12"/>cls._instance = super().__new__(cls)</text:span></text:span></text:p>
      <text:p text:style-name="Preformatted_20_Text"><text:span text:style-name="Source_20_Text"><text:span text:style-name="T107"><text:s text:c="8"/>return cls._instance</text:span></text:span></text:p>
      <text:p text:style-name="P62"/>
      <text:p text:style-name="Preformatted_20_Text"><text:span text:style-name="Source_20_Text"><text:span text:style-name="T107">first = Singleton()</text:span></text:span></text:p>
      <text:p text:style-name="Preformatted_20_Text"><text:span text:style-name="Source_20_Text"><text:span text:style-name="T107">second = Singleton()</text:span></text:span></text:p>
      <text:p text:style-name="Preformatted_20_Text"><text:span text:style-name="Source_20_Text"><text:span text:style-name="T107">first is second</text:span></text:span></text:p>
      <text:p text:style-name="P39"/>
      <text:p text:style-name="P102"><text:span text:style-name="Source_20_Text"><text:span text:style-name="T162"><text:tab/></text:span></text:span><text:span text:style-name="Source_20_Text"><text:span text:style-name="T161">Класът </text:span></text:span><text:span text:style-name="Source_20_Text"><text:span text:style-name="T73">Singleton</text:span></text:span><text:span text:style-name="T161"> в този пример има </text:span><text:a xlink:type="simple" xlink:href="https://realpython.com/python3-object-oriented-programming/#class-and-instance-attributes" text:style-name="Internet_20_link" text:visited-style-name="Visited_20_Internet_20_Link">class attribute</text:a><text:span text:style-name="T161"> </text:span><text:span text:style-name="T162">наречен</text:span><text:span text:style-name="T161"> </text:span><text:span text:style-name="Source_20_Text"><text:span text:style-name="T73">._instance</text:span></text:span><text:span text:style-name="T161"> </text:span><text:span text:style-name="T146">който по подразбиране е</text:span><text:span text:style-name="T161"> </text:span><text:span text:style-name="Source_20_Text"><text:span text:style-name="T73">None</text:span></text:span><text:span text:style-name="T161"> </text:span><text:span text:style-name="T162">и работи като</text:span><text:span text:style-name="T161"> </text:span><text:a xlink:type="simple" xlink:href="https://en.wikipedia.org/wiki/Cache_(computing)" text:style-name="Internet_20_link" text:visited-style-name="Visited_20_Internet_20_Link">cache</text:a><text:span text:style-name="T161">. </text:span><text:span text:style-name="T162">Методът</text:span><text:span text:style-name="Source_20_Text"><text:span text:style-name="T73">.__new__()</text:span></text:span><text:span text:style-name="T161"> проверява дали не съществува предишен екземпляр чрез тестване на условието </text:span><text:span text:style-name="Source_20_Text"><text:span text:style-name="T73">cls._instance </text:span></text:span><text:span text:style-name="Source_20_Text"><text:span text:style-name="T74">е</text:span></text:span><text:span text:style-name="Source_20_Text"><text:span text:style-name="T73"> None</text:span></text:span><text:span text:style-name="T161">.</text:span></text:p>
      <text:p text:style-name="P125"/>
      <text:p text:style-name="P102"><text:span text:style-name="Strong_20_Emphasis"><text:span text:style-name="T56">Note:</text:span></text:span><text:span text:style-name="T143"> </text:span><text:span text:style-name="T144">В горния пример</text:span><text:span text:style-name="T143"> </text:span><text:span text:style-name="Source_20_Text"><text:span text:style-name="T64">Singleton</text:span></text:span><text:span text:style-name="T143"> не предоставя имплементация на </text:span><text:span text:style-name="Source_20_Text"><text:span text:style-name="T64">.__init__()</text:span></text:span><text:span text:style-name="T143">. Ако някога имате нужда от клас като този с метод </text:span><text:span text:style-name="Source_20_Text"><text:span text:style-name="T64">.__init__()</text:span></text:span><text:span text:style-name="T143">, имайте предвид, че този метод ще се изпълнява всеки път, когато извикате конструктора </text:span><text:span text:style-name="Source_20_Text"><text:span text:style-name="T64">Singleton()</text:span></text:span><text:span text:style-name="T143">. Това поведение може да причини странни ефекти при инициализация и грешки.</text:span></text:p>
      <text:p text:style-name="P125"/>
      <text:p text:style-name="P103"><text:span text:style-name="T162"><text:tab/>Ако това условие е вярно, тогава кодовият блок </text:span><text:span text:style-name="Source_20_Text"><text:span text:style-name="T73">if</text:span></text:span><text:span text:style-name="T161"> създава нов екземпляр на </text:span><text:span text:style-name="Source_20_Text"><text:span text:style-name="T73">Singleton</text:span></text:span><text:span text:style-name="T161"> и го съхранява в </text:span><text:span text:style-name="Source_20_Text"><text:span text:style-name="T73">cls._instance</text:span></text:span><text:span text:style-name="T161">. Накрая, методът връща новия или съществуващия екземпляр на извикващия.</text:span></text:p>
      <text:p text:style-name="P114"><text:span text:style-name="T199"><text:tab/></text:span><text:span text:style-name="T5">След това инстанциирате</text:span> <text:span text:style-name="Source_20_Text">Singleton</text:span> <text:span text:style-name="T5">два пъти, за да се опитате да конструирате два различни обекта</text:span><text:span text:style-name="T43">:</text:span> <text:span text:style-name="Source_20_Text">first</text:span> <text:span text:style-name="T199">и</text:span> <text:span text:style-name="Source_20_Text">second</text:span>. <text:span text:style-name="T5">Ако сравните идентичността на тези обекти с оператора</text:span> <text:a xlink:type="simple" xlink:href="https://realpython.com/python-is-identity-vs-equality/" text:style-name="Internet_20_link" text:visited-style-name="Visited_20_Internet_20_Link"><text:span text:style-name="Source_20_Text">is</text:span></text:a>, <text:span text:style-name="T5">тогава ще забележите, че и двата обекта са един и същ обект.</text:span> <text:span text:style-name="T200">Имената</text:span> <text:span text:style-name="Source_20_Text">first</text:span> <text:span text:style-name="T200">и</text:span> <text:span text:style-name="Source_20_Text">second</text:span> <text:span text:style-name="T5">просто съдържат препратки към един и същ обект </text:span><text:span text:style-name="Source_20_Text">Singleton</text:span>.</text:p>
      <text:h text:style-name="P101" text:outline-level="3"><text:span text:style-name="T173">Частично емулиране на</text:span><text:span text:style-name="T174"> </text:span><text:span text:style-name="Source_20_Text"><text:span text:style-name="T88">collections.namedtuple</text:span></text:span></text:h>
      <text:p text:style-name="P114"><text:span text:style-name="T44"><text:tab/></text:span><text:span text:style-name="T5">Като последен пример за това как да се възползвате от </text:span><text:s/><text:span text:style-name="Source_20_Text">.__new__()</text:span> <text:span text:style-name="T200">във вашия код</text:span>, <text:span text:style-name="T5">във вашия код, можете да развиете уменията си за Python и да напишете фабрична функция, която частично емулира</text:span> <text:a xlink:type="simple" xlink:href="https://realpython.com/python-namedtuple/" text:style-name="Internet_20_link" text:visited-style-name="Visited_20_Internet_20_Link"><text:span text:style-name="Source_20_Text">collections.namedtuple()</text:span></text:a>. <text:span text:style-name="T200">Функцията</text:span> <text:span text:style-name="Source_20_Text">namedtuple()</text:span><text:span text:style-name="T114"> </text:span><text:span text:style-name="Source_20_Text"><text:span text:style-name="T115">ви позволява да създавате подкласове на</text:span></text:span><text:span text:style-name="Source_20_Text"><text:span text:style-name="T124"> "кортеж"</text:span></text:span><text:span text:style-name="Source_20_Text"><text:span text:style-name="T115"> </text:span></text:span><text:span text:style-name="Source_20_Text">tuple</text:span> <text:span text:style-name="T5">с допълнителната функция да имате именувани полета за достъп до елементите в кортежа.</text:span></text:p>
      <text:p text:style-name="P114"><text:span text:style-name="T44"><text:tab/></text:span><text:span text:style-name="T5">Кодът по-долу имплементира функция</text:span> <text:span text:style-name="Source_20_Text">named_tuple_factory()</text:span> <text:span text:style-name="T5">която частично емулира тази функционалност чрез замяна на метода</text:span> <text:span text:style-name="Source_20_Text">.__new__()</text:span> <text:span text:style-name="T5">на вложен клас, наречен</text:span> <text:span text:style-name="Source_20_Text">NamedTuple</text:span>:</text:p>
      <text:p text:style-name="P110"><text:soft-page-break/><text:span text:style-name="T161">в</text:span><text:span text:style-name="T146"> терминал:</text:span></text:p>
      <text:p text:style-name="P126"/>
      <text:p text:style-name="P110"><text:span text:style-name="Source_20_Text"><text:span text:style-name="T76"># named_tuple.py<text:line-break/></text:span></text:span></text:p>
      <text:p text:style-name="P39"><text:span text:style-name="Source_20_Text"><text:span text:style-name="T90">from operator import itemgetter</text:span></text:span></text:p>
      <text:p text:style-name="P39"><text:span text:style-name="Source_20_Text"><text:span text:style-name="T90">def named_tuple_factory(type_name, *fields):</text:span></text:span></text:p>
      <text:p text:style-name="P39"><text:span text:style-name="Source_20_Text"><text:span text:style-name="T90"><text:s text:c="4"/>num_fields = len(fields)</text:span></text:span></text:p>
      <text:p text:style-name="P39"><text:span text:style-name="Source_20_Text"><text:span text:style-name="T90"><text:s text:c="4"/>class NamedTuple(tuple):</text:span></text:span></text:p>
      <text:p text:style-name="P39"><text:span text:style-name="Source_20_Text"><text:span text:style-name="T90"><text:s text:c="8"/>__slots__ = ()</text:span></text:span></text:p>
      <text:p text:style-name="P39"><text:span text:style-name="Source_20_Text"><text:span text:style-name="T90"><text:s text:c="8"/>def __new__(cls, *args):</text:span></text:span></text:p>
      <text:p text:style-name="P39"><text:span text:style-name="Source_20_Text"><text:span text:style-name="T90"><text:s text:c="12"/>if len(args) != num_fields:</text:span></text:span></text:p>
      <text:p text:style-name="P39"><text:span text:style-name="Source_20_Text"><text:span text:style-name="T90"><text:s text:c="16"/>raise TypeError(</text:span></text:span></text:p>
      <text:p text:style-name="P39"><text:span text:style-name="Source_20_Text"><text:span text:style-name="T90"><text:s text:c="20"/>f"{type_name} expected exactly {num_fields} arguments,"</text:span></text:span></text:p>
      <text:p text:style-name="P39"><text:span text:style-name="Source_20_Text"><text:span text:style-name="T90"><text:s text:c="20"/>f" got {len(args)}"</text:span></text:span></text:p>
      <text:p text:style-name="P39"><text:span text:style-name="Source_20_Text"><text:span text:style-name="T90"><text:s text:c="16"/>)</text:span></text:span></text:p>
      <text:p text:style-name="P39"><text:span text:style-name="Source_20_Text"><text:span text:style-name="T90"><text:s text:c="12"/>cls.__name__ = type_name</text:span></text:span></text:p>
      <text:p text:style-name="P39"><text:span text:style-name="Source_20_Text"><text:span text:style-name="T90"><text:s text:c="12"/>for index, field in enumerate(fields):</text:span></text:span></text:p>
      <text:p text:style-name="P39"><text:span text:style-name="Source_20_Text"><text:span text:style-name="T90"><text:s text:c="16"/>setattr(cls, field, property(itemgetter(index)))</text:span></text:span></text:p>
      <text:p text:style-name="P39"><text:span text:style-name="Source_20_Text"><text:span text:style-name="T90"><text:s text:c="12"/>return super().__new__(cls, args)</text:span></text:span></text:p>
      <text:p text:style-name="P39"><text:span text:style-name="Source_20_Text"><text:span text:style-name="T90"><text:s text:c="8"/>def __repr__(self):</text:span></text:span></text:p>
      <text:p text:style-name="P39"><text:span text:style-name="Source_20_Text"><text:span text:style-name="T90"><text:s text:c="12"/>return f"""{type_name}({", ".join(repr(arg) for arg in self)})"""</text:span></text:span></text:p>
      <text:p text:style-name="P39"><text:span text:style-name="Source_20_Text"><text:span text:style-name="T90"><text:s text:c="4"/>return NamedTuple</text:span></text:span></text:p>
      <text:p text:style-name="P34"><text:span text:style-name="T166"><text:tab/></text:span><text:span text:style-name="T165">Ето как тази фабрична функция работи ред по ред:</text:span></text:p>
      <text:list xml:id="list3757119708" text:style-name="L5">
        <text:list-item>
          <text:p text:style-name="P138"><text:span text:style-name="Strong_20_Emphasis">Line 3</text:span> <text:span text:style-name="T201">импортира</text:span> <text:span text:style-name="Source_20_Text">itemgetter()</text:span> <text:span text:style-name="T201">от модула</text:span> <text:a xlink:type="simple" xlink:href="https://docs.python.org/3/library/operator.html#module-operator" text:style-name="Internet_20_link" text:visited-style-name="Visited_20_Internet_20_Link"><text:span text:style-name="Source_20_Text">operators</text:span></text:a>. <text:span text:style-name="T5">Тази функция ви позволява да извличате елементи, като използвате техния индекс в съдържащата се последователност.</text:span></text:p>
        </text:list-item>
        <text:list-item>
          <text:p text:style-name="P139"><text:span text:style-name="Strong_20_Emphasis">Line 5</text:span> <text:span text:style-name="T201">дефинира</text:span> <text:span text:style-name="Source_20_Text">named_tuple_factory()</text:span>. <text:span text:style-name="T5">Тази функция приема първи аргумент, наречен</text:span> <text:span text:style-name="Source_20_Text">type_name</text:span>, <text:span text:style-name="T5">който ще съдържа името на подкласа на кортежа, който искате да създадете.</text:span> <text:span text:style-name="T201">Аргументът</text:span> <text:span text:style-name="Source_20_Text">*fields</text:span> <text:span text:style-name="T5">ви позволява да предавате неопределен брой имена на полета като </text:span><text:a xlink:type="simple" xlink:href="https://realpython.com/python-strings/" text:style-name="Internet_20_link" text:visited-style-name="Visited_20_Internet_20_Link">strings</text:a><text:span text:style-name="T44">/</text:span><text:span text:style-name="T5">низове.</text:span> </text:p>
        </text:list-item>
        <text:list-item>
          <text:p text:style-name="P139"><text:span text:style-name="Strong_20_Emphasis">Line 6</text:span> <text:span text:style-name="T201">дефинира локална </text:span><text:a xlink:type="simple" xlink:href="https://realpython.com/python-variables/" text:style-name="Internet_20_link" text:visited-style-name="Visited_20_Internet_20_Link"><text:span text:style-name="T201">variable</text:span></text:a><text:span text:style-name="T201">/променлива</text:span> <text:span text:style-name="T5">която да съдържа броя именувани полета, предоставени от потребителя.</text:span></text:p>
        </text:list-item>
        <text:list-item>
          <text:p text:style-name="P139"><text:soft-page-break/><text:span text:style-name="Strong_20_Emphasis">Line 8</text:span> <text:span text:style-name="T201">дефинира вложен клас, наречен</text:span> <text:span text:style-name="Source_20_Text">NamedTuple</text:span>, <text:span text:style-name="T5">който наследява от вградения клас</text:span> <text:span text:style-name="Source_20_Text">tuple</text:span>.</text:p>
        </text:list-item>
        <text:list-item>
          <text:p text:style-name="P139"><text:span text:style-name="Strong_20_Emphasis">Line 9</text:span> <text:span text:style-name="T5">предоставя атрибут </text:span><text:a xlink:type="simple" xlink:href="https://docs.python.org/3/glossary.html#term-__slots__" text:style-name="Internet_20_link" text:visited-style-name="Visited_20_Internet_20_Link"><text:span text:style-name="Source_20_Text"><text:span text:style-name="T5">.__slots__</text:span></text:span></text:a><text:span text:style-name="Source_20_Text"><text:span text:style-name="T44"> </text:span></text:span><text:span text:style-name="T5">на класа</text:span> <text:s/>. <text:span text:style-name="T5">Този атрибут дефинира </text:span><text:span text:style-name="T44">tuple/</text:span><text:span text:style-name="T5">кортеж за съхраняване на атрибути на екземпляр.</text:span> <text:span text:style-name="T5">Този кортеж спестява памет, като действа като заместител на речника на инстанцията</text:span> <text:a xlink:type="simple" xlink:href="https://docs.python.org/3/library/stdtypes.html#object.__dict__" text:style-name="Internet_20_link" text:visited-style-name="Visited_20_Internet_20_Link"><text:span text:style-name="Source_20_Text">.__dict__</text:span></text:a>, <text:span text:style-name="T5">който иначе би играл подобна роля.</text:span></text:p>
        </text:list-item>
        <text:list-item>
          <text:p text:style-name="P140"><text:span text:style-name="Strong_20_Emphasis">Line 11</text:span> <text:span text:style-name="T201">имплементира </text:span><text:span text:style-name="Source_20_Text">.__new__()</text:span> <text:span text:style-name="T201">с</text:span> <text:span text:style-name="Source_20_Text">cls</text:span> <text:span text:style-name="T201">като първи аргумент</text:span>. <text:span text:style-name="T5">Тази реализация също така приема аргумента</text:span> <text:span text:style-name="Source_20_Text">*args</text:span> <text:span text:style-name="T5">за да приеме неопределен брой стойности на полета.</text:span></text:p>
        </text:list-item>
        <text:list-item>
          <text:p text:style-name="P140"><text:span text:style-name="Strong_20_Emphasis">Lines 12 to 16</text:span> <text:span text:style-name="T202">дефинират</text:span> <text:a xlink:type="simple" xlink:href="https://realpython.com/python-conditional-statements/" text:style-name="Internet_20_link" text:visited-style-name="Visited_20_Internet_20_Link">conditional</text:a><text:span text:style-name="T202">/условен оператор</text:span> <text:span text:style-name="T5">който проверява дали броят на елементите, които да се съхранят в крайния кортеж, се различава от броя на именуваните полета.</text:span><text:span text:style-name="T45"> Ако случаят е такъв, тогава условието извежда</text:span> <text:span text:style-name="Source_20_Text">TypeError</text:span> <text:span text:style-name="T5">със съобщение за грешка.</text:span></text:p>
        </text:list-item>
        <text:list-item>
          <text:p text:style-name="P140"><text:span text:style-name="Strong_20_Emphasis">Line 17</text:span> <text:span text:style-name="T5">задава атрибута</text:span> <text:span text:style-name="Source_20_Text">.__name__</text:span> <text:s/><text:span text:style-name="T5">на текущия клас на стойността, предоставена от</text:span> <text:span text:style-name="Source_20_Text">type_name</text:span>.</text:p>
        </text:list-item>
        <text:list-item>
          <text:p text:style-name="P140"><text:span text:style-name="Strong_20_Emphasis">Lines 18 and 19</text:span> <text:span text:style-name="T202">дефинира</text:span> <text:a xlink:type="simple" xlink:href="https://realpython.com/python-for-loop/" text:style-name="Internet_20_link" text:visited-style-name="Visited_20_Internet_20_Link"><text:span text:style-name="Source_20_Text">for</text:span></text:a><text:a xlink:type="simple" xlink:href="https://realpython.com/python-for-loop/" text:style-name="Internet_20_link" text:visited-style-name="Visited_20_Internet_20_Link"> loop</text:a> <text:span text:style-name="T5">цикъл, който превръща всяко наименувано поле в свойство, което използва</text:span> <text:span text:style-name="Source_20_Text">itemgetter()</text:span> <text:span text:style-name="T5">за да върне елемента в целевия</text:span><text:span text:style-name="T45"> </text:span><text:span text:style-name="T95">index</text:span>. <text:span text:style-name="Source_20_Text"><text:span text:style-name="T115">Цикълът използва вградената функция</text:span></text:span><text:span text:style-name="Source_20_Text"><text:span text:style-name="T125"> </text:span></text:span><text:a xlink:type="simple" xlink:href="https://docs.python.org/3/library/functions.html#setattr" text:style-name="Internet_20_link" text:visited-style-name="Visited_20_Internet_20_Link"><text:span text:style-name="Source_20_Text">setattr()</text:span></text:a> <text:span text:style-name="T5">за извършване на това действие.</text:span> <text:span text:style-name="T5">Имайте предвид, че вградената функция</text:span> <text:a xlink:type="simple" xlink:href="https://realpython.com/python-enumerate/" text:style-name="Internet_20_link" text:visited-style-name="Visited_20_Internet_20_Link"><text:span text:style-name="Source_20_Text">enumerate()</text:span></text:a> <text:span text:style-name="T5">осигурява подходящата стойност на</text:span> <text:span text:style-name="Source_20_Text">index</text:span>.</text:p>
        </text:list-item>
        <text:list-item>
          <text:p text:style-name="P140"><text:span text:style-name="Strong_20_Emphasis">Line 20</text:span> <text:span text:style-name="T5">връща нов екземпляр на текущия клас чрез извикване на</text:span> <text:span text:style-name="Source_20_Text">super().__new__()</text:span> <text:span text:style-name="T5">както обикновено</text:span>.</text:p>
        </text:list-item>
        <text:list-item>
          <text:p text:style-name="P141"><text:span text:style-name="Strong_20_Emphasis">Lines 22 and 23</text:span> <text:span text:style-name="T202">дефинира метода</text:span> <text:span text:style-name="Source_20_Text">.__repr__(</text:span><text:span text:style-name="Source_20_Text"><text:span text:style-name="T203">)</text:span></text:span> <text:span text:style-name="T5">за вашия подклас</text:span> tuple.</text:p>
        </text:list-item>
        <text:list-item>
          <text:p text:style-name="P141"><text:span text:style-name="Strong_20_Emphasis">Line 25</text:span> <text:span text:style-name="T5">връща новосъздадения клас</text:span> <text:span text:style-name="Source_20_Text">NamedTuple</text:span>.</text:p>
        </text:list-item>
      </text:list>
      <text:p text:style-name="P115"><text:span text:style-name="T46"><text:tab/></text:span><text:span text:style-name="T5">За да изпробвате своя</text:span> <text:span text:style-name="Source_20_Text">named_tuple_factory()</text:span> <text:span text:style-name="T5">стартирайте интерактивна сесия в директорията, съдържаща файла</text:span> <text:span text:style-name="Source_20_Text">named_tuple.py</text:span> <text:span text:style-name="T203">и стартирайте този код</text:span>:</text:p>
      <text:p text:style-name="P126"/>
      <text:p text:style-name="P127">в терминала:<text:line-break/></text:p>
      <text:p text:style-name="P95"><text:span text:style-name="Source_20_Text"><text:span text:style-name="T76">&gt;&gt;&gt; from named_tuple import named_tuple_factory</text:span></text:span></text:p>
      <text:p text:style-name="P40"/>
      <text:p text:style-name="Preformatted_20_Text"><text:span text:style-name="Source_20_Text"><text:span text:style-name="T90">&gt;&gt;&gt; Point = named_tuple_factory("Point", "x", "y")</text:span></text:span></text:p>
      <text:p text:style-name="P40"/>
      <text:p text:style-name="Preformatted_20_Text"><text:span text:style-name="Source_20_Text"><text:span text:style-name="T90">&gt;&gt;&gt; point = Point(21, 42)</text:span></text:span></text:p>
      <text:p text:style-name="Preformatted_20_Text"><text:span text:style-name="Source_20_Text"><text:span text:style-name="T90">&gt;&gt;&gt; point</text:span></text:span></text:p>
      <text:p text:style-name="Preformatted_20_Text"><text:span text:style-name="Source_20_Text"><text:span text:style-name="T90">Point(21, 42)</text:span></text:span></text:p>
      <text:p text:style-name="Preformatted_20_Text"><text:span text:style-name="Source_20_Text"><text:span text:style-name="T90">&gt;&gt;&gt; point.x</text:span></text:span></text:p>
      <text:p text:style-name="Preformatted_20_Text"><text:span text:style-name="Source_20_Text"><text:span text:style-name="T90">21</text:span></text:span></text:p>
      <text:p text:style-name="Preformatted_20_Text"><text:span text:style-name="Source_20_Text"><text:span text:style-name="T90">&gt;&gt;&gt; point.y</text:span></text:span></text:p>
      <text:p text:style-name="Preformatted_20_Text"><text:span text:style-name="Source_20_Text"><text:span text:style-name="T90">42</text:span></text:span></text:p>
      <text:p text:style-name="Preformatted_20_Text"><text:span text:style-name="Source_20_Text"><text:span text:style-name="T90">&gt;&gt;&gt; point[0]</text:span></text:span></text:p>
      <text:p text:style-name="Preformatted_20_Text"><text:span text:style-name="Source_20_Text"><text:span text:style-name="T90">21</text:span></text:span></text:p>
      <text:p text:style-name="Preformatted_20_Text"><text:span text:style-name="Source_20_Text"><text:span text:style-name="T90">&gt;&gt;&gt; point[1]</text:span></text:span></text:p>
      <text:p text:style-name="Preformatted_20_Text"><text:span text:style-name="Source_20_Text"><text:span text:style-name="T90">42</text:span></text:span></text:p>
      <text:p text:style-name="Preformatted_20_Text"/>
      <text:p text:style-name="Preformatted_20_Text"><text:soft-page-break/><text:span text:style-name="Source_20_Text"><text:span text:style-name="T90">&gt;&gt;&gt; point.x = 84</text:span></text:span></text:p>
      <text:p text:style-name="Preformatted_20_Text"><text:span text:style-name="Source_20_Text"><text:span text:style-name="T90">Traceback (most recent call last):</text:span></text:span></text:p>
      <text:p text:style-name="Preformatted_20_Text"><text:span text:style-name="Source_20_Text"><text:span text:style-name="T90"><text:s text:c="4"/>...</text:span></text:span></text:p>
      <text:p text:style-name="Preformatted_20_Text"><text:span text:style-name="Source_20_Text"><text:span text:style-name="T90">AttributeError: can't set attribute</text:span></text:span></text:p>
      <text:p text:style-name="P40"/>
      <text:p text:style-name="Preformatted_20_Text"><text:span text:style-name="Source_20_Text"><text:span text:style-name="T90">&gt;&gt;&gt; dir(point)</text:span></text:span></text:p>
      <text:p text:style-name="P39"><text:span text:style-name="Source_20_Text"><text:span text:style-name="T90">['__add__', '__class__', ..., 'count', 'index', 'x', 'y']</text:span></text:span></text:p>
      <text:p text:style-name="P127">код в IDE:</text:p>
      <text:p text:style-name="P127"/>
      <text:p text:style-name="P95"><text:span text:style-name="Source_20_Text"><text:span text:style-name="T77">from named_tuple import named_tuple_factory</text:span></text:span></text:p>
      <text:p text:style-name="P62"/>
      <text:p text:style-name="Preformatted_20_Text"><text:span text:style-name="Source_20_Text"><text:span text:style-name="T107">Point = named_tuple_factory("Point", "x", "y")</text:span></text:span></text:p>
      <text:p text:style-name="P62"/>
      <text:p text:style-name="Preformatted_20_Text"><text:span text:style-name="Source_20_Text"><text:span text:style-name="T107">point = Point(21, 42)</text:span></text:span></text:p>
      <text:p text:style-name="Preformatted_20_Text"><text:span text:style-name="Source_20_Text"><text:span text:style-name="T107">point</text:span></text:span></text:p>
      <text:p text:style-name="P62"/>
      <text:p text:style-name="Preformatted_20_Text"><text:span text:style-name="Source_20_Text"><text:span text:style-name="T107">point.x</text:span></text:span></text:p>
      <text:p text:style-name="P62"/>
      <text:p text:style-name="Preformatted_20_Text"><text:span text:style-name="Source_20_Text"><text:span text:style-name="T107">point.y</text:span></text:span></text:p>
      <text:p text:style-name="P62"/>
      <text:p text:style-name="Preformatted_20_Text"><text:span text:style-name="Source_20_Text"><text:span text:style-name="T107">point[0]</text:span></text:span></text:p>
      <text:p text:style-name="P62"/>
      <text:p text:style-name="Preformatted_20_Text"><text:span text:style-name="Source_20_Text"><text:span text:style-name="T107">point[1]</text:span></text:span></text:p>
      <text:p text:style-name="P62"/>
      <text:p text:style-name="Preformatted_20_Text"><text:span text:style-name="Source_20_Text"><text:span text:style-name="T107">point.x = 84</text:span></text:span></text:p>
      <text:p text:style-name="Preformatted_20_Text"><text:span text:style-name="Source_20_Text"><text:span text:style-name="T107"/></text:span></text:p>
      <text:p text:style-name="Preformatted_20_Text"><text:span text:style-name="Source_20_Text"><text:span text:style-name="T107">dir(point)</text:span></text:span></text:p>
      <text:p text:style-name="P39"/>
      <text:p text:style-name="P115"><text:span text:style-name="T163"><text:tab/></text:span><text:span text:style-name="T146">В този кодов фрагмент създавате нов клас</text:span><text:span text:style-name="T163"> </text:span><text:span text:style-name="Source_20_Text"><text:span text:style-name="T75">Point</text:span></text:span><text:span text:style-name="T163"> извиквайки </text:span><text:span text:style-name="Source_20_Text"><text:span text:style-name="T75">named_tuple_factory()</text:span></text:span><text:span text:style-name="T163">. Първият аргумент в това извикване представлява името, което полученият обект на клас ще използва. Вторият и третият аргумент са именуваните полета, налични в резултантния клас.</text:span></text:p>
      <text:p text:style-name="P115"><text:span text:style-name="T203"><text:tab/>След това създавате</text:span> <text:span text:style-name="Source_20_Text">Point</text:span> <text:span text:style-name="T5">обект чрез извикване на конструктора на клас с подходящи стойности за полетата</text:span> <text:span text:style-name="Source_20_Text">.x</text:span> <text:span text:style-name="T203">и</text:span> <text:span text:style-name="Source_20_Text">.y</text:span>. <text:span text:style-name="T5">За достъп до стойността на всяко наименувано поле можете да използвате нотацията с точка. Можете също да използвате индекси, за да извлечете стойностите, защото вашият клас е подклас на </text:span><text:span text:style-name="T47">tuple/</text:span><text:span text:style-name="T5">кортеж.</text:span></text:p>
      <text:p text:style-name="P116"><text:span text:style-name="T203"><text:tab/></text:span><text:span text:style-name="T5">Тъй като кортежите са неизменни типове данни в Python, не можете да присвоите нови стойности на координатите на </text:span><text:span text:style-name="T47">точката на</text:span> <text:a xlink:type="simple" xlink:href="https://en.wikipedia.org/wiki/In-place_algorithm" text:style-name="Internet_20_link" text:visited-style-name="Visited_20_Internet_20_Link">in place</text:a>. <text:span text:style-name="T5">Ако се опитате да направите това, ще получите</text:span> <text:span text:style-name="Source_20_Text">AttributeError</text:span>.</text:p>
      <text:p text:style-name="P116"><text:span text:style-name="T203"><text:tab/></text:span><text:span text:style-name="T5">И накрая, извикването на</text:span> <text:span text:style-name="Source_20_Text">dir()</text:span> <text:span text:style-name="T204">с вашата</text:span> <text:span text:style-name="Source_20_Text">point</text:span> <text:span text:style-name="T5">като аргумент разкрива, че вашият обект наследява всички атрибути и методи, които обикновените </text:span><text:span text:style-name="T47">tuples/</text:span><text:span text:style-name="T5">кортежи имат в Python.</text:span></text:p>
      <text:h text:style-name="P94" text:outline-level="2"><text:span text:style-name="T167">Conclusion</text:span><text:span text:style-name="T164">/Заключение</text:span></text:h>
      <text:p text:style-name="P117"><text:span text:style-name="T204"><text:tab/></text:span><text:span text:style-name="T5">Сега знаете как конструкторите на класове на Python ви позволяват да създавате класове, така че да можете да създавате конкретни и готови за използване обекти във вашия код.</text:span> <text:span text:style-name="T5">В Python конструкторите на класове вътрешно задействат процеса на инстанциране или конструиране</text:span>, <text:span text:style-name="T5">който преминава през</text:span> <text:span text:style-name="Strong_20_Emphasis">instance creation</text:span><text:span text:style-name="Strong_20_Emphasis"><text:span text:style-name="T204">/</text:span></text:span><text:span text:style-name="T5">създаване на екземпляр</text:span><text:span text:style-name="T47"> и</text:span> <text:span text:style-name="Strong_20_Emphasis">instance initialization</text:span><text:span text:style-name="Strong_20_Emphasis"><text:span text:style-name="T205">/</text:span></text:span><text:span text:style-name="T5">инициализация на екземпляр</text:span><text:span text:style-name="T48">.</text:span> <text:span text:style-name="T5">Тези стъпки се управляват от специалните методи</text:span> <text:span text:style-name="Source_20_Text">.__new__()</text:span> <text:span text:style-name="T205">и</text:span> <text:span text:style-name="Source_20_Text">.__init__()</text:span>.</text:p>
      <text:p text:style-name="P117"><text:soft-page-break/><text:span text:style-name="T204"><text:tab/></text:span><text:span text:style-name="T5">Като научите за конструкторите на класове на Python, процеса на инстанциране и методите</text:span> <text:span text:style-name="Source_20_Text">.__new__()</text:span> <text:span text:style-name="T205">и</text:span> <text:span text:style-name="Source_20_Text">.__init__()</text:span>, <text:span text:style-name="T5">вече можете да управлявате как вашите персонализирани класове конструират нови екземпляри.</text:span></text:p>
      <text:p text:style-name="P1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2:17:23.578951166</meta:creation-date>
    <meta:editing-duration>PT1H16M29S</meta:editing-duration>
    <meta:editing-cycles>18</meta:editing-cycles>
    <meta:generator>LibreOffice/7.3.7.2$Linux_X86_64 LibreOffice_project/30$Build-2</meta:generator>
    <dc:date>2023-01-16T12:27:38.602631900</dc:date>
    <meta:document-statistic meta:table-count="0" meta:image-count="0" meta:object-count="0" meta:page-count="23" meta:paragraph-count="556" meta:word-count="5682" meta:character-count="40321" meta:non-whitespace-character-count="34037"/>
  </office:meta>
</office:document-meta>
</file>